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/>
    <style:font-face style:name="Times New Roman" svg:font-family="'Times New Roman'"/>
  </office:font-face-decls>
  <office:automatic-styles>
    <style:style style:name="P1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P2" style:family="paragraph" style:parent-style-name="Standard">
      <style:text-properties officeooo:paragraph-rsid="0023d39c" fo:background-color="#ffff00"/>
    </style:style>
    <style:style style:name="P3" style:family="paragraph" style:parent-style-name="Standard">
      <style:text-properties officeooo:rsid="0025969b" officeooo:paragraph-rsid="0025969b" fo:background-color="#ffff00"/>
    </style:style>
    <style:style style:name="P4" style:family="paragraph" style:parent-style-name="Standard">
      <style:text-properties officeooo:paragraph-rsid="002545d2" fo:background-color="#ffff00"/>
    </style:style>
    <style:style style:name="P5" style:family="paragraph" style:parent-style-name="Standard">
      <style:text-properties officeooo:paragraph-rsid="0027122e" fo:background-color="#ffff00"/>
    </style:style>
    <style:style style:name="P6" style:family="paragraph" style:parent-style-name="Standard">
      <style:text-properties officeooo:paragraph-rsid="00275578" fo:background-color="#ffff00"/>
    </style:style>
    <style:style style:name="P7" style:family="paragraph" style:parent-style-name="Standard">
      <style:text-properties officeooo:rsid="00275578" officeooo:paragraph-rsid="00275578" fo:background-color="#ffff00"/>
    </style:style>
    <style:style style:name="P8" style:family="paragraph" style:parent-style-name="Standard">
      <style:text-properties officeooo:rsid="002b57cc" officeooo:paragraph-rsid="002b57cc" fo:background-color="#ffff00"/>
    </style:style>
    <style:style style:name="P9" style:family="paragraph" style:parent-style-name="Standard">
      <style:text-properties officeooo:paragraph-rsid="002a3bd5" fo:background-color="#ffff00"/>
    </style:style>
    <style:style style:name="P10" style:family="paragraph" style:parent-style-name="Standard">
      <style:text-properties officeooo:paragraph-rsid="002c9bec" fo:background-color="#ffff00"/>
    </style:style>
    <style:style style:name="P11" style:family="paragraph" style:parent-style-name="Standard">
      <style:text-properties officeooo:paragraph-rsid="002d7ebe" fo:background-color="#ffff00"/>
    </style:style>
    <style:style style:name="P12" style:family="paragraph" style:parent-style-name="Standard">
      <style:text-properties officeooo:paragraph-rsid="002dfe40" fo:background-color="#ffff00"/>
    </style:style>
    <style:style style:name="P13" style:family="paragraph" style:parent-style-name="Standard">
      <style:text-properties officeooo:paragraph-rsid="0030c583" fo:background-color="#ffff00"/>
    </style:style>
    <style:style style:name="P14" style:family="paragraph" style:parent-style-name="Standard">
      <style:text-properties officeooo:paragraph-rsid="003261a6" fo:background-color="#ffff00"/>
    </style:style>
    <style:style style:name="P15" style:family="paragraph" style:parent-style-name="Standard">
      <style:text-properties officeooo:paragraph-rsid="0023d39c"/>
    </style:style>
    <style:style style:name="P16" style:family="paragraph" style:parent-style-name="Standard">
      <style:paragraph-properties fo:break-before="page"/>
      <style:text-properties officeooo:paragraph-rsid="0023d39c"/>
    </style:style>
    <style:style style:name="P17" style:family="paragraph" style:parent-style-name="Standard">
      <style:text-properties officeooo:paragraph-rsid="0025969b"/>
    </style:style>
    <style:style style:name="P18" style:family="paragraph" style:parent-style-name="Standard">
      <style:text-properties officeooo:paragraph-rsid="002545d2"/>
    </style:style>
    <style:style style:name="P19" style:family="paragraph" style:parent-style-name="Standard">
      <style:text-properties officeooo:paragraph-rsid="002545d2" fo:background-color="transparent"/>
    </style:style>
    <style:style style:name="P20" style:family="paragraph" style:parent-style-name="Standard">
      <style:text-properties officeooo:paragraph-rsid="00275578" fo:background-color="transparent"/>
    </style:style>
    <style:style style:name="P21" style:family="paragraph" style:parent-style-name="Standard">
      <style:text-properties officeooo:paragraph-rsid="0027122e" fo:background-color="transparent"/>
    </style:style>
    <style:style style:name="P22" style:family="paragraph" style:parent-style-name="Standard">
      <style:text-properties officeooo:paragraph-rsid="002a3bd5" fo:background-color="transparent"/>
    </style:style>
    <style:style style:name="P23" style:family="paragraph" style:parent-style-name="Standard">
      <style:text-properties officeooo:rsid="002db645" officeooo:paragraph-rsid="002db645" fo:background-color="transparent"/>
    </style:style>
    <style:style style:name="P24" style:family="paragraph" style:parent-style-name="Standard">
      <style:text-properties officeooo:paragraph-rsid="002db645" fo:background-color="transparent"/>
    </style:style>
    <style:style style:name="P25" style:family="paragraph" style:parent-style-name="Standard">
      <style:text-properties officeooo:rsid="002e2394" officeooo:paragraph-rsid="002e2394" fo:background-color="transparent"/>
    </style:style>
    <style:style style:name="P26" style:family="paragraph" style:parent-style-name="Standard">
      <style:text-properties officeooo:paragraph-rsid="002d7ebe" fo:background-color="transparent"/>
    </style:style>
    <style:style style:name="P27" style:family="paragraph" style:parent-style-name="Standard">
      <style:text-properties officeooo:paragraph-rsid="00261821"/>
    </style:style>
    <style:style style:name="P28" style:family="paragraph" style:parent-style-name="Standard">
      <style:text-properties officeooo:paragraph-rsid="00275578"/>
    </style:style>
    <style:style style:name="P29" style:family="paragraph" style:parent-style-name="Standard">
      <style:text-properties officeooo:paragraph-rsid="0027122e"/>
    </style:style>
    <style:style style:name="P30" style:family="paragraph" style:parent-style-name="Standard">
      <style:text-properties officeooo:paragraph-rsid="002a3bd5"/>
    </style:style>
    <style:style style:name="P31" style:family="paragraph" style:parent-style-name="Standard">
      <style:paragraph-properties fo:break-before="page"/>
      <style:text-properties officeooo:paragraph-rsid="002a3bd5"/>
    </style:style>
    <style:style style:name="P32" style:family="paragraph" style:parent-style-name="Standard">
      <style:text-properties officeooo:rsid="002b57cc" officeooo:paragraph-rsid="002b57cc"/>
    </style:style>
    <style:style style:name="P33" style:family="paragraph" style:parent-style-name="Standard">
      <style:text-properties officeooo:paragraph-rsid="002b57cc"/>
    </style:style>
    <style:style style:name="P34" style:family="paragraph" style:parent-style-name="Standard"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35" style:family="paragraph" style:parent-style-name="Standard">
      <style:text-properties fo:color="#000000" loext:opacity="100%" style:font-name="Liberation Serif" fo:font-size="12pt" fo:language="es" fo:country="ES" style:font-name-complex="Liberation Serif"/>
    </style:style>
    <style:style style:name="P36" style:family="paragraph" style:parent-style-name="Standard">
      <style:text-properties fo:color="#000000" loext:opacity="100%" officeooo:paragraph-rsid="003261a6" fo:background-color="#ffff00"/>
    </style:style>
    <style:style style:name="P37" style:family="paragraph" style:parent-style-name="Standard">
      <style:text-properties fo:color="#000000" loext:opacity="100%" officeooo:paragraph-rsid="003261a6" fo:background-color="transparent"/>
    </style:style>
    <style:style style:name="P38" style:family="paragraph" style:parent-style-name="Standard">
      <style:text-properties fo:color="#000000" loext:opacity="100%" officeooo:paragraph-rsid="003261a6" fo:background-color="#ffffff"/>
    </style:style>
    <style:style style:name="P39" style:family="paragraph" style:parent-style-name="Standard">
      <style:paragraph-properties fo:margin-left="0cm" fo:margin-right="0cm" fo:text-indent="0cm" style:auto-text-indent="false" fo:padding="0cm" fo:border="none"/>
    </style:style>
    <style:style style:name="P40" style:family="paragraph" style:parent-style-name="Standard">
      <style:text-properties officeooo:paragraph-rsid="002c9bec"/>
    </style:style>
    <style:style style:name="P41" style:family="paragraph" style:parent-style-name="Standard">
      <style:text-properties officeooo:paragraph-rsid="002db645"/>
    </style:style>
    <style:style style:name="P42" style:family="paragraph" style:parent-style-name="Standard">
      <style:text-properties officeooo:rsid="002db645" officeooo:paragraph-rsid="002c9bec"/>
    </style:style>
    <style:style style:name="P43" style:family="paragraph" style:parent-style-name="Standard">
      <style:text-properties officeooo:rsid="002db645" officeooo:paragraph-rsid="002db645"/>
    </style:style>
    <style:style style:name="P44" style:family="paragraph" style:parent-style-name="Standard">
      <style:text-properties officeooo:paragraph-rsid="002d7ebe"/>
    </style:style>
    <style:style style:name="P45" style:family="paragraph" style:parent-style-name="Standard">
      <style:text-properties officeooo:rsid="002e2394" officeooo:paragraph-rsid="002e2394"/>
    </style:style>
    <style:style style:name="P46" style:family="paragraph" style:parent-style-name="Standard">
      <style:text-properties officeooo:paragraph-rsid="002dfe40"/>
    </style:style>
    <style:style style:name="P47" style:family="paragraph" style:parent-style-name="Standard">
      <style:text-properties officeooo:paragraph-rsid="002e8edc"/>
    </style:style>
    <style:style style:name="P48" style:family="paragraph" style:parent-style-name="Standard">
      <style:text-properties officeooo:rsid="002e8edc" officeooo:paragraph-rsid="002e8edc"/>
    </style:style>
    <style:style style:name="P49" style:family="paragraph" style:parent-style-name="Standard">
      <style:text-properties officeooo:paragraph-rsid="0030c583"/>
    </style:style>
    <style:style style:name="P50" style:family="paragraph" style:parent-style-name="Standard">
      <style:text-properties officeooo:paragraph-rsid="00313c06"/>
    </style:style>
    <style:style style:name="P51" style:family="paragraph" style:parent-style-name="Standard">
      <style:text-properties officeooo:paragraph-rsid="003261a6"/>
    </style:style>
    <style:style style:name="P52" style:family="paragraph" style:parent-style-name="Standard">
      <style:text-properties officeooo:rsid="003394dd" officeooo:paragraph-rsid="003394dd" fo:background-color="#81d41a"/>
    </style:style>
    <style:style style:name="P53" style:family="paragraph" style:parent-style-name="Standard">
      <style:text-properties officeooo:paragraph-rsid="003394dd" fo:background-color="#81d41a"/>
    </style:style>
    <style:style style:name="P54" style:family="paragraph" style:parent-style-name="Standard">
      <style:text-properties officeooo:paragraph-rsid="003261a6" fo:background-color="#81d41a"/>
    </style:style>
    <style:style style:name="P55" style:family="paragraph" style:parent-style-name="Standard">
      <style:text-properties fo:color="#c9211e" loext:opacity="100%" officeooo:paragraph-rsid="003261a6" fo:background-color="#ffffff"/>
    </style:style>
    <style:style style:name="P56" style:family="paragraph" style:parent-style-name="Standard">
      <style:text-properties fo:color="#c9211e" loext:opacity="100%" officeooo:rsid="003394dd" officeooo:paragraph-rsid="003394dd" fo:background-color="#ffffff"/>
    </style:style>
    <style:style style:name="P57" style:family="paragraph" style:parent-style-name="Standard">
      <style:text-properties officeooo:rsid="00339730" officeooo:paragraph-rsid="00339730"/>
    </style:style>
    <style:style style:name="P58" style:family="paragraph" style:parent-style-name="Standard">
      <style:text-properties fo:color="#ff0000" loext:opacity="100%" officeooo:paragraph-rsid="003261a6" fo:background-color="#ffffff"/>
    </style:style>
    <style:style style:name="P59" style:family="paragraph" style:parent-style-name="Standard">
      <style:text-properties fo:color="#ff0000" loext:opacity="100%" officeooo:paragraph-rsid="003261a6"/>
    </style:style>
    <style:style style:name="P60" style:family="paragraph" style:parent-style-name="Standard">
      <style:text-properties fo:color="#ff0000" loext:opacity="100%" officeooo:rsid="003394dd" officeooo:paragraph-rsid="003394dd"/>
    </style:style>
    <style:style style:name="P61" style:family="paragraph" style:parent-style-name="Standard">
      <style:text-properties fo:color="#ff0000" loext:opacity="100%" officeooo:rsid="003394dd" officeooo:paragraph-rsid="003394dd" fo:background-color="transparent"/>
    </style:style>
    <style:style style:name="P62" style:family="paragraph" style:parent-style-name="Standard">
      <style:text-properties fo:color="#ff4000" loext:opacity="100%" officeooo:rsid="00339730" officeooo:paragraph-rsid="00339730" fo:background-color="#ffffff"/>
    </style:style>
    <style:style style:name="P63" style:family="paragraph" style:parent-style-name="Standard">
      <style:text-properties officeooo:paragraph-rsid="0027affb"/>
    </style:style>
    <style:style style:name="P64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P65" style:family="paragraph" style:parent-style-name="Standard" style:master-page-name="MasterPage2">
      <style:paragraph-properties style:page-number="auto" fo:break-before="page"/>
      <style:text-properties fo:color="#000000" loext:opacity="100%" style:font-name="Liberation Serif" fo:font-size="12pt" fo:language="es" fo:country="ES" style:font-name-asian="Noto Serif CJK SC" style:font-name-complex="Lohit Devanagari"/>
    </style:style>
    <style:style style:name="P66" style:family="paragraph" style:parent-style-name="Standard" style:master-page-name="MasterPage2">
      <style:paragraph-properties style:page-number="auto" fo:break-before="page"/>
      <style:text-properties fo:color="#000000" loext:opacity="100%" style:font-name="Liberation Serif" fo:font-size="12pt" fo:language="es" fo:country="ES" style:font-name-complex="Liberation Serif"/>
    </style:style>
    <style:style style:name="P67" style:family="paragraph" style:parent-style-name="Standard">
      <style:text-properties fo:color="#000000" loext:opacity="100%" style:font-name="Liberation Serif" fo:font-size="12pt" fo:language="es" fo:country="ES" style:font-name-complex="Liberation Serif"/>
    </style:style>
    <style:style style:name="P68" style:family="paragraph" style:parent-style-name="Standard">
      <style:text-properties fo:color="#000000" loext:opacity="100%" style:font-name="Liberation Serif" fo:font-size="12pt" fo:language="es" fo:country="ES" fo:background-color="#ffff00" style:font-name-complex="Liberation Serif"/>
    </style:style>
    <style:style style:name="P69" style:family="paragraph" style:parent-style-name="Standard">
      <style:text-properties fo:color="#000000" loext:opacity="100%" officeooo:paragraph-rsid="003261a6" fo:background-color="#ffffff"/>
    </style:style>
    <style:style style:name="P70" style:family="paragraph" style:parent-style-name="Standard">
      <style:text-properties fo:color="#000000" loext:opacity="100%" officeooo:paragraph-rsid="003261a6" fo:background-color="transparent"/>
    </style:style>
    <style:style style:name="P71" style:family="paragraph" style:parent-style-name="Standard">
      <style:text-properties fo:color="#000000" loext:opacity="100%" officeooo:paragraph-rsid="003261a6" fo:background-color="#ffff00"/>
    </style:style>
    <style:style style:name="P72" style:family="paragraph" style:parent-style-name="Standard">
      <style:text-properties officeooo:paragraph-rsid="0023d39c"/>
    </style:style>
    <style:style style:name="P73" style:family="paragraph" style:parent-style-name="Standard">
      <style:paragraph-properties fo:break-before="page"/>
      <style:text-properties officeooo:paragraph-rsid="0023d39c"/>
    </style:style>
    <style:style style:name="P74" style:family="paragraph" style:parent-style-name="Standard">
      <style:text-properties officeooo:paragraph-rsid="0023d39c" fo:background-color="transparent"/>
    </style:style>
    <style:style style:name="P75" style:family="paragraph" style:parent-style-name="Standard">
      <style:text-properties officeooo:paragraph-rsid="0023d39c" fo:background-color="#ffff00"/>
    </style:style>
    <style:style style:name="P76" style:family="paragraph" style:parent-style-name="Standard">
      <style:text-properties officeooo:paragraph-rsid="0027122e" fo:background-color="#ffff00"/>
    </style:style>
    <style:style style:name="P77" style:family="paragraph" style:parent-style-name="Standard">
      <style:text-properties officeooo:paragraph-rsid="002d7ebe" fo:background-color="#ffff00"/>
    </style:style>
    <style:style style:name="P78" style:family="paragraph" style:parent-style-name="Standard">
      <style:text-properties officeooo:paragraph-rsid="0027affb" fo:background-color="#ffff00"/>
    </style:style>
    <style:style style:name="P79" style:family="paragraph" style:parent-style-name="Standard">
      <style:text-properties officeooo:paragraph-rsid="002f90cc" fo:background-color="#ffff00"/>
    </style:style>
    <style:style style:name="P80" style:family="paragraph" style:parent-style-name="Standard">
      <style:text-properties officeooo:paragraph-rsid="0027122e" fo:background-color="#ffff00"/>
    </style:style>
    <style:style style:name="P81" style:family="paragraph" style:parent-style-name="Standard">
      <style:text-properties officeooo:rsid="00275578" officeooo:paragraph-rsid="00275578" fo:background-color="#ffff00"/>
    </style:style>
    <style:style style:name="P82" style:family="paragraph" style:parent-style-name="Standard">
      <style:text-properties officeooo:rsid="0018be2a" officeooo:paragraph-rsid="0018be2a" fo:background-color="#ffff00"/>
    </style:style>
    <style:style style:name="P83" style:family="paragraph" style:parent-style-name="Standard">
      <style:text-properties officeooo:paragraph-rsid="002d7ebe"/>
    </style:style>
    <style:style style:name="P84" style:family="paragraph" style:parent-style-name="Standard">
      <style:text-properties officeooo:paragraph-rsid="002d7ebe" fo:background-color="#8e86ae"/>
    </style:style>
    <style:style style:name="P85" style:family="paragraph" style:parent-style-name="Standard">
      <style:text-properties officeooo:paragraph-rsid="003261a6"/>
    </style:style>
    <style:style style:name="P86" style:family="paragraph" style:parent-style-name="Standard">
      <style:text-properties fo:color="#ff0000" loext:opacity="100%" officeooo:rsid="003394dd" officeooo:paragraph-rsid="003394dd" fo:background-color="transparent"/>
    </style:style>
    <style:style style:name="P87" style:family="paragraph" style:parent-style-name="Standard">
      <style:text-properties officeooo:rsid="001a4c49" officeooo:paragraph-rsid="001a4c49"/>
    </style:style>
    <style:style style:name="P88" style:family="paragraph" style:parent-style-name="Standard">
      <style:text-properties officeooo:paragraph-rsid="0027affb"/>
    </style:style>
    <style:style style:name="P89" style:family="paragraph" style:parent-style-name="Standard">
      <style:text-properties officeooo:rsid="001b8af0" officeooo:paragraph-rsid="001b8af0"/>
    </style:style>
    <style:style style:name="P90" style:family="paragraph" style:parent-style-name="Standard">
      <style:text-properties officeooo:paragraph-rsid="002f90cc"/>
    </style:style>
    <style:style style:name="P91" style:family="paragraph" style:parent-style-name="Standard">
      <style:text-properties officeooo:paragraph-rsid="001b8af0"/>
    </style:style>
    <style:style style:name="T10" style:family="text">
      <style:text-properties officeooo:rsid="0023d39c"/>
    </style:style>
    <style:style style:name="T11" style:family="text">
      <style:text-properties fo:background-color="#ffff00" loext:char-shading-value="0"/>
    </style:style>
    <style:style style:name="T12" style:family="text">
      <style:text-properties officeooo:rsid="0023d39c" fo:background-color="#ffff00" loext:char-shading-value="0"/>
    </style:style>
    <style:style style:name="T13" style:family="text">
      <style:text-properties officeooo:rsid="00275578" fo:background-color="#ffff00" loext:char-shading-value="0"/>
    </style:style>
    <style:style style:name="T14" style:family="text">
      <style:text-properties fo:font-weight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0aa3e" style:font-weight-asian="bold" style:font-weight-complex="bold"/>
    </style:style>
    <style:style style:name="T17" style:family="text">
      <style:text-properties fo:font-weight="bold" fo:background-color="#ffff00" loext:char-shading-value="0"/>
    </style:style>
    <style:style style:name="T18" style:family="text">
      <style:text-properties officeooo:rsid="0025969b"/>
    </style:style>
    <style:style style:name="T19" style:family="text">
      <style:text-properties officeooo:rsid="00261821"/>
    </style:style>
    <style:style style:name="T20" style:family="text">
      <style:text-properties officeooo:rsid="00275578" fo:background-color="transparent" loext:char-shading-value="0"/>
    </style:style>
    <style:style style:name="T21" style:family="text">
      <style:text-properties officeooo:rsid="002b57cc"/>
    </style:style>
    <style:style style:name="T22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style:font-name-asian="Times New Roman" style:font-name-complex="Times New Roman"/>
    </style:style>
    <style:style style:name="T23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4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fo:font-weight="bold" officeooo:rsid="0020aa3e" style:font-name-asian="Times New Roman" style:font-weight-asian="bold" style:font-name-complex="Times New Roman" style:font-weight-complex="bold"/>
    </style:style>
    <style:style style:name="T25" style:family="text">
      <style:text-properties fo:color="#0000ee" loext:opacity="100%" style:font-name="Times New Roman" fo:font-size="12pt" fo:language="es" fo:country="ES" style:text-underline-style="solid" style:text-underline-width="auto" style:text-underline-color="font-color" fo:font-weight="bold" style:font-name-asian="Times New Roman" style:font-name-complex="Times New Roman"/>
    </style:style>
    <style:style style:name="T26" style:family="text">
      <style:text-properties fo:color="#0000ee" loext:opacity="100%" style:font-name="Times New Roman" style:text-underline-style="solid" style:text-underline-width="auto" style:text-underline-color="font-color" style:font-name-asian="Times New Roman" style:font-name-complex="Times New Roman"/>
    </style:style>
    <style:style style:name="T27" style:family="text">
      <style:text-properties fo:color="#0000ee" loext:opacity="100%" style:font-name="Times New Roman" style:text-underline-style="solid" style:text-underline-width="auto" style:text-underline-color="font-color" fo:font-weight="bold" style:font-name-asian="Times New Roman" style:font-weight-asian="bold" style:font-name-complex="Times New Roman" style:font-weight-complex="bold"/>
    </style:style>
    <style:style style:name="T28" style:family="text">
      <style:text-properties fo:color="#0000ee" loext:opacity="100%" style:font-name="Times New Roman" style:text-underline-style="solid" style:text-underline-width="auto" style:text-underline-color="font-color" fo:font-weight="bold" officeooo:rsid="0020aa3e" style:font-name-asian="Times New Roman" style:font-weight-asian="bold" style:font-name-complex="Times New Roman" style:font-weight-complex="bold"/>
    </style:style>
    <style:style style:name="T29" style:family="text">
      <style:text-properties fo:color="#0000ee" loext:opacity="100%" style:font-name="Times New Roman" style:text-underline-style="solid" style:text-underline-width="auto" style:text-underline-color="font-color" fo:font-weight="bold" style:font-name-asian="Times New Roman" style:font-name-complex="Times New Roman"/>
    </style:style>
    <style:style style:name="T30" style:family="text">
      <style:text-properties fo:color="#0000ee" loext:opacity="100%" style:font-name="Times New Roman" style:text-underline-style="solid" style:text-underline-width="auto" style:text-underline-color="font-color" style:font-name-complex="Times New Roman"/>
    </style:style>
    <style:style style:name="T31" style:family="text">
      <style:text-properties fo:color="#000000" loext:opacity="100%"/>
    </style:style>
    <style:style style:name="T32" style:family="text">
      <style:text-properties fo:color="#000000" loext:opacity="100%" style:font-name="Times New Roman" fo:font-size="12pt" style:font-name-asian="Times New Roman" style:font-name-complex="Times New Roman"/>
    </style:style>
    <style:style style:name="T33" style:family="text">
      <style:text-properties fo:color="#000000" loext:opacity="100%" style:font-name="Times New Roman" fo:font-size="12pt" fo:font-weight="bold" style:font-name-asian="Times New Roman" style:font-name-complex="Times New Roman"/>
    </style:style>
    <style:style style:name="T34" style:family="text">
      <style:text-properties fo:color="#000000" loext:opacity="100%" style:font-name="Liberation Serif" fo:font-size="12pt" fo:language="es" fo:country="ES" fo:font-weight="bold" fo:background-color="#ffff00" loext:char-shading-value="0" style:font-name-complex="Liberation Serif"/>
    </style:style>
    <style:style style:name="T35" style:family="text">
      <style:text-properties fo:color="#000000" loext:opacity="100%" style:font-name="Liberation Serif" fo:font-size="12pt" fo:language="es" fo:country="ES" style:font-name-complex="Liberation Serif"/>
    </style:style>
    <style:style style:name="T36" style:family="text">
      <style:text-properties fo:color="#000000" loext:opacity="100%" style:font-name="Liberation Serif" fo:font-size="12pt" fo:language="es" fo:country="ES" fo:font-weight="normal" style:font-name-complex="Liberation Serif"/>
    </style:style>
    <style:style style:name="T37" style:family="text">
      <style:text-properties fo:color="#000000" loext:opacity="100%" style:font-name="Liberation Serif" fo:font-size="12pt" style:font-name-complex="Liberation Serif"/>
    </style:style>
    <style:style style:name="T38" style:family="text">
      <style:text-properties fo:color="#000000" loext:opacity="100%" style:font-name="Liberation Serif" fo:font-size="12pt" fo:font-weight="bold" fo:background-color="#ffff00" loext:char-shading-value="0" style:font-name-complex="Liberation Serif"/>
    </style:style>
    <style:style style:name="T39" style:family="text">
      <style:text-properties fo:color="#000000" loext:opacity="100%" style:text-underline-style="solid" style:text-underline-width="auto" style:text-underline-color="font-color" fo:font-weight="bold" style:font-name-asian="Times New Roman"/>
    </style:style>
    <style:style style:name="T40" style:family="text">
      <style:text-properties fo:color="#000000" loext:opacity="100%" style:text-underline-style="solid" style:text-underline-width="auto" style:text-underline-color="font-color" style:font-name-asian="Times New Roman"/>
    </style:style>
    <style:style style:name="T41" style:family="text">
      <style:text-properties fo:color="#000000" loext:opacity="100%" fo:font-weight="normal"/>
    </style:style>
    <style:style style:name="T42" style:family="text">
      <style:text-properties fo:color="#000000" loext:opacity="100%" fo:font-weight="bold"/>
    </style:style>
    <style:style style:name="T43" style:family="text">
      <style:text-properties officeooo:rsid="002db645"/>
    </style:style>
    <style:style style:name="T44" style:family="text">
      <style:text-properties fo:color="#ff0000" loext:opacity="100%"/>
    </style:style>
    <style:style style:name="T45" style:family="text">
      <style:text-properties fo:color="#ff0000" loext:opacity="100%" style:font-name="Liberation Serif" fo:font-size="12pt" fo:language="es" fo:country="ES" style:font-name-complex="Liberation Serif"/>
    </style:style>
    <style:style style:name="T46" style:family="text">
      <style:text-properties fo:color="#ff0000" loext:opacity="100%" fo:font-weight="normal"/>
    </style:style>
    <style:style style:name="T47" style:family="text">
      <style:text-properties fo:font-weight="normal"/>
    </style:style>
    <style:style style:name="T48" style:family="text">
      <style:text-properties fo:background-color="#ffffff" loext:char-shading-value="0"/>
    </style:style>
    <style:style style:name="T49" style:family="text">
      <style:text-properties officeooo:rsid="002e2394"/>
    </style:style>
    <style:style style:name="T50" style:family="text">
      <style:text-properties fo:font-style="normal" fo:font-weight="bold" officeooo:rsid="002e2394" style:font-style-asian="normal" style:font-weight-asian="bold" style:font-style-complex="normal" style:font-weight-complex="bold"/>
    </style:style>
    <style:style style:name="T51" style:family="text">
      <style:text-properties officeooo:rsid="002e8edc"/>
    </style:style>
    <style:style style:name="T52" style:family="text">
      <style:text-properties officeooo:rsid="00313c06"/>
    </style:style>
    <style:style style:name="T53" style:family="text">
      <style:text-properties officeooo:rsid="003394dd"/>
    </style:style>
    <style:style style:name="T54" style:family="text">
      <style:text-properties officeooo:rsid="0018be2a"/>
    </style:style>
    <style:style style:name="T55" style:family="text">
      <style:text-properties officeooo:rsid="001a4c49"/>
    </style:style>
    <style:style style:name="T56" style:family="text">
      <style:text-properties officeooo:rsid="00216b12"/>
    </style:style>
    <style:style style:name="T57" style:family="text">
      <style:text-properties officeooo:rsid="0022b6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16">I</text:span><text:span text:style-name="T15">nstrucciones</text:span>: 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15">¿Cuál es la función principal de un conector USB?</text:p>
      <text:p text:style-name="P15">a) Transmitir señales de radio.</text:p>
      <text:p text:style-name="P2">b) Conectar dispositivos para la transferencia de datos y energía.</text:p>
      <text:p text:style-name="P15">c) Reproducir audio en altavoces.</text:p>
      <text:p text:style-name="P15">d) Capturar imágenes con una cámara.</text:p>
      <text:p text:style-name="P17"><text:span text:style-name="T18">F: </text:span><text:a xlink:type="simple" xlink:href="https://www.profesionalreview.com/2021/04/10/conector-usb/" text:style-name="Internet_20_link" text:visited-style-name="Visited_20_Internet_20_Link">▷ Conector USB: qué es, tipos, velocidades y los mejores usos ⭐️ 2024 (profesionalreview.com)</text:a> </text:p>
      <text:p text:style-name="P15">¿Cuál es la velocidad de transferencia de datos del estándar USB 2.0?</text:p>
      <text:p text:style-name="P2">a) 480 Mbps.</text:p>
      <text:p text:style-name="P15">b) 5 Gbps.</text:p>
      <text:p text:style-name="P15">c) 12 Mbps.</text:p>
      <text:p text:style-name="P15">d) 1 Gbps.</text:p>
      <text:p text:style-name="P17"><text:span text:style-name="T18">F: </text:span><text:a xlink:type="simple" xlink:href="https://www.xataka.com/basics/tipos-usb-estandares-conectores-caracteristicas-cada-uno" text:style-name="Internet_20_link" text:visited-style-name="Visited_20_Internet_20_Link">Tipos de USB: estándares, conectores y características de cada uno (xataka.com)</text:a> </text:p>
      <text:p text:style-name="P15">¿Qué tipo de conector se utiliza comúnmente para cargar dispositivos móviles, como smartphones y tabletas?</text:p>
      <text:p text:style-name="P15">a) USB Type-A.</text:p>
      <text:p text:style-name="P15">b) USB Type-B.</text:p>
      <text:p text:style-name="P15">c) USB Micro-B.</text:p>
      <text:p text:style-name="P2">d) USB-C.</text:p>
      <text:p text:style-name="P17"><text:span text:style-name="T18">F.</text:span><text:a xlink:type="simple" xlink:href="https://www.androidauthority.com/different-types-of-usb-cables-804432/" text:style-name="Internet_20_link" text:visited-style-name="Visited_20_Internet_20_Link">Types of USB cables: Here's what you need to know - Android Authority</text:a> </text:p>
      <text:p text:style-name="P15">¿Cuál es la principal ventaja del conector USB-C en comparación con otros conectores USB?</text:p>
      <text:p text:style-name="P3">a) Es más pequeño y reversible.</text:p>
      <text:p text:style-name="P15">b) Tiene mayor velocidad de transferencia.</text:p>
      <text:p text:style-name="P15">c) Solo se utiliza en dispositivos Apple.</text:p>
      <text:p text:style-name="P15">d) No requiere energía para la transferencia de datos.</text:p>
      <text:p text:style-name="P17"><text:span text:style-name="T18">F:</text:span><text:a xlink:type="simple" xlink:href="https://www.xataka.com/basics/usb-type-c-que-exactamente-que-se-diferencia-resto" text:style-name="Internet_20_link" text:visited-style-name="Visited_20_Internet_20_Link">USB Type C: qué es exactamente y en qué se diferencia del resto (xataka.com)</text:a> </text:p>
      <text:p text:style-name="P15">¿Cuál de los siguientes dispositivos suele utilizar un conector USB Mini-B?</text:p>
      <text:p text:style-name="P15">a) Impresoras.</text:p>
      <text:p text:style-name="P2">b) Cámaras digitales.</text:p>
      <text:p text:style-name="P15">c) Ratones.</text:p>
      <text:p text:style-name="P15">d) Teclados.</text:p>
      <text:p text:style-name="P17"><text:span text:style-name="T18">F:</text:span><text:a xlink:type="simple" xlink:href="https://hardzone.es/tutoriales/rendimiento/conector-usb-tipos/" text:style-name="Internet_20_link" text:visited-style-name="Visited_20_Internet_20_Link">Tipos de conector USB: A, B, C, Micro-USB y Mini-USB (hardzone.es)</text:a> </text:p>
      <text:p text:style-name="P17"/>
      <text:p text:style-name="P15">¿Qué significa la sigla "USB" en inglés?</text:p>
      <text:p text:style-name="P2">a) Universal Serial Bus.</text:p>
      <text:p text:style-name="P15">b) United States of Bluetooth.</text:p>
      <text:p text:style-name="P15">c) Ultra Speed Connector.</text:p>
      <text:p text:style-name="P15">d) Underlying System Backup.</text:p>
      <text:p text:style-name="P17"><text:span text:style-name="T18">F:</text:span><text:a xlink:type="simple" xlink:href="https://en.wikipedia.org/wiki/USB" text:style-name="Internet_20_link" text:visited-style-name="Visited_20_Internet_20_Link">USB - Wikipedia</text:a> </text:p>
      <text:p text:style-name="P15">¿Qué versión de USB introdujo el conector USB Type-C por primera vez?</text:p>
      <text:p text:style-name="P15">a) USB 1.1.</text:p>
      <text:p text:style-name="P15">b) USB 2.0.</text:p>
      <text:p text:style-name="P15">c) USB 3.0.</text:p>
      <text:p text:style-name="P2">d) USB 3.1.</text:p>
      <text:p text:style-name="P17"><text:span text:style-name="T18">F:</text:span><text:a xlink:type="simple" xlink:href="https://en.wikipedia.org/wiki/USB-C" text:style-name="Internet_20_link" text:visited-style-name="Visited_20_Internet_20_Link">USB-C - Wikipedia</text:a> </text:p>
      <text:p text:style-name="P15">¿Cuál es la función principal del protocolo USB Power Delivery (USB PD)?</text:p>
      <text:p text:style-name="P15">a) Mejorar la velocidad de transferencia de datos.</text:p>
      <text:p text:style-name="P2">b) Proporcionar energía para la carga rápida de dispositivos.</text:p>
      <text:p text:style-name="P15">c) Conectar periféricos de audio.</text:p>
      <text:p text:style-name="P15"><text:soft-page-break/>d) Facilitar la conexión inalámbrica.</text:p>
      <text:p text:style-name="P17"><text:span text:style-name="T18">F:</text:span><text:a xlink:type="simple" xlink:href="https://www.xatakamovil.com/movil-y-sociedad/estandar-carga-power-delivery-usb-pd-guia-a-fondo-que-como-funciona-que-importante-para-futuro" text:style-name="Internet_20_link" text:visited-style-name="Visited_20_Internet_20_Link">USB-PD Power Delivery: guía a fondo, qué es, como funciona y por qué es importante para la carga de tu móvil en el futuro (xatakamovil.com)</text:a> </text:p>
      <text:p text:style-name="P15">¿Cuántos pines tiene un conector USB Type-A estándar?</text:p>
      <text:p text:style-name="P2">a) 4.</text:p>
      <text:p text:style-name="P15">b) 6.</text:p>
      <text:p text:style-name="P15">c) 8.</text:p>
      <text:p text:style-name="P15">d) 12.</text:p>
      <text:p text:style-name="P17"><text:span text:style-name="T18">F: </text:span><text:a xlink:type="simple" xlink:href="https://hardzone.es/tutoriales/rendimiento/conector-usb-tipos/" text:style-name="Internet_20_link" text:visited-style-name="Visited_20_Internet_20_Link">Tipos de conector USB: A, B, C, Micro-USB y Mini-USB (hardzone.es)</text:a> </text:p>
      <text:p text:style-name="P15">¿Qué tipo de conector se utiliza comúnmente para conectar impresoras y escáneres a una computadora?</text:p>
      <text:p text:style-name="P15">a) USB Type-C.</text:p>
      <text:p text:style-name="P15">b) USB Mini-B.</text:p>
      <text:p text:style-name="P15">c) USB Type-A.</text:p>
      <text:p text:style-name="P2">d) USB Type-B.</text:p>
      <text:p text:style-name="P15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5"/>
      <text:p text:style-name="P15">¿Cuál es la función del conector USB OTG (On-The-Go)?</text:p>
      <text:p text:style-name="P2">a) Conectar dispositivos USB directamente entre sí sin necesidad de una computadora.</text:p>
      <text:p text:style-name="P15">b) Optimizar la velocidad de conexión a Internet.</text:p>
      <text:p text:style-name="P15">c) Mejorar la calidad de audio en dispositivos USB.</text:p>
      <text:p text:style-name="P15">d) Proporcionar energía a dispositivos externos.</text:p>
      <text:p text:style-name="P15"><text:a xlink:type="simple" xlink:href="https://www.xatakandroid.com/moviles-android/que-es-usb-otg-y-como-sacarle-todo-el-partido" text:style-name="Internet_20_link" text:visited-style-name="Visited_20_Internet_20_Link">https://www.xatakandroid.com/moviles-android/que-es-usb-otg-y-como-sacarle-todo-el-partido</text:a></text:p>
      <text:p text:style-name="P15"/>
      <text:p text:style-name="P15">¿Cuál es la velocidad de transferencia de datos del estándar USB 3.0?</text:p>
      <text:p text:style-name="P15">a) 480 Mbps.</text:p>
      <text:p text:style-name="P2">b) 5 Gbps.</text:p>
      <text:p text:style-name="P15">c) 12 Mbps.</text:p>
      <text:p text:style-name="P15">d) 1 Gbps.</text:p>
      <text:p text:style-name="P15"><text:a xlink:type="simple" xlink:href="https://es.wikipedia.org/wiki/USB_3.0" text:style-name="Internet_20_link" text:visited-style-name="Visited_20_Internet_20_Link">https://es.wikipedia.org/wiki/USB_3.0</text:a></text:p>
      <text:p text:style-name="P15"/>
      <text:p text:style-name="P15">¿Cuál es la característica principal de un cable USB 3.1 Gen 2?</text:p>
      <text:p text:style-name="P2">a) Mayor velocidad de transferencia.</text:p>
      <text:p text:style-name="P15">b) Menor compatibilidad con dispositivos antiguos.</text:p>
      <text:p text:style-name="P15">c) Conector más grande.</text:p>
      <text:p text:style-name="P15">d) Solo compatible con dispositivos Apple.</text:p>
      <text:p text:style-name="P15"><text:a xlink:type="simple" xlink:href="https://www.kingston.com/es/usb-flash-drives/usb-30" text:style-name="Internet_20_link" text:visited-style-name="Visited_20_Internet_20_Link">https://www.kingston.com/es/usb-flash-drives/usb-30</text:a></text:p>
      <text:p text:style-name="P15"/>
      <text:p text:style-name="P15">¿Cuál de las siguientes afirmaciones es verdadera sobre USB 3.2?</text:p>
      <text:p text:style-name="P2">a) Introduce velocidades de transferencia de hasta 10 Gbps.</text:p>
      <text:p text:style-name="P15">b) Es una versión más antigua que USB 2.0.</text:p>
      <text:p text:style-name="P15">c) Utiliza únicamente conectores USB Type-A.</text:p>
      <text:p text:style-name="P15">d) No es compatible con la carga de dispositivos.</text:p>
      <text:p text:style-name="P15"><text:a xlink:type="simple" xlink:href="https://es.wikipedia.org/wiki/USB_3.0" text:style-name="Internet_20_link" text:visited-style-name="Visited_20_Internet_20_Link">https://es.wikipedia.org/wiki/USB_3.0</text:a> </text:p>
      <text:p text:style-name="P15"/>
      <text:p text:style-name="P15">¿Qué tipo de conector se utiliza comúnmente para conectar dispositivos de almacenamiento externo, como discos duros?</text:p>
      <text:p text:style-name="P2">a) USB Type-A.</text:p>
      <text:p text:style-name="P15">b) USB Type-B.</text:p>
      <text:p text:style-name="P15">c) USB Micro-B.</text:p>
      <text:p text:style-name="P15">d) USB-C.</text:p>
      <text:p text:style-name="P15"><text:a xlink:type="simple" xlink:href="https://www.profesionalreview.com/2020/06/21/tipos-de-conectores-del-disco-duro/" text:style-name="Internet_20_link" text:visited-style-name="Visited_20_Internet_20_Link">https://www.profesionalreview.com/2020/06/21/tipos-de-conectores-del-disco-duro/</text:a></text:p>
      <text:p text:style-name="P15"><text:soft-page-break/></text:p>
      <text:p text:style-name="P15">¿Cuántos conductores tiene un cable USB 2.0 estándar?</text:p>
      <text:p text:style-name="P74">a) 2.</text:p>
      <text:p text:style-name="P75">b) 4.</text:p>
      <text:p text:style-name="P15">c) 6.</text:p>
      <text:p text:style-name="P15">d) 8.</text:p>
      <text:p text:style-name="P15"><text:a xlink:type="simple" xlink:href="https://www.digikey.es/es/articles/usb-type-c-usb-pd-usb-31-gen-2" text:style-name="Internet_20_link" text:visited-style-name="Visited_20_Internet_20_Link">https://www.digikey.es/es/articles/usb-type-c-usb-pd-usb-31-gen-2</text:a> </text:p>
      <text:p text:style-name="P15"/>
      <text:p text:style-name="P15">¿Qué ventaja ofrece el conector USB Micro-B sobre el conector USB Mini-B?</text:p>
      <text:p text:style-name="P15">a) Mayor velocidad de transferencia.</text:p>
      <text:p text:style-name="P15">b) Mayor durabilidad.</text:p>
      <text:p text:style-name="P15">c) Reversibilidad.</text:p>
      <text:p text:style-name="P75">d) Menor tamaño.</text:p>
      <text:p text:style-name="P15"><text:a xlink:type="simple" xlink:href="https://www.xataka.com/basics/tipos-usb-estandares-conectores-caracteristicas-cada-uno" text:style-name="Internet_20_link" text:visited-style-name="Visited_20_Internet_20_Link">https://www.xataka.com/basics/tipos-usb-estandares-conectores-caracteristicas-cada-uno</text:a></text:p>
      <text:p text:style-name="P15"/>
      <text:p text:style-name="P15">¿En qué año se lanzó oficialmente el estándar USB 3.1?</text:p>
      <text:p text:style-name="P15">a) 2008.</text:p>
      <text:p text:style-name="P75">b) 2013.</text:p>
      <text:p text:style-name="P15">c) 2015.</text:p>
      <text:p text:style-name="P15">d) 2020.</text:p>
      <text:p text:style-name="P15"><text:a xlink:type="simple" xlink:href="https://es.wikipedia.org/wiki/USB_3.0" text:style-name="Internet_20_link" text:visited-style-name="Visited_20_Internet_20_Link">https://es.wikipedia.org/wiki/USB_3.0</text:a></text:p>
      <text:p text:style-name="P15"/>
      <text:p text:style-name="P15">¿Qué tipo de conector se utiliza comúnmente para conectar periféricos como teclados y ratones a una computadora?</text:p>
      <text:p text:style-name="P75">a) USB Type-A.</text:p>
      <text:p text:style-name="P15">b) USB Mini-B.</text:p>
      <text:p text:style-name="P15">c) USB Micro-B.</text:p>
      <text:p text:style-name="P15">d) USB Type-B.</text:p>
      <text:p text:style-name="P15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5"/>
      <text:p text:style-name="P15">¿Qué es el "USB Implementers Forum" (USB-IF)?</text:p>
      <text:p text:style-name="P15">a) Un grupo de usuarios de USB.</text:p>
      <text:p text:style-name="P75">b) Una organización que desarrolla y promueve el estándar USB.</text:p>
      <text:p text:style-name="P15">c) Un programa de software para mejorar la velocidad de conexión USB.</text:p>
      <text:p text:style-name="P15">d) Un dispositivo de almacenamiento USB de alta velocidad.</text:p>
      <text:p text:style-name="P15"><text:a xlink:type="simple" xlink:href="https://en.wikipedia.org/wiki/USB_Implementers_Forum" text:style-name="Internet_20_link" text:visited-style-name="Visited_20_Internet_20_Link">https://en.wikipedia.org/wiki/USB_Implementers_Forum</text:a></text:p>
      <text:p text:style-name="P15"/>
      <text:p text:style-name="P15">¿Cuál es la función principal del protocolo USB Audio Class?</text:p>
      <text:p text:style-name="P15">a) Mejorar la velocidad de transferencia de datos.</text:p>
      <text:p text:style-name="P15">b) Proporcionar energía para la carga rápida de dispositivos.</text:p>
      <text:p text:style-name="P75">c) Establecer estándares para la conexión de dispositivos de audio.</text:p>
      <text:p text:style-name="P15">d) Facilitar la conexión inalámbrica.</text:p>
      <text:p text:style-name="P15"><text:a xlink:type="simple" xlink:href="https://www.edn.com/fundamentals-of-usb-audio/" text:style-name="Internet_20_link" text:visited-style-name="Visited_20_Internet_20_Link">https://www.edn.com/fundamentals-of-usb-audio/</text:a></text:p>
      <text:p text:style-name="P15"/>
      <text:p text:style-name="P15">¿Qué versión de USB introdujo el conector USB Micro-B por primera vez?</text:p>
      <text:p text:style-name="P15">a) USB 1.1.</text:p>
      <text:p text:style-name="P15">b) USB 2.0.</text:p>
      <text:p text:style-name="P75">c) USB 3.0.</text:p>
      <text:p text:style-name="P15">d) USB 3.1.</text:p>
      <text:p text:style-name="P15"><text:a xlink:type="simple" xlink:href="https://www.profesionalreview.com/2021/04/10/conector-usb/" text:style-name="Internet_20_link" text:visited-style-name="Visited_20_Internet_20_Link">https://www.profesionalreview.com/2021/04/10/conector-usb/</text:a></text:p>
      <text:p text:style-name="P15"/>
      <text:p text:style-name="P15">¿Cuál es la principal ventaja del conector USB Type-B en comparación con otros conectores USB?</text:p>
      <text:p text:style-name="P15"><text:soft-page-break/>a) Es más pequeño y reversible.</text:p>
      <text:p text:style-name="P15">b) Tiene mayor velocidad de transferencia.</text:p>
      <text:p text:style-name="P75">c) Ofrece una conexión más segura para periféricos.</text:p>
      <text:p text:style-name="P15">d) No requiere energía para la transferencia de datos.</text:p>
      <text:p text:style-name="P15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5"/>
      <text:p text:style-name="P15">¿Qué tipo de conector se utiliza comúnmente en dispositivos Apple, como iPhones y iPads?</text:p>
      <text:p text:style-name="P15">a) USB Type-A.</text:p>
      <text:p text:style-name="P15">b) USB Micro-B.</text:p>
      <text:p text:style-name="P15">c) USB-C.</text:p>
      <text:p text:style-name="P75">d) Lightning.</text:p>
      <text:p text:style-name="P15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5"/>
      <text:p text:style-name="P15">¿Cuál es la longitud máxima recomendada para un cable USB 2.0 estándar sin pérdida significativa de rendimiento?</text:p>
      <text:p text:style-name="P15">a) 1 metro.</text:p>
      <text:p text:style-name="P15">b) 3 metros.</text:p>
      <text:p text:style-name="P75">c) 5 metros.</text:p>
      <text:p text:style-name="P15">d) 10 metros.</text:p>
      <text:p text:style-name="P15"><text:a xlink:type="simple" xlink:href="https://es.rs-online.com/web/p/cables-usb/1828485" text:style-name="Internet_20_link" text:visited-style-name="Visited_20_Internet_20_Link">https://es.rs-online.com/web/p/cables-usb/1828485</text:a></text:p>
      <text:p text:style-name="P15"/>
      <text:p text:style-name="P15">¿Cuál es la función del protocolo USB HID (Human Interface Device)?</text:p>
      <text:p text:style-name="P15">a) Mejorar la velocidad de transferencia de datos.</text:p>
      <text:p text:style-name="P15">b) Establecer estándares para la conexión de dispositivos de almacenamiento.</text:p>
      <text:p text:style-name="P15">c) Facilitar la conexión inalámbrica.</text:p>
      <text:p text:style-name="P75">d) Soportar dispositivos de entrada, como teclados y ratones.</text:p>
      <text:p text:style-name="P15"><text:a xlink:type="simple" xlink:href="https://es.wikipedia.org/wiki/HID" text:style-name="Internet_20_link" text:visited-style-name="Visited_20_Internet_20_Link">https://es.wikipedia.org/wiki/HID</text:a></text:p>
      <text:p text:style-name="P15"/>
      <text:p text:style-name="P15">¿Qué tipo de conector se utiliza comúnmente en impresoras y escáneres para la conexión a una computadora?</text:p>
      <text:p text:style-name="P15">a) USB Type-A.</text:p>
      <text:p text:style-name="P15">b) USB Micro-B.</text:p>
      <text:p text:style-name="P75">c) USB Type-B.</text:p>
      <text:p text:style-name="P15">d) USB-C.</text:p>
      <text:p text:style-name="P15"><text:a xlink:type="simple" xlink:href="https://hardzone.es/tutoriales/rendimiento/conector-usb-tipos/" text:style-name="Internet_20_link" text:visited-style-name="Visited_20_Internet_20_Link">https://hardzone.es/tutoriales/rendimiento/conector-usb-tipos/</text:a></text:p>
      <text:p text:style-name="P15"/>
      <text:p text:style-name="P15">¿Cuál es la principal diferencia entre USB 3.0 y USB 3.1?</text:p>
      <text:p text:style-name="P75">a) La velocidad de transferencia de datos.</text:p>
      <text:p text:style-name="P15">b) El tamaño del conector.</text:p>
      <text:p text:style-name="P15">c) La reversibilidad del conector.</text:p>
      <text:p text:style-name="P15">d) La compatibilidad con dispositivos Apple.</text:p>
      <text:p text:style-name="P15"><text:a xlink:type="simple" xlink:href="https://www.profesionalreview.com/2018/11/28/usb-3-0-vs-usb-3-1/" text:style-name="Internet_20_link" text:visited-style-name="Visited_20_Internet_20_Link">https://www.profesionalreview.com/2018/11/28/usb-3-0-vs-usb-3-1/</text:a></text:p>
      <text:p text:style-name="P15"/>
      <text:p text:style-name="P15">¿Cuál de las siguientes afirmaciones es correcta sobre USB 3.2?</text:p>
      <text:p text:style-name="P75">a) Introduce velocidades de transferencia de hasta 20 Gbps.</text:p>
      <text:p text:style-name="P15">b) Utiliza únicamente conectores USB Type-C.</text:p>
      <text:p text:style-name="P15">c) Es una versión más antigua que USB 2.0.</text:p>
      <text:p text:style-name="P15">d) No es compatible con la carga de dispositivos.</text:p>
      <text:p text:style-name="P15"><text:a xlink:type="simple" xlink:href="https://www.kingston.com/es/blog/personal-storage/usb-3-2-gen2x2" text:style-name="Internet_20_link" text:visited-style-name="Visited_20_Internet_20_Link">https://www.kingston.com/es/blog/personal-storage/usb-3-2-gen2x2</text:a></text:p>
      <text:p text:style-name="P15"/>
      <text:p text:style-name="P15">¿Cuál es la función principal del protocolo USB Mass Storage Class (MSC)?</text:p>
      <text:p text:style-name="P15">a) Proporcionar energía para la carga rápida de dispositivos.</text:p>
      <text:p text:style-name="P15"><text:soft-page-break/>b) Soportar dispositivos de entrada, como teclados y ratones.</text:p>
      <text:p text:style-name="P75">c) Establecer estándares para la conexión de dispositivos de almacenamiento.</text:p>
      <text:p text:style-name="P15">d) Facilitar la conexión inalámbrica.</text:p>
      <text:p text:style-name="P15"><text:a xlink:type="simple" xlink:href="https://en.wikipedia.org/wiki/USB_mass_storage_device_class" text:style-name="Internet_20_link" text:visited-style-name="Visited_20_Internet_20_Link">https://en.wikipedia.org/wiki/USB_mass_storage_device_class</text:a></text:p>
      <text:p text:style-name="P15"/>
      <text:p text:style-name="P16"><text:span text:style-name="T16">I</text:span><text:span text:style-name="T15">nstrucciones</text:span>: 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18">¿Qué tipo de conector se utiliza comúnmente en impresoras y escáneres para la conexión a una computadora?</text:p>
      <text:p text:style-name="P18">a) USB Type-A.</text:p>
      <text:p text:style-name="P18">b) USB Micro-B.</text:p>
      <text:p text:style-name="P18">c) <text:span text:style-name="T11">USB Type-B</text:span>.</text:p>
      <text:p text:style-name="P18">d) USB-C.</text:p>
      <text:p text:style-name="P18"/>
      <text:p text:style-name="P18">. <text:a xlink:type="simple" xlink:href="https://bricoelige.com/blog/tipos-de-cables-usb/#:~:text=Cable%20USB%20B%3A%20Este%20cable,extra%20en%20su%20parte%20superior" text:style-name="Internet_20_link" text:visited-style-name="Visited_20_Internet_20_Link">https://bricoelige.com/blog/tipos-de-cables-usb/#:~:text=Cable%20USB%20B%3A%20Este%20cable,extra%20en%20su%20parte%20superior</text:a></text:p>
      <text:p text:style-name="P18"/>
      <text:p text:style-name="P18">¿Cuál es la principal diferencia entre USB 3.0 y USB 3.1?</text:p>
      <text:p text:style-name="P18">a) <text:span text:style-name="T11">La velocidad de transferencia de datos.</text:span></text:p>
      <text:p text:style-name="P18">b) El tamaño del conector.</text:p>
      <text:p text:style-name="P18">c) La reversibilidad del conector.</text:p>
      <text:p text:style-name="P18">d) La compatibilidad con dispositivos Apple.</text:p>
      <text:p text:style-name="P18"/>
      <text:p text:style-name="P18"><text:a xlink:type="simple" xlink:href="https://www.profesionalreview.com/2018/11/28/usb-3-0-vs-usb-3-1/" text:style-name="Internet_20_link" text:visited-style-name="Visited_20_Internet_20_Link">https://www.profesionalreview.com/2018/11/28/usb-3-0-vs-usb-3-1/</text:a> </text:p>
      <text:p text:style-name="P18"/>
      <text:p text:style-name="P18">¿Cuál de las siguientes afirmaciones es correcta sobre USB 3.2?</text:p>
      <text:p text:style-name="P18">a) <text:span text:style-name="T11">Introduce velocidades de transferencia de hasta 20 Gbps</text:span>.</text:p>
      <text:p text:style-name="P18">b) Utiliza únicamente conectores USB Type-C.</text:p>
      <text:p text:style-name="P18">c) Es una versión más antigua que USB 2.0.</text:p>
      <text:p text:style-name="P18">d) No es compatible con la carga de dispositivos.</text:p>
      <text:p text:style-name="P18"/>
      <text:p text:style-name="P18"><text:a xlink:type="simple" xlink:href="https://www.kingston.com/es/blog/personal-storage/usb-3-2-gen2x2#:~:text=USB%203.2%20Gen%202x2%20aprovecha,transferencia%20teórica%20de%2020%20Gbps" text:style-name="Internet_20_link" text:visited-style-name="Visited_20_Internet_20_Link">https://www.kingston.com/es/blog/personal-storage/usb-3-2-gen2x2#:~:text=USB%203.2%20Gen%202x2%20aprovecha,transferencia%20te%C3%B3rica%20de%2020%20Gbps</text:a>. </text:p>
      <text:p text:style-name="P18"/>
      <text:p text:style-name="P18">¿Cuál es la función principal del protocolo USB Mass Storage Class (MSC)?</text:p>
      <text:p text:style-name="P18">a) Proporcionar energía para la carga rápida de dispositivos.</text:p>
      <text:p text:style-name="P18">b) Soportar dispositivos de entrada, como teclados y ratones.</text:p>
      <text:p text:style-name="P18">c) <text:span text:style-name="T11">Establecer estándares para la conexión de dispositivos de almacenamiento.</text:span></text:p>
      <text:p text:style-name="P18">d) Facilitar la conexión inalámbrica.</text:p>
      <text:p text:style-name="P18"/>
      <text:p text:style-name="P18">https://www.sony.es/electronics/support/articles/00096472</text:p>
      <text:p text:style-name="P18"/>
      <text:p text:style-name="P18">¿Cuál es la función principal de un conector PS/2?</text:p>
      <text:p text:style-name="P18">a) Conectar dispositivos de almacenamiento externo.</text:p>
      <text:p text:style-name="P18">b) Proporcionar energía para la carga de dispositivos móviles.</text:p>
      <text:p text:style-name="P18">c) <text:span text:style-name="T11">Conectar periféricos de entrada, como teclados y ratones.</text:span></text:p>
      <text:p text:style-name="P18">d) Transmitir señales de audio.</text:p>
      <text:p text:style-name="P18"/>
      <text:p text:style-name="P18">https://www.xataka.com/basics/puerto-ps-2-que-sirve#:~:text=Qu%C3%A9%20es%20y%20para%20qu%C3%A9%20sirve%20el%20PS%2F2&amp;text=Se%20trata%20de%20un%20puerto%20dise%C3%B1ado%20para%20conectar%20teclados%20y,conectores%20dise%C3%B1ados%20para%20esta%20funci%C3%B3n.</text:p>
      <text:p text:style-name="P18"/>
      <text:p text:style-name="P18">¿Qué tipo de dispositivo suele utilizar un puerto COM (Puerto de Comunicaciones)?</text:p>
      <text:p text:style-name="P18">a) <text:span text:style-name="T11">Impresoras.</text:span></text:p>
      <text:p text:style-name="P18"><text:soft-page-break/>b) Monitores.</text:p>
      <text:p text:style-name="P18">c) Tarjetas de sonido.</text:p>
      <text:p text:style-name="P18">d) Cámaras digitales.</text:p>
      <text:p text:style-name="P18"/>
      <text:p text:style-name="P18"><text:a xlink:type="simple" xlink:href="https://es.wikipedia.org/wiki/Puerto_serie#:~:text=El%20puerto%20serie%20RS%2D232,y%20módems%20pasando%20por%20mouses" text:style-name="Internet_20_link" text:visited-style-name="Visited_20_Internet_20_Link">https://es.wikipedia.org/wiki/Puerto_serie#:~:text=El%20puerto%20serie%20RS%2D232,y%20m%C3%B3dems%20pasando%20por%20mouses</text:a>. </text:p>
      <text:p text:style-name="P18"/>
      <text:p text:style-name="P18">¿Cuántos pines tiene un puerto COM estándar?</text:p>
      <text:p text:style-name="P18">a) <text:span text:style-name="T11">9.</text:span></text:p>
      <text:p text:style-name="P18">b) 15.</text:p>
      <text:p text:style-name="P18">c) 25.</text:p>
      <text:p text:style-name="P18">d) 7.</text:p>
      <text:p text:style-name="P18"/>
      <text:p text:style-name="P18"><text:a xlink:type="simple" xlink:href="http://isa.uniovi.es/domotica/Temas/T3/T3P1-PuertoSerie.htm" text:style-name="Internet_20_link" text:visited-style-name="Visited_20_Internet_20_Link">http://isa.uniovi.es/domotica/Temas/T3/T3P1-PuertoSerie.htm</text:a></text:p>
      <text:p text:style-name="P18"/>
      <text:p text:style-name="P18">¿Cuál es la función principal de un puerto LPT (Puerto Paralelo)?</text:p>
      <text:p text:style-name="P18">a) Conectar dispositivos de almacenamiento externo.</text:p>
      <text:p text:style-name="P18">b) Transmitir señales de audio de alta calidad.</text:p>
      <text:p text:style-name="P19">c) Conectar periféricos de entrada, como teclados y ratones.</text:p>
      <text:p text:style-name="P4">d) Conectar impresoras y escáneres.</text:p>
      <text:p text:style-name="P18"/>
      <text:p text:style-name="P18"><text:a xlink:type="simple" xlink:href="https://www.profesionalreview.com/2020/02/22/puerto-paralelo-que-es/#:~:text=El%20puerto%20paralelo%20es%20un,cantidad%20de%20contactos%20o%20cables" text:style-name="Internet_20_link" text:visited-style-name="Visited_20_Internet_20_Link">https://www.profesionalreview.com/2020/02/22/puerto-paralelo-que-es/#:~:text=El%20puerto%20paralelo%20es%20un,cantidad%20de%20contactos%20o%20cables</text:a>.</text:p>
      <text:p text:style-name="P18"/>
      <text:p text:style-name="P18">¿Qué tipo de dispositivo suele utilizar un conector IEEE 1394 (FireWire)?</text:p>
      <text:p text:style-name="P18">a) Impresoras.</text:p>
      <text:p text:style-name="P18">b) <text:span text:style-name="T11">Discos duros externos.</text:span></text:p>
      <text:p text:style-name="P18">c) Teclados y ratones.</text:p>
      <text:p text:style-name="P18">d) Monitores.</text:p>
      <text:p text:style-name="P18"/>
      <text:p text:style-name="P18"><text:a xlink:type="simple" xlink:href="https://www.xataka.com/basics/firewire-que-que-tipos-hay-cuales-sus-caracteristicas#:~:text=El%20FireWire%2C%20también%20conocido%20por,discos%20duros%20o%20cámaras%20digitales" text:style-name="Internet_20_link" text:visited-style-name="Visited_20_Internet_20_Link">https://www.xataka.com/basics/firewire-que-que-tipos-hay-cuales-sus-caracteristicas#:~:text=El%20FireWire%2C%20tambi%C3%A9n%20conocido%20por,discos%20duros%20o%20c%C3%A1maras%20digitales</text:a>.</text:p>
      <text:p text:style-name="P18"/>
      <text:p text:style-name="P18">¿Cuál es la principal característica del conector IEEE 1394 (FireWire)?</text:p>
      <text:p text:style-name="P18">a) <text:span text:style-name="T11">Alta velocidad de transferencia y conexión en cadena.</text:span></text:p>
      <text:p text:style-name="P18">b) Reversibilidad del conector.</text:p>
      <text:p text:style-name="P18">c) Conector pequeño y reversible.</text:p>
      <text:p text:style-name="P18">d) Uso exclusivo en dispositivos Apple.</text:p>
      <text:p text:style-name="P18"/>
      <text:p text:style-name="P18">https://www.xataka.com/basics/firewire-que-que-tipos-hay-cuales-sus-caracteristicas#:~:text=El%20FireWire%2C%20tambi%C3%A9n%20conocido%20por,discos%20duros%20o%20c%C3%A1maras%20digitales.</text:p>
      <text:p text:style-name="P18"/>
      <text:p text:style-name="P18">¿Cuántos pines tiene un conector IEEE 1394 (FireWire) de 6 pines?</text:p>
      <text:p text:style-name="P18">a) 4.</text:p>
      <text:p text:style-name="P18">b) <text:span text:style-name="T11">6.</text:span></text:p>
      <text:p text:style-name="P18">c) 9.</text:p>
      <text:p text:style-name="P18">d) 12.</text:p>
      <text:p text:style-name="P18"/>
      <text:p text:style-name="P18"/>
      <text:p text:style-name="P18"><text:soft-page-break/>https://www.xataka.com/basics/firewire-que-que-tipos-hay-cuales-sus-caracteristicas#:~:text=FireWire%20400%20(IEEE%201394)%3A,%2Fs%20(400%20Mbps).</text:p>
      <text:p text:style-name="P18"/>
      <text:p text:style-name="P18">¿Cuál es la función principal del conector Thunderbolt?</text:p>
      <text:p text:style-name="P18">a) Conectar dispositivos de almacenamiento externo.</text:p>
      <text:p text:style-name="P18">b) Transmitir señales de audio de alta calidad.</text:p>
      <text:p text:style-name="P18">c) Proporcionar energía para la carga de dispositivos móviles.</text:p>
      <text:p text:style-name="P18">d)<text:span text:style-name="T11"> Alta velocidad de transferencia y conexión en cadena.</text:span></text:p>
      <text:p text:style-name="P18"><text:span text:style-name="T11"/></text:p>
      <text:p text:style-name="P4">https://www.geeknetic.es/Thunderbolt/que-es-y-para-que-sirve</text:p>
      <text:p text:style-name="P18"/>
      <text:p text:style-name="P18">¿Cuántos pines tiene un conector Thunderbolt 3?</text:p>
      <text:p text:style-name="P18">a) 8.</text:p>
      <text:p text:style-name="P18">b) 12.</text:p>
      <text:p text:style-name="P18">c) 16.</text:p>
      <text:p text:style-name="P18">d) <text:span text:style-name="T11">24.</text:span></text:p>
      <text:p text:style-name="P18"><text:span text:style-name="T11"/></text:p>
      <text:p text:style-name="P18">https://recoverit.wondershare.es/usb-tips/thunderbolt-vs-usb-c.html</text:p>
      <text:p text:style-name="P18"/>
      <text:p text:style-name="P18">¿Qué tipo de dispositivo suele utilizar un conector PS/2 de 6 pines?</text:p>
      <text:p text:style-name="P18">a) Impresoras.</text:p>
      <text:p text:style-name="P18">b) Monitores.</text:p>
      <text:p text:style-name="P18">c) <text:span text:style-name="T11">Teclados y ratones.</text:span></text:p>
      <text:p text:style-name="P18">d) Cámaras digitales.</text:p>
      <text:p text:style-name="P18"/>
      <text:p text:style-name="P18"><text:a xlink:type="simple" xlink:href="https://www.xataka.com/basics/puerto-ps-2-que-sirve#:~:text=Qué%20es%20y%20para%20qué%20sirve%20el%20PS%2F2&amp;text=Se%20trata%20de%20un%20puerto%20diseñado%20para%20conectar%20teclados%20y,conectores%20diseñados%20para%20esta%20función" text:style-name="Internet_20_link" text:visited-style-name="Visited_20_Internet_20_Link">https://www.xataka.com/basics/puerto-ps-2-que-sirve#:~:text=Qu%C3%A9%20es%20y%20para%20qu%C3%A9%20sirve%20el%20PS%2F2&amp;text=Se%20trata%20de%20un%20puerto%20dise%C3%B1ado%20para%20conectar%20teclados%20y,conectores%20dise%C3%B1ados%20para%20esta%20funci%C3%B3n</text:a>.</text:p>
      <text:p text:style-name="P18"/>
      <text:p text:style-name="P18">¿Cuál es la función principal de un puerto COM en una computadora?</text:p>
      <text:p text:style-name="P18">a) Conectar dispositivos de red.</text:p>
      <text:p text:style-name="P18">b) Facilitar la carga de dispositivos móviles.</text:p>
      <text:p text:style-name="P18">c) <text:span text:style-name="T11">Proporcionar comunicación serial con periféricos.</text:span></text:p>
      <text:p text:style-name="P18">d) Transmitir señales de video.</text:p>
      <text:p text:style-name="P18"/>
      <text:p text:style-name="P18">https://es.wikipedia.org/wiki/Puerto_serie#:~:text=El%20puerto%20serie%20RS%2D232,y%20m%C3%B3dems%20pasando%20por%20mouses.</text:p>
      <text:p text:style-name="P18"/>
      <text:p text:style-name="P18">¿Cuántos pines tiene un conector LPT de 25 pines?</text:p>
      <text:p text:style-name="P18">a) 9.</text:p>
      <text:p text:style-name="P18">b) 15.</text:p>
      <text:p text:style-name="P18">c) <text:span text:style-name="T11">25.</text:span></text:p>
      <text:p text:style-name="P18">d) 7.</text:p>
      <text:p text:style-name="P18"/>
      <text:p text:style-name="P18">http://etitudela.com/fpm/comind/downloads/elpuertoparalelo.pdf</text:p>
      <text:p text:style-name="P18"/>
      <text:p text:style-name="P18">¿Qué tipo de dispositivo suele utilizar un conector IEEE 1394 de 9 pines?</text:p>
      <text:p text:style-name="P18">a) Impresoras.</text:p>
      <text:p text:style-name="P18">b) <text:span text:style-name="T11">Discos duros externos.</text:span></text:p>
      <text:p text:style-name="P18">c) Teclados y ratones.</text:p>
      <text:p text:style-name="P18">d) Monitores.</text:p>
      <text:p text:style-name="P18"><text:soft-page-break/></text:p>
      <text:p text:style-name="P18"><text:a xlink:type="simple" xlink:href="https://www.xataka.com/basics/firewire-que-que-tipos-hay-cuales-sus-caracteristicas#:~:text=El%20FireWire%2C%20también%20conocido%20por,discos%20duros%20o%20cámaras%20digitales" text:style-name="Internet_20_link" text:visited-style-name="Visited_20_Internet_20_Link">https://www.xataka.com/basics/firewire-que-que-tipos-hay-cuales-sus-caracteristicas#:~:text=El%20FireWire%2C%20tambi%C3%A9n%20conocido%20por,discos%20duros%20o%20c%C3%A1maras%20digitales</text:a>.</text:p>
      <text:p text:style-name="P18"/>
      <text:p text:style-name="P18">¿Cuál es la función principal de un conector Thunderbolt en una computadora?</text:p>
      <text:p text:style-name="P18">a) Conectar dispositivos de red.</text:p>
      <text:p text:style-name="P18">b) Proporcionar comunicación serial con periféricos.</text:p>
      <text:p text:style-name="P18">c) <text:span text:style-name="T11">Alta velocidad de transferencia y conexión en cadena.</text:span></text:p>
      <text:p text:style-name="P18">d) Transmitir señales de audio de alta calidad.</text:p>
      <text:p text:style-name="P18"/>
      <text:p text:style-name="P18">https://support.apple.com/es-co/guide/mac-help/mh35952/mac#:~:text=Puedes%20usar%20el%20puerto%20Thunderbolt,%2C%20DVI%2C%20HDMI%20o%20VGA.</text:p>
      <text:p text:style-name="P18">¿Cuántos pines tiene un conector PS/2 de 4 pines? <text:span text:style-name="T19">NO EXISTE</text:span></text:p>
      <text:p text:style-name="P18">a) 4.</text:p>
      <text:p text:style-name="P18">b) 6.</text:p>
      <text:p text:style-name="P18">c) 9.</text:p>
      <text:p text:style-name="P18">d) 12.</text:p>
      <text:p text:style-name="P18">https://www.profesionalreview.com/2018/12/13/puerto-ps-2/</text:p>
      <text:p text:style-name="P18"/>
      <text:p text:style-name="P18">¿Qué tipo de dispositivo suele utilizar un puerto COM de 25 pines?</text:p>
      <text:p text:style-name="P18">a) <text:span text:style-name="T11">Impresoras.</text:span></text:p>
      <text:p text:style-name="P18">b) Monitores.</text:p>
      <text:p text:style-name="P18">c) Tarjetas de sonido.</text:p>
      <text:p text:style-name="P18">d) Cámaras digitales.</text:p>
      <text:p text:style-name="P18"/>
      <text:p text:style-name="P18">http://palseas.freecluster.eu/Apuntes/Puertos_de%20_comunicacion.pdf?i=1</text:p>
      <text:p text:style-name="P18"/>
      <text:p text:style-name="P18">¿Cuál es la función principal de un puerto LPT en una computadora?</text:p>
      <text:p text:style-name="P18">a) Conectar dispositivos de red.</text:p>
      <text:p text:style-name="P18">b) Transmitir señales de video.</text:p>
      <text:p text:style-name="P18">c) Conectar impresoras y escáneres.</text:p>
      <text:p text:style-name="P18">d) <text:span text:style-name="T11">Proporcionar comunicación serial con periféricos.</text:span></text:p>
      <text:p text:style-name="P18"><text:span text:style-name="T11"/></text:p>
      <text:p text:style-name="P18">https://polaridad.es/puerto-paralelo-de-la-computadora/#:~:text=El%20puerto%20paralelo%20es%20una%20conexi%C3%B3n%20f%C3%ADsica%20en%20la%20computadora,m%C3%BAltiples%20bits%20al%20mismo%20tiempo.</text:p>
      <text:p text:style-name="P18"/>
      <text:p text:style-name="P18">¿Cuántos pines tiene un conector IEEE 1394 de 4 pines?</text:p>
      <text:p text:style-name="P18">a) <text:span text:style-name="T11">4.</text:span></text:p>
      <text:p text:style-name="P18">b) 6.</text:p>
      <text:p text:style-name="P18">c) 9.</text:p>
      <text:p text:style-name="P18">d) 12.</text:p>
      <text:p text:style-name="P18"/>
      <text:p text:style-name="P18">https://es.wikipedia.org/wiki/IEEE_1394</text:p>
      <text:p text:style-name="P18"/>
      <text:p text:style-name="P18">¿Qué tipo de dispositivo suele utilizar un conector Thunderbolt 2?</text:p>
      <text:p text:style-name="P18">a) Impresoras.</text:p>
      <text:p text:style-name="P18">b) Discos duros externos.</text:p>
      <text:p text:style-name="P18">c) Teclados y ratones.</text:p>
      <text:p text:style-name="P18">d) <text:span text:style-name="T11">Monitores.</text:span></text:p>
      <text:p text:style-name="P18"/>
      <text:p text:style-name="P18"><text:soft-page-break/>https://www.avast.com/es-es/c-thunderbolt-vs-usb-c#:~:text=Los%20puertos%20y%20la%20tecnolog%C3%ADa,ahora%20compatible%20con%20USB%2DC.</text:p>
      <text:p text:style-name="P18"/>
      <text:p text:style-name="P18">¿Cuántos pines tiene un conector PS/2 de 6 pines?</text:p>
      <text:p text:style-name="P18">a) 4.</text:p>
      <text:p text:style-name="P18">b) <text:span text:style-name="T11">6.</text:span></text:p>
      <text:p text:style-name="P18">c) 9.</text:p>
      <text:p text:style-name="P18">d) 12.</text:p>
      <text:p text:style-name="P18"/>
      <text:p text:style-name="P18">https://www.xataka.com/basics/puerto-ps-2-que-sirve#:~:text=El%20nombre%20PS%2F2%20se,una%20clavija%20en%20el%20centro.</text:p>
      <text:p text:style-name="P18"/>
      <text:p text:style-name="P18">¿Cuál es la función principal de un conector COM en una computadora?</text:p>
      <text:p text:style-name="P18">a) Conectar dispositivos de almacenamiento externo.</text:p>
      <text:p text:style-name="P18">b) <text:span text:style-name="T11">Proporcionar comunicación serial con periféricos.</text:span></text:p>
      <text:p text:style-name="P18">c) Transmitir señales de audio de alta calidad.</text:p>
      <text:p text:style-name="P18">d) Facilitar la carga de dispositivos móviles.</text:p>
      <text:p text:style-name="P18">https://tecnologia-facil.com/que-es/que-funcion-cumple-cada-conector-de-la-computadora/</text:p>
      <text:p text:style-name="P18"/>
      <text:p text:style-name="P18">¿Cuántos pines tiene un conector LPT de 9 pines?</text:p>
      <text:p text:style-name="P18">a) 4.</text:p>
      <text:p text:style-name="P18">b) 6.</text:p>
      <text:p text:style-name="P18">c) <text:span text:style-name="T11">9.</text:span></text:p>
      <text:p text:style-name="P18">d) 12.</text:p>
      <text:p text:style-name="P18"/>
      <text:p text:style-name="P18">http://palseas.freecluster.eu/Apuntes/Puertos_de%20_comunicacion.pdf</text:p>
      <text:p text:style-name="P18"/>
      <text:p text:style-name="P18">https://www.eltima.com/es/article/9-pin-serial-port.html#:~:text=El%20RS232C%20DE%2D9%2C%20a,la%20transmisi%C3%B3n%20de%20datos%20serie.</text:p>
      <text:p text:style-name="P18"/>
      <text:p text:style-name="P18">¿Qué tipo de dispositivo suele utilizar un puerto COM de 9 pines?</text:p>
      <text:p text:style-name="P18">a) <text:span text:style-name="T11">Impresoras.</text:span></text:p>
      <text:p text:style-name="P18">b) Monitores.</text:p>
      <text:p text:style-name="P18">c) <text:span text:style-name="T19">tarjetas de sonido </text:span></text:p>
      <text:p text:style-name="P18">d) Cámaras digitales.</text:p>
      <text:p text:style-name="P18"/>
      <text:p text:style-name="P27">%C3%B1ado%20para%20conectar%20teclados%20y,conectores%20dise%C3%B1ados%20para%20esta%20funci%C3%B3n.</text:p>
      <text:p text:style-name="P18"/>
      <text:p text:style-name="Standard"/>
      <text:p text:style-name="P16"><text:span text:style-name="T16">I</text:span><text:span text:style-name="T15">nstrucciones</text:span>: 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28">¿Cuántos pines tiene un conector LPT de 9 pines? <text:span text:style-name="T13">FALSO DB25 PINES. https://es.wikipedia.org/wiki/Puerto_paralelo</text:span></text:p>
      <text:p text:style-name="P29">a) 4.</text:p>
      <text:p text:style-name="P29">b) 6.</text:p>
      <text:p text:style-name="P20">c) 9.</text:p>
      <text:p text:style-name="P28"><text:span text:style-name="T20">d</text:span>) 12.</text:p>
      <text:p text:style-name="P29"/>
      <text:p text:style-name="P29">¿Qué tipo de dispositivo suele utilizar un puerto COM de 9 pines? </text:p>
      <text:p text:style-name="P5">a) Impresoras. https://es.ccm.net/aplicaciones-e-internet/museo-de-internet/enciclopedia/12012-que-es-un-conector-db9-y-para-que-sirve/</text:p>
      <text:p text:style-name="P29">b) Monitores.</text:p>
      <text:p text:style-name="P21">c) Tarjetas de sonido.</text:p>
      <text:p text:style-name="P29">d) Cámaras digitales.</text:p>
      <text:p text:style-name="P29"/>
      <text:p text:style-name="P29">¿Cuál es la función principal de un conector IEEE 1394 de 6 pines?</text:p>
      <text:p text:style-name="P5">a) Alta velocidad de transferencia y conexión en cadena. https://en.wikipedia.org/wiki/IEEE_1394</text:p>
      <text:p text:style-name="P29">b) Reversibilidad del conector.</text:p>
      <text:p text:style-name="P29">c) Conectar dispositivos de almacenamiento externo.</text:p>
      <text:p text:style-name="P29">d) Uso exclusivo en dispositivos Apple.</text:p>
      <text:p text:style-name="P29"/>
      <text:p text:style-name="P29">¿Cuántos pines tiene un conector Thunderbolt 4?</text:p>
      <text:p text:style-name="P29">a) 8.</text:p>
      <text:p text:style-name="P29">b) 16.</text:p>
      <text:p text:style-name="P5">c) 24. https://thunderbolttechnology.net/tech</text:p>
      <text:p text:style-name="P29">d) 32.</text:p>
      <text:p text:style-name="P29"/>
      <text:p text:style-name="P29">¿Qué tipo de dispositivo suele utilizar un conector PS/2 de 4 pines?</text:p>
      <text:p text:style-name="P29">a) Impresoras.</text:p>
      <text:p text:style-name="P29">b) Monitores.</text:p>
      <text:p text:style-name="P5">c) Teclados y ratones. https://www.techopedia.com/definition/3460/ps-2-connector</text:p>
      <text:p text:style-name="P29">d) Cámaras digitales.</text:p>
      <text:p text:style-name="P29"/>
      <text:p text:style-name="P29">¿Cuál es la función principal de un puerto COM en una computadora?</text:p>
      <text:p text:style-name="P29">a) Conectar dispositivos de red.</text:p>
      <text:p text:style-name="P29">b) Facilitar la carga de dispositivos móviles.</text:p>
      <text:p text:style-name="P5">c) Proporcionar comunicación serial con periféricos. https://www.techopedia.com/definition/17801/com-port</text:p>
      <text:p text:style-name="P29">d) Transmitir señales de video.</text:p>
      <text:p text:style-name="P29"/>
      <text:p text:style-name="P29">¿Cuántos pines tiene un conector LPT de 6 pines? <text:span text:style-name="T13">FALSO DB25 PINES. https://es.wikipedia.org/wiki/Puerto_paralelo</text:span></text:p>
      <text:p text:style-name="P21">a) 4.</text:p>
      <text:p text:style-name="P20">b) 6.</text:p>
      <text:p text:style-name="P29">c) 9.</text:p>
      <text:p text:style-name="P29">d) 12.</text:p>
      <text:p text:style-name="P29"/>
      <text:p text:style-name="P29">¿Qué tipo de dispositivo suele utilizar un conector IEEE 1394 de 4 pines?</text:p>
      <text:p text:style-name="P29">a) Impresoras.</text:p>
      <text:p text:style-name="P5"><text:soft-page-break/>b) Discos duros externos. https://en.wikipedia.org/wiki/IEEE_1394</text:p>
      <text:p text:style-name="P29">c) Teclados y ratones.</text:p>
      <text:p text:style-name="P29">d) Monitores.</text:p>
      <text:p text:style-name="P29"/>
      <text:p text:style-name="P29">¿Cuál es la función principal de un conector Thunderbolt en una computadora?</text:p>
      <text:p text:style-name="P29">a) Conectar dispositivos de red.</text:p>
      <text:p text:style-name="P29">b) Transmitir señales de audio de alta calidad.</text:p>
      <text:p text:style-name="P5">c) Alta velocidad de transferencia y conexión en cadena. https://thunderbolttechnology.net/tech</text:p>
      <text:p text:style-name="P29">d) Proporcionar energía para la carga de dispositivos móviles.</text:p>
      <text:p text:style-name="P29"/>
      <text:p text:style-name="P29"/>
      <text:p text:style-name="P29">¿Cuál de los siguientes conectores es analógico y se utiliza comúnmente para la conexión de monitores y proyectores?</text:p>
      <text:p text:style-name="P29">a) HDMI.</text:p>
      <text:p text:style-name="P29">b) DisplayPort.</text:p>
      <text:p text:style-name="P29">c) USB-C.</text:p>
      <text:p text:style-name="P5">d) VGA. https://www.techopedia.com/definition/4917/vga-connector</text:p>
      <text:p text:style-name="P29"/>
      <text:p text:style-name="P29">¿Cuántos pines tiene un conector VGA estándar?</text:p>
      <text:p text:style-name="P5">a) 15. https://www.techopedia.com/definition/4882/video-graphics-array-vga</text:p>
      <text:p text:style-name="P29">b) 9.</text:p>
      <text:p text:style-name="P29">c) 24.</text:p>
      <text:p text:style-name="P29">d) 19.</text:p>
      <text:p text:style-name="P29"/>
      <text:p text:style-name="P29">¿Cuál de los siguientes conectores es digital y se utiliza para transmitir audio y video de alta calidad?</text:p>
      <text:p text:style-name="P29">a) USB-C.</text:p>
      <text:p text:style-name="P29">b) VGA.</text:p>
      <text:p text:style-name="P29">c) HDMI.</text:p>
      <text:p text:style-name="P5">d) DisplayPort. https://www.adslzone.net/reportajes/tecnologia/hdmi-vs-displayport/</text:p>
      <text:p text:style-name="P29"/>
      <text:p text:style-name="P29">¿Cuál es la principal ventaja del conector HDMI sobre el VGA?</text:p>
      <text:p text:style-name="P29">a) Mayor velocidad de transferencia.</text:p>
      <text:p text:style-name="P29">b) Reversibilidad del conector.</text:p>
      <text:p text:style-name="P5">c) Transmite audio y video digital. https://www.adslzone.net/reportajes/tecnologia/hdmi-vs-displayport/</text:p>
      <text:p text:style-name="P29">d) Mayor resistencia física.</text:p>
      <text:p text:style-name="P29"/>
      <text:p text:style-name="P29">¿Cuántos pines tiene un conector HDMI estándar?</text:p>
      <text:p text:style-name="P29">a) 15.</text:p>
      <text:p text:style-name="P5">b) 19. https://es.wikipedia.org/wiki/High-Definition_Multimedia_Interface</text:p>
      <text:p text:style-name="P29">c) 24.</text:p>
      <text:p text:style-name="P29">d) 32.</text:p>
      <text:p text:style-name="P29"/>
      <text:p text:style-name="P29">¿Qué tipo de señal transmite el conector DisplayPort?</text:p>
      <text:p text:style-name="P29">a) Solo audio.</text:p>
      <text:p text:style-name="P29">b) Solo video.</text:p>
      <text:p text:style-name="P6">c) Audio y video. https://www.adslzone.net/reportajes/tecnologia/hdmi-vs-displayport/</text:p>
      <text:p text:style-name="P29">d) Datos de almacenamiento.</text:p>
      <text:p text:style-name="P29"/>
      <text:p text:style-name="P29">¿Cuántos pines tiene un conector DisplayPort estándar?</text:p>
      <text:p text:style-name="P29">a) 15.</text:p>
      <text:p text:style-name="P29"><text:soft-page-break/>b) 19.</text:p>
      <text:p text:style-name="P5">c) 20. https://es.wikipedia.org/wiki/DisplayPort</text:p>
      <text:p text:style-name="P29">d) 24.</text:p>
      <text:p text:style-name="P29"/>
      <text:p text:style-name="P29">¿Cuál de los siguientes conectores es reversible y se utiliza para la transmisión de datos, energía, audio y video?</text:p>
      <text:p text:style-name="P29">a) DisplayPort.</text:p>
      <text:p text:style-name="P5">b) USB-C. https://www.lavanguardia.com/andro4all/tecnologia/tipos-de-conectores-usb#index3</text:p>
      <text:p text:style-name="P29">c) HDMI.</text:p>
      <text:p text:style-name="P29">d) VGA.</text:p>
      <text:p text:style-name="P29"/>
      <text:p text:style-name="P29">¿Cuántos pines tiene un conector USB-C estándar?</text:p>
      <text:p text:style-name="P29">a) 15.</text:p>
      <text:p text:style-name="P29">b) 19.</text:p>
      <text:p text:style-name="P5">c) 24. https://es.wikipedia.org/wiki/USB-C</text:p>
      <text:p text:style-name="P29">d) 32.</text:p>
      <text:p text:style-name="P29"/>
      <text:p text:style-name="P29">¿Cuál es la principal ventaja del conector DisplayPort sobre el HDMI?</text:p>
      <text:p text:style-name="P5">a) Mayor velocidad de transferencia. https://www.info-computer.com/blog/diferencias-displayport-vs-hdmi-cual-elegir.html</text:p>
      <text:p text:style-name="P29">b) Reversibilidad del conector.</text:p>
      <text:p text:style-name="P29">c) Transmite audio y video digital.</text:p>
      <text:p text:style-name="P29">d) Mayor resistencia física.</text:p>
      <text:p text:style-name="P29"/>
      <text:p text:style-name="P29">¿Cuántos pines tiene un conector VGA de 9 pines?</text:p>
      <text:p text:style-name="P21">a) 9.</text:p>
      <text:p text:style-name="P5">b) 15. https://es.wikipedia.org/wiki/Video_Graphics_Array</text:p>
      <text:p text:style-name="P29">c) 24.</text:p>
      <text:p text:style-name="P29">d) 19.</text:p>
      <text:p text:style-name="P29"/>
      <text:p text:style-name="P29">¿Cuál de los siguientes conectores es conocido por su capacidad para admitir múltiples monitores mediante una sola conexión?</text:p>
      <text:p text:style-name="P5">a) HDMI. https://hardzone.es/tutoriales/componentes/duplicador-hdmi-salidas-video-grafica/</text:p>
      <text:p text:style-name="P29">b) DisplayPort.</text:p>
      <text:p text:style-name="P29">c) USB-C.</text:p>
      <text:p text:style-name="P29">d) VGA.</text:p>
      <text:p text:style-name="P29"/>
      <text:p text:style-name="P29">¿Cuántos pines tiene un conector HDMI Mini?</text:p>
      <text:p text:style-name="P29">a) 15.</text:p>
      <text:p text:style-name="P5">b) 19. https://www.xataka.com/alta-definicion/el-conector-mini-hdmi-ya-esta-desarrollo</text:p>
      <text:p text:style-name="P29">c) 24.</text:p>
      <text:p text:style-name="P29">d) 32.</text:p>
      <text:p text:style-name="P29"/>
      <text:p text:style-name="P29">¿Qué tipo de señal transmite el conector HDMI?</text:p>
      <text:p text:style-name="P29">a) Solo audio.</text:p>
      <text:p text:style-name="P29">b) Solo video.</text:p>
      <text:p text:style-name="P6">c) Audio y video. https://www.adslzone.net/reportajes/tecnologia/hdmi-vs-displayport/</text:p>
      <text:p text:style-name="P29">d) Datos de almacenamiento.</text:p>
      <text:p text:style-name="P29"/>
      <text:p text:style-name="P29">¿Cuántos pines tiene un conector DisplayPort de 20 pines?</text:p>
      <text:p text:style-name="P29">a) 15.</text:p>
      <text:p text:style-name="P29">b) 19.</text:p>
      <text:p text:style-name="P5"><text:soft-page-break/>c) 20. https://es.wikipedia.org/wiki/DisplayPort</text:p>
      <text:p text:style-name="P29">d) 24.</text:p>
      <text:p text:style-name="P29"/>
      <text:p text:style-name="P29">¿Cuál es la principal ventaja del conector VGA sobre el HDMI?</text:p>
      <text:p text:style-name="P29">a) Mayor velocidad de transferencia.</text:p>
      <text:p text:style-name="P29">b) Reversibilidad del conector.</text:p>
      <text:p text:style-name="P29">c) Transmite audio y video digital.</text:p>
      <text:p text:style-name="P76">d) Mayor resistencia física.</text:p>
      <text:p text:style-name="P7"/>
      <text:p text:style-name="P7"><text:span text:style-name="T54">(</text:span>NINGUNA</text:p>
      <text:p text:style-name="P5"><text:a xlink:type="simple" xlink:href="http://webcache.googleusercontent.com/search?q=cache%3Ahttps%3A%2F%2Fwww.chuwi.com%2Fes%2Fnews%2Fitems%2F3077.html&amp;sca_esv=597772508&amp;hl=es&amp;source=hp&amp;ei=KhGhZdmWJaDhkdUP-YyA0Ak&amp;iflsig=ANes7DEAAAAAZaEfOn3oJdKoWWNA-Jj_mPAvxywrNIcE&amp;ved=0ahUKEwjZ08GBz9eDAxWgcKQEHXkGAJoQ4dUDCAw&amp;uact=5&amp;oq=cache%3Ahttps%3A%2F%2Fwww.chuwi.com%2Fes%2Fnews%2Fitems%2F3077.html&amp;gs_lp=Egdnd3Mtd2l6IjNjYWNoZTpodHRwczovL3d3dy5jaHV3aS5jb20vZXMvbmV3cy9pdGVtcy8zMDc3Lmh0bWxI-iJQAFjVHXAIeACQAQCYAVWgAVWqAQExuAEDyAEA-AEB-AECwgIREC4YgAQYsQMYgwEYxwEY0QPCAg4QABiABBiKBRixAxiDAcICDhAuGIAEGIoFGLEDGIMBwgILEAAYgAQYsQMYgwHCAg4QLhiABBixAxjHARjRA8ICCxAuGIAEGLEDGIMBwgIQEAAYgAQYigUYChixAxiDAcICBRAAGIAEwgIFEC4YgATCAgoQLhgKGLEDGIAEwgIHEC4YgAQYCsICDRAuGIAEGMcBGNEDGArCAg4QLhiABBjHARivARiOBcICCBAuGIAEGLEDwgIIEAAYgAQYsQPCAggQLhixAxiABMICCxAuGIAEGLEDGNQC&amp;sclient=gws-wiz" text:style-name="Internet_20_link" text:visited-style-name="Visited_20_Internet_20_Link">http://webcache.googleusercontent.com/search?q=cache%3Ahttps%3A%2F%2Fwww.chuwi.com%2Fes%2Fnews%2Fitems%2F3077.html&amp;sca_esv=597772508&amp;hl=es&amp;source=hp&amp;ei=KhGhZdmWJaDhkdUP-YyA0Ak&amp;iflsig=ANes7DEAAAAAZaEfOn3oJdKoWWNA-Jj_mPAvxywrNIcE&amp;ved=0ahUKEwjZ08GBz9eDAxWgcKQEHXkGAJoQ4dUDCAw&amp;uact=5&amp;oq=cache%3Ahttps%3A%2F%2Fwww.chuwi.com%2Fes%2Fnews%2Fitems%2F3077.html&amp;gs_lp=Egdnd3Mtd2l6IjNjYWNoZTpodHRwczovL3d3dy5jaHV3aS5jb20vZXMvbmV3cy9pdGVtcy8zMDc3Lmh0bWxI-iJQAFjVHXAIeACQAQCYAVWgAVWqAQExuAEDyAEA-AEB-AECwgIREC4YgAQYsQMYgwEYxwEY0QPCAg4QABiABBiKBRixAxiDAcICDhAuGIAEGIoFGLEDGIMBwgILEAAYgAQYsQMYgwHCAg4QLhiABBixAxjHARjRA8ICCxAuGIAEGLEDGIMBwgIQEAAYgAQYigUYChixAxiDAcICBRAAGIAEwgIFEC4YgATCAgoQLhgKGLEDGIAEwgIHEC4YgAQYCsICDRAuGIAEGMcBGNEDGArCAg4QLhiABBjHARivARiOBcICCBAuGIAEGLEDwgIIEAAYgAQYsQPCAggQLhixAxiABMICCxAuGIAEGLEDGNQC&amp;sclient=gws-wiz</text:a><text:span text:style-name="T54">)</text:span></text:p>
      <text:p text:style-name="P5"/>
      <text:p text:style-name="P82">Alternativa del profe → <text:a xlink:type="simple" xlink:href="https://oa.upm.es/22058/1/PFC_JAIRO_DAVID_GUERRERO_VASQUEZ.pdf" text:style-name="Internet_20_link" text:visited-style-name="Visited_20_Internet_20_Link">https://oa.upm.es/22058/1/PFC_JAIRO_DAVID_GUERRERO_VASQUEZ.pdf</text:a></text:p>
      <text:p text:style-name="P82"/>
      <text:p text:style-name="P82">IMPUGNADA!!!!!!!!</text:p>
      <text:p text:style-name="P82"/>
      <text:p text:style-name="Standard"><text:line-break/></text:p>
      <text:p text:style-name="P31">Cuántos pines tiene un conector de tarjeta de expansión PCIe x1 estándar?</text:p>
      <text:p text:style-name="P30">a) 32.</text:p>
      <text:p text:style-name="P30">b) 64.</text:p>
      <text:p text:style-name="P30">c) 128.</text:p>
      <text:p text:style-name="P30">d) 164.</text:p>
      <text:p text:style-name="P8">18 Pines</text:p>
      <text:p text:style-name="P32">Fuente: <text:a xlink:type="simple" xlink:href="https://prodigytechno.com/pci-express-pcie-or-pci-e/#:~:text=PCIe%20Pin%20descriptions%3A&amp;text=It%20is%20a%20serial%20bus,in%20pair%20of%2018%20pins" text:style-name="Internet_20_link" text:visited-style-name="Visited_20_Internet_20_Link">https://prodigytechno.com/pci-express-pcie-or-pci-e/#:~:text=PCIe%20Pin%20descriptions%3A&amp;text=It%20is%20a%20serial%20bus,in%20pair%20of%2018%20pins</text:a>.</text:p>
      <text:p text:style-name="P33"/>
      <text:p text:style-name="P30">¿Qué tipo de placa base se utiliza comúnmente en computadoras de escritorio y torres?</text:p>
      <text:p text:style-name="P9">a) ATX.</text:p>
      <text:p text:style-name="P30">b) Mini-ITX.</text:p>
      <text:p text:style-name="P30">c) MicroATX.</text:p>
      <text:p text:style-name="P30">d) Extended ATX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Cuál es el tamaño estándar de una placa base Mini-ITX?</text:p>
      <text:p text:style-name="P30">a) 12 x 9.6 pulgadas.</text:p>
      <text:p text:style-name="P30">b) 9.6 x 9.6 pulgadas.</text:p>
      <text:p text:style-name="P9">c) 6.7 x 6.7 pulgadas.</text:p>
      <text:p text:style-name="P30">d) 15 x 13 pulgada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Cuál es la principal ventaja de una placa base ATX sobre una MicroATX?</text:p>
      <text:p text:style-name="P30">a) Menor tamaño.</text:p>
      <text:p text:style-name="P30">b) Menor capacidad de expansión.</text:p>
      <text:p text:style-name="P9">c) Mayor capacidad de expansión.</text:p>
      <text:p text:style-name="P30">d) Mayor compatibilidad con componente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Cuál es el tamaño estándar de una placa base ATX?</text:p>
      <text:p text:style-name="P9">a) 12 x 9.6 pulgadas.</text:p>
      <text:p text:style-name="P30">b) 9.6 x 9.6 pulgadas.</text:p>
      <text:p text:style-name="P30">c) 6.7 x 6.7 pulgadas.</text:p>
      <text:p text:style-name="P30">d) 15 x 13 pulgada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/>
      <text:p text:style-name="P30"/>
      <text:p text:style-name="P30">¿Qué tipo de caja para PC es más adecuado para una placa base Mini-ITX?</text:p>
      <text:p text:style-name="P30">a) Full Tower.</text:p>
      <text:p text:style-name="P30">b) Mid Tower.</text:p>
      <text:p text:style-name="P9">c) Mini Tower.</text:p>
      <text:p text:style-name="P30">d) Slim/Small Form Factor.</text:p>
      <text:p text:style-name="P32"><text:soft-page-break/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2"/>
      <text:p text:style-name="P30">¿Cuál de los siguientes factores de forma de placa base es más pequeño?</text:p>
      <text:p text:style-name="P30">a) Extended ATX.</text:p>
      <text:p text:style-name="P30">b) ATX.</text:p>
      <text:p text:style-name="P30">c) MicroATX.</text:p>
      <text:p text:style-name="P9">d) Mini-ITX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Cuál es el tamaño estándar de una placa base MicroATX?</text:p>
      <text:p text:style-name="P30">a) 12 x 9.6 pulgadas.</text:p>
      <text:p text:style-name="P9">b) 9.6 x 9.6 pulgadas.</text:p>
      <text:p text:style-name="P30">c) 6.7 x 6.7 pulgadas.</text:p>
      <text:p text:style-name="P30">d) 15 x 13 pulgada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Qué tipo de caja para PC es más grande y ofrece más espacio para componentes y enfriamiento?</text:p>
      <text:p text:style-name="P30">a) Slim/Small Form Factor.</text:p>
      <text:p text:style-name="P30">b) Mini Tower.</text:p>
      <text:p text:style-name="P30">c) Mid Tower.</text:p>
      <text:p text:style-name="P9">d) Full Tower.</text:p>
      <text:p text:style-name="P32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2"/>
      <text:p text:style-name="P30">¿Cuál de las siguientes opciones describe mejor una placa base Extended ATX?</text:p>
      <text:p text:style-name="P30">a) Tamaño pequeño para sistemas compactos.</text:p>
      <text:p text:style-name="P30">b) Tamaño estándar para computadoras de escritorio.</text:p>
      <text:p text:style-name="P9">c) Tamaño grande para sistemas de alta gama y servidores.</text:p>
      <text:p text:style-name="P30">d) Tamaño intermedio para sistemas equilibrado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/>
      <text:p text:style-name="P30"/>
      <text:p text:style-name="P30">¿Cuál de los siguientes factores de forma de placa base es más grande?</text:p>
      <text:p text:style-name="P30">a) Mini-ITX.</text:p>
      <text:p text:style-name="P30">b) MicroATX.</text:p>
      <text:p text:style-name="P30">c) ATX.</text:p>
      <text:p text:style-name="P9">d) Extended ATX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Cuál es el tamaño estándar de una placa base Extended ATX?</text:p>
      <text:p text:style-name="P22"><text:soft-page-break/>a) 12 x 9.6 pulgadas.</text:p>
      <text:p text:style-name="P30">b) 9.6 x 9.6 pulgadas.</text:p>
      <text:p text:style-name="P30">c) 6.7 x 6.7 pulgadas.</text:p>
      <text:p text:style-name="P33">d) 15 x 13 pulgadas.</text:p>
      <text:p text:style-name="P8">&gt;12 x 10.4 pulgadas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Qué tipo de caja para PC es más adecuado para una placa base Extended ATX?</text:p>
      <text:p text:style-name="P9">a) Full Tower.</text:p>
      <text:p text:style-name="P30">b) Mid Tower.</text:p>
      <text:p text:style-name="P30">c) Mini Tower.</text:p>
      <text:p text:style-name="P30">d) Slim/Small Form Factor.</text:p>
      <text:p text:style-name="P32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2"/>
      <text:p text:style-name="P30">¿Cuál de las siguientes opciones describe mejor una placa base ATX?</text:p>
      <text:p text:style-name="P30">a) Tamaño pequeño para sistemas compactos.</text:p>
      <text:p text:style-name="P9">b) Tamaño estándar para computadoras de escritorio.</text:p>
      <text:p text:style-name="P30">c) Tamaño grande para sistemas de alta gama y servidores.</text:p>
      <text:p text:style-name="P30">d) Tamaño intermedio para sistemas equilibrado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Cuál es el tamaño estándar de una placa base Mini-ATX? </text:p>
      <text:p text:style-name="P30">a) 12 x 9.6 pulgadas.</text:p>
      <text:p text:style-name="P30">b) 9.6 x 9.6 pulgadas.</text:p>
      <text:p text:style-name="P33"><text:span text:style-name="T11">c) 6.7 x 6.7 pulgadas.</text:span> <text:span text:style-name="T21">(Si se refiere a Mini-ITX)</text:span></text:p>
      <text:p text:style-name="P30">d) 15 x 13 pulgada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/>
      <text:p text:style-name="P30">¿Qué tipo de caja para PC es más adecuado para una placa base ATX?</text:p>
      <text:p text:style-name="P30">a) Slim/Small Form Factor.</text:p>
      <text:p text:style-name="P30">b) Mini Tower.</text:p>
      <text:p text:style-name="P9">c) Mid Tower.</text:p>
      <text:p text:style-name="P30">d) Full Tower. <text:span text:style-name="T21">(Mejor Refrigeración)</text:span></text:p>
      <text:p text:style-name="P32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2"/>
      <text:p text:style-name="P30">¿Cuál de las siguientes opciones describe mejor una placa base Mini-ITX?</text:p>
      <text:p text:style-name="P9">a) Tamaño pequeño para sistemas compactos.</text:p>
      <text:p text:style-name="P30">b) Tamaño estándar para computadoras de escritorio.</text:p>
      <text:p text:style-name="P30">c) Tamaño grande para sistemas de alta gama y servidores.</text:p>
      <text:p text:style-name="P30">d) Tamaño intermedio para sistemas equilibrados.</text:p>
      <text:p text:style-name="P32"><text:soft-page-break/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Cuál es el tamaño estándar de una placa base ATX?</text:p>
      <text:p text:style-name="P9">a) 12 x 9.6 pulgadas.</text:p>
      <text:p text:style-name="P30">b) 9.6 x 9.6 pulgadas.</text:p>
      <text:p text:style-name="P30">c) 6.7 x 6.7 pulgadas.</text:p>
      <text:p text:style-name="P30">d) 15 x 13 pulgada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Qué tipo de caja para PC es más adecuado para una placa base MicroATX?</text:p>
      <text:p text:style-name="P30">a) Full Tower.</text:p>
      <text:p text:style-name="P30">b) Mid Tower.</text:p>
      <text:p text:style-name="P9">c) Mini Tower.</text:p>
      <text:p text:style-name="P30">d) Slim/Small Form Factor.</text:p>
      <text:p text:style-name="P32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0"/>
      <text:p text:style-name="P30">¿Cuál de las siguientes opciones describe mejor una placa base MicroATX?</text:p>
      <text:p text:style-name="P22">a) Tamaño pequeño para sistemas compactos.</text:p>
      <text:p text:style-name="P22">b) Tamaño estándar para computadoras de escritorio.</text:p>
      <text:p text:style-name="P30">c) Tamaño grande para sistemas de alta gama y servidores.</text:p>
      <text:p text:style-name="P30">d) Tamaño intermedio para sistemas equilibrados.</text:p>
      <text:p text:style-name="P8">Tamaño pequeño y estandar</text:p>
      <text:p text:style-name="P32">Fuente: <text:a xlink:type="simple" xlink:href="https://es.wikipedia.org/wiki/MicroATX#:~:text=MicroATX%20es%20un%20tipo%20de,305%20mm%20×%20244%20mm" text:style-name="Internet_20_link" text:visited-style-name="Visited_20_Internet_20_Link">https://es.wikipedia.org/wiki/MicroATX#:~:text=MicroATX%20es%20un%20tipo%20de,305%20mm%20%C3%97%20244%20mm</text:a>.</text:p>
      <text:p text:style-name="P32"/>
      <text:p text:style-name="P30"/>
      <text:p text:style-name="P30"/>
      <text:p text:style-name="P30">¿Cuál es el tamaño estándar de una placa base Mini-ITX?</text:p>
      <text:p text:style-name="P30">a) 12 x 9.6 pulgadas.</text:p>
      <text:p text:style-name="P30">b) 9.6 x 9.6 pulgadas.</text:p>
      <text:p text:style-name="P9">c) 6.7 x 6.7 pulgadas.</text:p>
      <text:p text:style-name="P30">d) 15 x 13 pulgada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Qué tipo de caja para PC es más grande y ofrece más espacio para componentes y enfriamiento?</text:p>
      <text:p text:style-name="P30">a) Slim/Small Form Factor.</text:p>
      <text:p text:style-name="P30">b) Mini Tower.</text:p>
      <text:p text:style-name="P30">c) Mid Tower.</text:p>
      <text:p text:style-name="P9">d) Full Tower.</text:p>
      <text:p text:style-name="P32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2"/>
      <text:p text:style-name="P30">¿Cuál de las siguientes opciones describe mejor una placa base Extended ATX?</text:p>
      <text:p text:style-name="P30"><text:soft-page-break/>a) Tamaño pequeño para sistemas compactos.</text:p>
      <text:p text:style-name="P30">b) Tamaño estándar para computadoras de escritorio.</text:p>
      <text:p text:style-name="P9">c) Tamaño grande para sistemas de alta gama y servidores.</text:p>
      <text:p text:style-name="P30">d) Tamaño intermedio para sistemas equilibrado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 </text:p>
      <text:p text:style-name="P30"/>
      <text:p text:style-name="P30">¿Cuál es el tamaño estándar de una placa base MicroATX?</text:p>
      <text:p text:style-name="P30">a) 12 x 9.6 pulgadas.</text:p>
      <text:p text:style-name="P9">b) 9.6 x 9.6 pulgadas.</text:p>
      <text:p text:style-name="P30">c) 6.7 x 6.7 pulgadas.</text:p>
      <text:p text:style-name="P30">d) 15 x 13 pulgadas.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Qué tipo de caja para PC es más adecuado para una placa base Mini-ATX?</text:p>
      <text:p text:style-name="P30">a) Full Tower.</text:p>
      <text:p text:style-name="P30">b) Mid Tower.</text:p>
      <text:p text:style-name="P9">c) Mini Tower.</text:p>
      <text:p text:style-name="P30">d) Slim/Small Form Factor.</text:p>
      <text:p text:style-name="P32">Fuente: <text:a xlink:type="simple" xlink:href="https://spartangeek.com/blog/qué-tipos-de-gabinetes-de-computadora-existen-y-cuál-deberías-comprar#:~:text=tarjetas%20de%20video.-,Mid%20Tower,15%2D25%20cm%20de%20ancho" text:style-name="Internet_20_link" text:visited-style-name="Visited_20_Internet_20_Link">https://spartangeek.com/blog/qu%C3%A9-tipos-de-gabinetes-de-computadora-existen-y-cu%C3%A1l-deber%C3%ADas-comprar#:~:text=tarjetas%20de%20video.-,Mid%20Tower,15%2D25%20cm%20de%20ancho</text:a>.</text:p>
      <text:p text:style-name="P32"/>
      <text:p text:style-name="P30"/>
      <text:p text:style-name="P30"/>
      <text:p text:style-name="P30">¿Cuál de las siguientes opciones describe mejor una placa base ATX?</text:p>
      <text:p text:style-name="P30">a) Tamaño pequeño para sistemas compactos.</text:p>
      <text:p text:style-name="P30">b) Tamaño estándar para computadoras de escritorio.</text:p>
      <text:p text:style-name="P30">c) Tamaño grande para sistemas de alta gama y servidores.</text:p>
      <text:p text:style-name="P9">d) Tamaño intermedio para sistemas equilibrados.</text:p>
      <text:p text:style-name="P30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0"/>
      <text:p text:style-name="P30">¿Cuál es el tamaño estándar de una placa base Extended ATX?</text:p>
      <text:p text:style-name="P30">a) 12 x 9.6 pulgadas.</text:p>
      <text:p text:style-name="P30">b) 9.6 x 9.6 pulgadas.</text:p>
      <text:p text:style-name="P30">c) 6.7 x 6.7 pulgadas.</text:p>
      <text:p text:style-name="P30">d) 15 x 13 pulgadas.</text:p>
      <text:p text:style-name="P8">&gt;12 x 10.4 pulgadas</text:p>
      <text:p text:style-name="P32">Fuente: <text:a xlink:type="simple" xlink:href="https://www.coolmod.com/blog/categorias/componentes/tamanos-de-placas-base/#:~:text=ATX%20(Advanced%20Technology%20Extended).,configuraciones%20de%20PC%20de%20escritorio" text:style-name="Internet_20_link" text:visited-style-name="Visited_20_Internet_20_Link">https://www.coolmod.com/blog/categorias/componentes/tamanos-de-placas-base/#:~:text=ATX%20(Advanced%20Technology%20Extended).,configuraciones%20de%20PC%20de%20escritorio</text:a>.</text:p>
      <text:p text:style-name="P32"/>
      <text:p text:style-name="P30">¿Qué tipo de caja para PC es más pequeño y está diseñado para sistemas compactos?</text:p>
      <text:p text:style-name="P30"><text:span text:style-name="T11">a) Slim/Small Form Factor.</text:span> (Placasa Nano-ITX o Pico-ITX)</text:p>
      <text:p text:style-name="P30">b) Mini Tower.</text:p>
      <text:p text:style-name="P30">c) Mid Tower.</text:p>
      <text:p text:style-name="P30">d) Full Tower.</text:p>
      <text:p text:style-name="P30"><text:soft-page-break/>Fuente: <text:a xlink:type="simple" xlink:href="https://premioinc.com/blogs/blog/what-is-the-smallest-motherboard-form-factor#:~:text=Small%20form%20factor%20(SFF)%20motherboards,appearance%20in%20the%20embedded%20market" text:style-name="Internet_20_link" text:visited-style-name="Visited_20_Internet_20_Link">https://premioinc.com/blogs/blog/what-is-the-smallest-motherboard-form-factor#:~:text=Small%20form%20factor%20(SFF)%20motherboards,appearance%20in%20the%20embedded%20market</text:a>. </text:p>
      <text:p text:style-name="Standard"/>
      <text:p text:style-name="P65"><text:span text:style-name="T14">Instrucciones</text:span>: </text:p>
      <text:p text:style-name="P34">Marque con el <text:span text:style-name="T11">color amarillo </text:span>la opción que considere correcta. Solo una respuesta es correcta por pregunta. Integra la fuente (URL de dónde averiguaste la respuesta) de la respuesta para que tus compañeros puedan cotejar </text:p>
      <text:p text:style-name="P34">¿Cuál de los siguientes tipos de memoria se utiliza comúnmente en tarjetas madre y dispositivos de almacenamiento debido a su menor costo y mayor capacidad?</text:p>
      <text:p text:style-name="P34">a) SRAM.</text:p>
      <text:p text:style-name="P34">b) DDR.</text:p>
      <text:p text:style-name="P34">c) SDDR.</text:p>
      <text:p text:style-name="P34"><text:span text:style-name="T11">d) DRAM.</text:span><text:span text:style-name="T11"/></text:p>
      <text:p text:style-name="P34"><text:a xlink:type="simple" xlink:href="https://chat.openai.com/share/315e4c27-29da-4aa8-bc79-bdaa648982e6" text:style-name="Internet_20_link" text:visited-style-name="Visited_20_Internet_20_Link"><text:span text:style-name="Hyperlink">https://chat.openai.com/share/315e4c27-29da-4aa8-bc79-bdaa648982e6</text:span></text:a></text:p>
      <text:p text:style-name="P34"/>
      <text:p text:style-name="P34">¿Cuántos pines tiene un módulo de memoria SODIMM estándar?</text:p>
      <text:p text:style-name="P34"><text:span text:style-name="T11">a) 144.</text:span><text:span text:style-name="T11"/></text:p>
      <text:p text:style-name="P34"><text:span text:style-name="T11">b) 200.</text:span><text:span text:style-name="T11"/></text:p>
      <text:p text:style-name="P34">c) 260.</text:p>
      <text:p text:style-name="P34">d) 288.</text:p>
      <text:p text:style-name="P34"><text:a xlink:type="simple" xlink:href="https://es.wikipedia.org/wiki/SO-DIMM" text:style-name="Internet_20_link" text:visited-style-name="Visited_20_Internet_20_Link"><text:span text:style-name="Hyperlink"><text:span text:style-name="T26">SO-DIMM - Wikipedia, la enciclopedia libre</text:span></text:span></text:a></text:p>
      <text:p text:style-name="P34"/>
      <text:p text:style-name="P34">¿Cuál de las siguientes opciones describe mejor la función de una memoria RAM DDR2?</text:p>
      <text:p text:style-name="P34"><text:span text:style-name="T11">a) Transfiere datos en ambos flancos de la señal de reloj.</text:span><text:span text:style-name="T11"/></text:p>
      <text:p text:style-name="P34">b) Almacena datos de forma permanente incluso después del apagado.</text:p>
      <text:p text:style-name="P34">c) Utiliza un solo flanco de la señal de reloj para transferir datos.</text:p>
      <text:p text:style-name="P34">d) Tiene una velocidad de acceso más lenta en comparación con otras memorias.</text:p>
      <text:p text:style-name="P34"><text:a xlink:type="simple" xlink:href="https://es.wikipedia.org/wiki/DDR2_SDRAM" text:style-name="Internet_20_link" text:visited-style-name="Visited_20_Internet_20_Link"><text:span text:style-name="Hyperlink"><text:span text:style-name="T26">DDR2 SDRAM - Wikipedia, la enciclopedia libre</text:span></text:span></text:a></text:p>
      <text:p text:style-name="P34"/>
      <text:p text:style-name="P34">¿Cuál es el propósito principal de la memoria caché en un sistema informático?</text:p>
      <text:p text:style-name="P34">a) Almacenar datos de forma permanente.</text:p>
      <text:p text:style-name="P34"><text:span text:style-name="T11">b) Almacenar datos temporalmente para acceder más rápidamente a ellos.</text:span><text:span text:style-name="T11"/></text:p>
      <text:p text:style-name="P34">c) Proporcionar espacio de almacenamiento adicional.</text:p>
      <text:p text:style-name="P34">d) Manejar la gestión de energía del sistema.</text:p>
      <text:p text:style-name="P34"><text:a xlink:type="simple" xlink:href="https://es.wikipedia.org/wiki/Caché_(informática)" text:style-name="Internet_20_link" text:visited-style-name="Visited_20_Internet_20_Link"><text:span text:style-name="Hyperlink"><text:span text:style-name="T26">Caché (informática) - Wikipedia, la enciclopedia libre</text:span></text:span></text:a></text:p>
      <text:p text:style-name="P34"/>
      <text:p text:style-name="P34">¿Cuántos pines tiene un módulo de memoria DDR3 estándar?</text:p>
      <text:p text:style-name="P34">a) 144.</text:p>
      <text:p text:style-name="P34">b) 200.</text:p>
      <text:p text:style-name="P34"><text:span text:style-name="T11">c) 240.</text:span><text:span text:style-name="T11"/></text:p>
      <text:p text:style-name="P34">d) 288.</text:p>
      <text:p text:style-name="P34"><text:a xlink:type="simple" xlink:href="https://www.xataka.com/basics/tipos-memoria-ram-como-elegir-cual-se-adapta-a-que-necesitas#:~:text=Las%20memorias%20RAM%20de%20tipo,y%20la%20DDR4%20tiene%20260." text:style-name="Internet_20_link" text:visited-style-name="Visited_20_Internet_20_Link"><text:span text:style-name="Hyperlink"><text:span text:style-name="T26">Tipos de memoria RAM y cómo elegir cuál se adapta más a lo que necesitas (xataka.com)</text:span></text:span></text:a></text:p>
      <text:p text:style-name="P34"/>
      <text:p text:style-name="P34">¿Cuál de los siguientes tipos de memoria es conocido por su baja latencia y se utiliza comúnmente en aplicaciones que requieren un acceso rápido a los datos?</text:p>
      <text:p text:style-name="P34">a) DDR2.</text:p>
      <text:p text:style-name="P34">b) DDR4.</text:p>
      <text:p text:style-name="P34"><text:soft-page-break/><text:span text:style-name="T11">c) SRAM.</text:span><text:span text:style-name="T11"/></text:p>
      <text:p text:style-name="P34">d) SDDR.</text:p>
      <text:p text:style-name="P34"><text:a xlink:type="simple" xlink:href="https://es.wikipedia.org/wiki/SRAM" text:style-name="Internet_20_link" text:visited-style-name="Visited_20_Internet_20_Link"><text:span text:style-name="Hyperlink"><text:span text:style-name="T26">SRAM - Wikipedia, la enciclopedia libre</text:span></text:span></text:a></text:p>
      <text:p text:style-name="P34">¿Qué tipo de memoria se utiliza comúnmente en tarjetas de video de alto rendimiento y ofrece una alta velocidad de transferencia de datos?</text:p>
      <text:p text:style-name="P34">a) DDR.</text:p>
      <text:p text:style-name="P34"><text:span text:style-name="T11">b) GDDR.</text:span><text:span text:style-name="T11"/></text:p>
      <text:p text:style-name="P34">c) DDR2.</text:p>
      <text:p text:style-name="P34">d) SDDR.</text:p>
      <text:p text:style-name="P34"><text:a xlink:type="simple" xlink:href="https://es.wikipedia.org/wiki/GDDR" text:style-name="Internet_20_link" text:visited-style-name="Visited_20_Internet_20_Link"><text:span text:style-name="Hyperlink"><text:span text:style-name="T26">GDDR - Wikipedia, la enciclopedia libre</text:span></text:span></text:a></text:p>
      <text:p text:style-name="P34"/>
      <text:p text:style-name="P34">¿Cuántos pines tiene un módulo de memoria DDR4 estándar?</text:p>
      <text:p text:style-name="P34">a) 144.</text:p>
      <text:p text:style-name="P34">b) 200.</text:p>
      <text:p text:style-name="P34"><text:span text:style-name="T11">c) 288.</text:span><text:span text:style-name="T11"/></text:p>
      <text:p text:style-name="P34">d) 320.</text:p>
      <text:p text:style-name="P34"><text:a xlink:type="simple" xlink:href="https://es.wikipedia.org/wiki/DDR4_SDRAM" text:style-name="Internet_20_link" text:visited-style-name="Visited_20_Internet_20_Link"><text:span text:style-name="Hyperlink"><text:span text:style-name="T26">DDR4 SDRAM - Wikipedia, la enciclopedia libre</text:span></text:span></text:a></text:p>
      <text:p text:style-name="P34"/>
      <text:p text:style-name="P34">¿Cuál de las siguientes opciones describe mejor la función de una memoria RAM DDR4?</text:p>
      <text:p text:style-name="P34"><text:span text:style-name="T11">a) Transfiere datos en ambos flancos de la señal de reloj.</text:span><text:span text:style-name="T11"/></text:p>
      <text:p text:style-name="P34">b) Almacena datos de forma permanente incluso después del apagado.</text:p>
      <text:p text:style-name="P34">c) Utiliza un solo flanco de la señal de reloj para transferir datos.</text:p>
      <text:p text:style-name="P34">d) Tiene una velocidad de acceso más lenta en comparación con otras memorias.</text:p>
      <text:p text:style-name="P34"><text:a xlink:type="simple" xlink:href="https://es.wikipedia.org/wiki/DDR4_SDRAM" text:style-name="Internet_20_link" text:visited-style-name="Visited_20_Internet_20_Link"><text:span text:style-name="Hyperlink"><text:span text:style-name="T26">DDR4 SDRAM - Wikipedia, la enciclopedia libre</text:span></text:span></text:a></text:p>
      <text:p text:style-name="P34"/>
      <text:p text:style-name="P34">¿Cuál de las siguientes opciones describe mejor la función de una memoria RAM DDR3?</text:p>
      <text:p text:style-name="P34"><text:span text:style-name="T11">a) Transfiere datos en ambos flancos de la señal de reloj.</text:span><text:span text:style-name="T11"/></text:p>
      <text:p text:style-name="P34">b) Almacena datos de forma permanente incluso después del apagado.</text:p>
      <text:p text:style-name="P34">c) Utiliza un solo flanco de la señal de reloj para transferir datos.</text:p>
      <text:p text:style-name="P34">d) Tiene una velocidad de acceso más lenta en comparación con otras memorias.</text:p>
      <text:p text:style-name="P34"><text:a xlink:type="simple" xlink:href="https://es.wikipedia.org/wiki/DDR3_SDRAM" text:style-name="Internet_20_link" text:visited-style-name="Visited_20_Internet_20_Link"><text:span text:style-name="Hyperlink"><text:span text:style-name="T26">DDR3 SDRAM - Wikipedia, la enciclopedia libre</text:span></text:span></text:a></text:p>
      <text:p text:style-name="P34"/>
      <text:p text:style-name="P34">¿Cuál de los siguientes tipos de memoria es conocido por ser más rápido pero más caro, utilizado comúnmente en cachés y registros de CPU?</text:p>
      <text:p text:style-name="P34">a) DRAM.</text:p>
      <text:p text:style-name="P34"><text:span text:style-name="T11">b) SRAM.</text:span><text:span text:style-name="T11"/></text:p>
      <text:p text:style-name="P34">c) DDR.</text:p>
      <text:p text:style-name="P34">d) DDR4.</text:p>
      <text:p text:style-name="P39">IA Copilot:<text:span text:style-name="T32">La respuesta correcta es </text:span><text:span text:style-name="T33">b) SRAM</text:span><text:span text:style-name="T32">. La memoria SRAM (Static Random Access Memory) es conocida por ser más rápida pero más cara, y se utiliza comúnmente en cachés y registros de CPU. A diferencia de la memoria DRAM, la SRAM no necesita ser refrescada constantemente, lo que la hace más rápida. Sin embargo, su mayor costo y tamaño físico limitan su uso a pequeñas cantidades en partes del sistema donde la velocidad es crucial.</text:span></text:p>
      <text:p text:style-name="P34"/>
      <text:p text:style-name="P34"><text:soft-page-break/></text:p>
      <text:p text:style-name="P34">¿Cuál de las siguientes opciones describe mejor la tecnología de expansión ISA (Industry Standard Architecture)?</text:p>
      <text:p text:style-name="P34">a) Utiliza un bus de 32 bits y transmisión serie.</text:p>
      <text:p text:style-name="P34"><text:span text:style-name="T11">b) Fue reemplazada por PCI debido a su baja velocidad.</text:span><text:span text:style-name="T11"/></text:p>
      <text:p text:style-name="P34">c) Utiliza un bus de 16 bits y transmisión paralela.</text:p>
      <text:p text:style-name="P34">d) Es una tecnología exclusiva de computadoras Apple.</text:p>
      <text:p text:style-name="P34"><text:a xlink:type="simple" xlink:href="https://es.wikipedia.org/wiki/Peripheral_Component_Interconnect" text:style-name="Internet_20_link" text:visited-style-name="Visited_20_Internet_20_Link"><text:span text:style-name="Hyperlink"><text:span text:style-name="T26">Peripheral Component Interconnect - Wikipedia, la enciclopedia libre</text:span></text:span></text:a></text:p>
      <text:p text:style-name="P34"/>
      <text:p text:style-name="P34"/>
      <text:p text:style-name="P34">¿Cuántos pines tiene un slot de expansión PCI estándar?</text:p>
      <text:p text:style-name="P34"><text:span text:style-name="T11">a) 32.</text:span><text:span text:style-name="T11"/></text:p>
      <text:p text:style-name="P34">b) 64.</text:p>
      <text:p text:style-name="P34">c) 128.</text:p>
      <text:p text:style-name="P34">d) 16.</text:p>
      <text:p text:style-name="P34"><text:a xlink:type="simple" xlink:href="https://www.xataka.com/basics/pci-express-que-sirve-que-tipos-versiones-hay" text:style-name="Internet_20_link" text:visited-style-name="Visited_20_Internet_20_Link"><text:span text:style-name="Hyperlink"><text:span text:style-name="T26">PCI Express o PCIe: qué es, para qué sirve y qué tipos y versiones hay (xataka.com)</text:span></text:span></text:a></text:p>
      <text:p text:style-name="P34"/>
      <text:p text:style-name="P34">¿Cuál de las siguientes opciones describe mejor la tecnología de expansión PCI (Peripheral Component Interconnect)?</text:p>
      <text:p text:style-name="P34">a) Utiliza un bus de 16 bits y transmisión paralela.</text:p>
      <text:p text:style-name="P34">b) Es una tecnología obsoleta y ya no se utiliza.</text:p>
      <text:p text:style-name="P34">c) Utiliza un bus de 32 bits y transmisión serie.</text:p>
      <text:p text:style-name="P34"><text:span text:style-name="T11">d) Es un estándar común para conectar periféricos a la placa base.</text:span><text:span text:style-name="T11"/></text:p>
      <text:p text:style-name="P34"><text:a xlink:type="simple" xlink:href="https://es.wikipedia.org/wiki/Peripheral_Component_Interconnect" text:style-name="Internet_20_link" text:visited-style-name="Visited_20_Internet_20_Link"><text:span text:style-name="Hyperlink"><text:span text:style-name="T26">Peripheral Component Interconnect - Wikipedia, la enciclopedia libre</text:span></text:span></text:a></text:p>
      <text:p text:style-name="P34"/>
      <text:p text:style-name="P34">¿Cuántos pines tiene un conector PCIe x16, que es comúnmente utilizado para tarjetas de video de alto rendimiento?</text:p>
      <text:p text:style-name="P34">a) 32.</text:p>
      <text:p text:style-name="P34">b) 64.</text:p>
      <text:p text:style-name="P34">c) 128.</text:p>
      <text:p text:style-name="P34"><text:span text:style-name="T11">d) 164.</text:span><text:span text:style-name="T11"/></text:p>
      <text:p text:style-name="P34"><text:a xlink:type="simple" xlink:href="https://techoverflow.net/2021/04/06/how-many-pins-does-a-pcie-connector-have/" text:style-name="Internet_20_link" text:visited-style-name="Visited_20_Internet_20_Link"><text:span text:style-name="Hyperlink"><text:span text:style-name="T26">How many pins does a PCIe connector have? - TechOverflow</text:span></text:span></text:a></text:p>
      <text:p text:style-name="P34"/>
      <text:p text:style-name="P34">¿Cuál de las siguientes afirmaciones describe mejor la tecnología de expansión PCIe (Peripheral Component Interconnect Express)?</text:p>
      <text:p text:style-name="P34">a) Utiliza un bus de datos paralelo y transmisión serie.</text:p>
      <text:p text:style-name="P34">b) Fue desarrollada para reemplazar USB en la conexión de periféricos.</text:p>
      <text:p text:style-name="P34"><text:span text:style-name="T11">c) Ofrece una mayor velocidad y flexibilidad en comparación con PCI y AGP.</text:span><text:span text:style-name="T11"/></text:p>
      <text:p text:style-name="P34">d) Utiliza un conector de 32 pines para la conexión de dispositivos.</text:p>
      <text:p text:style-name="P34"><text:a xlink:type="simple" xlink:href="https://es.wikipedia.org/wiki/PCI_Express" text:style-name="Internet_20_link" text:visited-style-name="Visited_20_Internet_20_Link"><text:span text:style-name="Hyperlink"><text:span text:style-name="T26">PCI Express - Wikipedia, la enciclopedia libre</text:span></text:span></text:a></text:p>
      <text:p text:style-name="P34"/>
      <text:p text:style-name="P34">¿Cuántos pines tiene un conector PCIe x1, que se utiliza comúnmente para tarjetas de expansión de baja velocidad?</text:p>
      <text:p text:style-name="P34">a) 32.</text:p>
      <text:p text:style-name="P34"><text:soft-page-break/>b) 64.</text:p>
      <text:p text:style-name="P34">c) 128.</text:p>
      <text:p text:style-name="P34">d) 164.</text:p>
      <text:p text:style-name="P34"><text:a xlink:type="simple" xlink:href="https://techoverflow.net/2021/04/06/how-many-pins-does-a-pcie-connector-have/" text:style-name="Internet_20_link" text:visited-style-name="Visited_20_Internet_20_Link"><text:span text:style-name="Hyperlink"><text:span text:style-name="T26">How many pins does a PCIe connector have? - TechOverflow</text:span></text:span></text:a></text:p>
      <text:p text:style-name="P34"><text:span text:style-name="T11">La respuesta correcta es 36</text:span><text:span text:style-name="T11"/></text:p>
      <text:p text:style-name="P34"/>
      <text:p text:style-name="P34">¿Cuál de las siguientes opciones describe mejor la tecnología de expansión AGP (Accelerated Graphics Port)?</text:p>
      <text:p text:style-name="P34">a) Utiliza un bus de datos paralelo y transmisión paralela.</text:p>
      <text:p text:style-name="P34"><text:span text:style-name="T11">b) Es una versión obsoleta de PCI utilizada exclusivamente para tarjetas de video.</text:span><text:span text:style-name="T11"/></text:p>
      <text:p text:style-name="P34">c) Ofrece una velocidad de transferencia de datos más baja que PCI.</text:p>
      <text:p text:style-name="P34">d) Utiliza un conector de 64 pines para la conexión de dispositivos.</text:p>
      <text:p text:style-name="P34"><text:a xlink:type="simple" xlink:href="https://es.wikipedia.org/wiki/Accelerated_Graphics_Port" text:style-name="Internet_20_link" text:visited-style-name="Visited_20_Internet_20_Link"><text:span text:style-name="Hyperlink"><text:span text:style-name="T26">Accelerated Graphics Port - Wikipedia, la enciclopedia libre</text:span></text:span></text:a></text:p>
      <text:p text:style-name="P34"/>
      <text:p text:style-name="P34"/>
      <text:p text:style-name="P34"/>
      <text:p text:style-name="P34">¿Cuántos pines tiene un conector PCIe x4, que se utiliza para tarjetas de expansión de velocidad moderada?</text:p>
      <text:p text:style-name="P34">a) 32.</text:p>
      <text:p text:style-name="P34"><text:span text:style-name="T11">b) 64.</text:span><text:span text:style-name="T11"/></text:p>
      <text:p text:style-name="P34">c) 128.</text:p>
      <text:p text:style-name="P34">d) 164.</text:p>
      <text:p text:style-name="P34"><text:a xlink:type="simple" xlink:href="https://techoverflow.net/2021/04/06/how-many-pins-does-a-pcie-connector-have/" text:style-name="Internet_20_link" text:visited-style-name="Visited_20_Internet_20_Link"><text:span text:style-name="Hyperlink"><text:span text:style-name="T26">How many pins does a PCIe connector have? - TechOverflow</text:span></text:span></text:a></text:p>
      <text:p text:style-name="P34"/>
      <text:p text:style-name="P34">¿Cuál de las siguientes opciones describe mejor la tecnología de expansión VESA Local Bus (VLB)?</text:p>
      <text:p text:style-name="P34">a) Utiliza un bus de 64 bits y transmisión serie.</text:p>
      <text:p text:style-name="P34">b) Fue desarrollada para reemplazar USB en la conexión de periféricos.</text:p>
      <text:p text:style-name="P34">c) Es una versión mejorada de PCI con mayor velocidad.</text:p>
      <text:p text:style-name="P34"><text:span text:style-name="T11">d) Fue utilizada principalmente en computadoras de la década de 1990.</text:span><text:span text:style-name="T11"/></text:p>
      <text:p text:style-name="P34"><text:a xlink:type="simple" xlink:href="https://es.wikipedia.org/wiki/VESA_Local_Bus" text:style-name="Internet_20_link" text:visited-style-name="Visited_20_Internet_20_Link"><text:span text:style-name="Hyperlink"><text:span text:style-name="T26">VESA Local Bus - Wikipedia, la enciclopedia libre</text:span></text:span></text:a></text:p>
      <text:p text:style-name="P34"><text:a xlink:type="simple" xlink:href="https://www.informaticamoderna.com/Slot_VESA.htm" text:style-name="Internet_20_link" text:visited-style-name="Visited_20_Internet_20_Link"><text:span text:style-name="Hyperlink"><text:span text:style-name="T26">Slot - bus VESA , características y capacidades .:: www.informaticamoderna.com ::.</text:span></text:span></text:a></text:p>
      <text:p text:style-name="P16"><text:span text:style-name="Hyperlink"><text:span text:style-name="T28">I</text:span></text:span><text:span text:style-name="Hyperlink"><text:span text:style-name="T27">nstrucciones</text:span></text:span><text:span text:style-name="Hyperlink"><text:span text:style-name="T26">: </text:span></text:span>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0">¿Cuál de las siguientes opciones describe mejor la tecnología de expansión AGP (Accelerated Graphics Port)?</text:p>
      <text:p text:style-name="P40">a) Utiliza un bus de datos paralelo y transmisión paralela.</text:p>
      <text:p text:style-name="P10">b) Es una versión obsoleta de PCI utilizada exclusivamente para tarjetas de video.</text:p>
      <text:p text:style-name="P40">c) Ofrece una velocidad de transferencia de datos más baja que PCI.</text:p>
      <text:p text:style-name="P40">d) Utiliza un conector de 64 pines para la conexión de dispositivos.</text:p>
      <text:p text:style-name="P41"/>
      <text:p text:style-name="P41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P40"/>
      <text:p text:style-name="P40"/>
      <text:p text:style-name="P40"/>
      <text:p text:style-name="P40">¿Cuántos pines tiene un conector PCIe x4, que se utiliza para tarjetas de expansión de velocidad moderada?</text:p>
      <text:p text:style-name="P40">a) 32.</text:p>
      <text:p text:style-name="P10">b) 64.</text:p>
      <text:p text:style-name="P40">c) 128.</text:p>
      <text:p text:style-name="P40">d) 164.</text:p>
      <text:p text:style-name="P40"/>
      <text:p text:style-name="P42">fuente: <text:s text:c="2"/>https://www.xataka.com/basics/pci-express-que-sirve-que-tipos-versiones-hay</text:p>
      <text:p text:style-name="P40"/>
      <text:p text:style-name="P40"/>
      <text:p text:style-name="P40"/>
      <text:p text:style-name="P40"/>
      <text:p text:style-name="P40">¿Cuál de las siguientes opciones describe mejor la tecnología de expansión VESA Local Bus (VLB)?</text:p>
      <text:p text:style-name="P40">a) Utiliza un bus de 64 bits y transmisión serie.</text:p>
      <text:p text:style-name="P40">b) Fue desarrollada para reemplazar USB en la conexión de periféricos.</text:p>
      <text:p text:style-name="P40">c) Es una versión mejorada de PCI con mayor velocidad.</text:p>
      <text:p text:style-name="P10">d) Fue utilizada principalmente en computadoras de la década de 1990.</text:p>
      <text:p text:style-name="P10">ene un slot de expansión PCI estándar?</text:p>
      <text:p text:style-name="P10"/>
      <text:p text:style-name="P42">fuente: <text:s text:c="2"/>https://es.wikipedia.org/wiki/VESA_Local_Bus</text:p>
      <text:p text:style-name="P40"/>
      <text:p text:style-name="P40"/>
      <text:p text:style-name="P40">¿Cuál de las siguientes opciones describe mejor la tecnología de expansión PCIe (Peripheral Component Interconnect Express)?</text:p>
      <text:p text:style-name="P40">a) Utiliza un bus de datos paralelo y transmisión serie.</text:p>
      <text:p text:style-name="P40">b) Fue desarrollada para reemplazar USB en la conexión de periféricos.</text:p>
      <text:p text:style-name="P10">c) Ofrece una mayor velocidad y flexibilidad en comparación con PCI y AGP.</text:p>
      <text:p text:style-name="P10">d) Utiliza un conector de 32 pines para la conexión de dispositivos.</text:p>
      <text:p text:style-name="P10"><text:soft-page-break/></text:p>
      <text:p text:style-name="P23">Fuente: <text:s text:c="3"/>https://www.dell.com/support/kbdoc/es-es/000123517/qu%C3%A9-es-pci-y-pci-express-kb-art%C3%ADculo-161614</text:p>
      <text:p text:style-name="P40"/>
      <text:p text:style-name="P40">¿Cuántos pines tiene un conector PCIe x8, que se utiliza para tarjetas de expansión de velocidad moderada?</text:p>
      <text:p text:style-name="P40">a) 32.</text:p>
      <text:p text:style-name="P10">b) 64.</text:p>
      <text:p text:style-name="P40">c) 128.</text:p>
      <text:p text:style-name="P40">d) 164.</text:p>
      <text:p text:style-name="P40"/>
      <text:p text:style-name="P43">fuente: <text:s text:c="2"/>https://es.wikipedia.org/wiki/PCI_Express</text:p>
      <text:p text:style-name="P40"/>
      <text:p text:style-name="P40"/>
      <text:p text:style-name="P40"/>
      <text:p text:style-name="P40">¿Cuál de las siguientes opciones describe mejor la tecnología de expansión AGP (Accelerated Graphics Port)?</text:p>
      <text:p text:style-name="P40">a) Utiliza un bus de datos paralelo y transmisión paralela.</text:p>
      <text:p text:style-name="P10">b) Es una versión obsoleta de PCI utilizada exclusivamente para tarjetas de video.</text:p>
      <text:p text:style-name="P40">c) Ofrece una velocidad de transferencia de datos más baja que PCI.</text:p>
      <text:p text:style-name="P40">d) Utiliza un conector de 64 pines para la conexión de dispositivos.</text:p>
      <text:p text:style-name="P40"/>
      <text:p text:style-name="P41"><text:span text:style-name="T43">Fuente: <text:s text:c="2"/></text:span>https://en.wikipedia.org/wiki/Accelerated_Graphics_Port</text:p>
      <text:p text:style-name="P40"/>
      <text:p text:style-name="P40"/>
      <text:p text:style-name="P40"/>
      <text:p text:style-name="P40">¿Cuántos pines tiene un conector PCIe x16, que es comúnmente utilizado para tarjetas de video de alto rendimiento?</text:p>
      <text:p text:style-name="P40">a) 32.</text:p>
      <text:p text:style-name="P40">b) 64.</text:p>
      <text:p text:style-name="P40">c) 128.</text:p>
      <text:p text:style-name="P10">d) 164.</text:p>
      <text:p text:style-name="P10"/>
      <text:p text:style-name="P10"/>
      <text:p text:style-name="P23">fuente: <text:s text:c="2"/>https://www.xataka.com/basics/pci-express-que-sirve-que-tipos-versiones-hay</text:p>
      <text:p text:style-name="P40"/>
      <text:p text:style-name="P40"/>
      <text:p text:style-name="P40"/>
      <text:p text:style-name="P40">¿Cuál de las siguientes opciones describe mejor la tecnología de expansión VESA Local Bus (VLB)?</text:p>
      <text:p text:style-name="P40">a) Utiliza un bus de 64 bits y transmisión serie.</text:p>
      <text:p text:style-name="P40">b) Fue desarrollada para reemplazar USB en la conexión de periféricos.</text:p>
      <text:p text:style-name="P40">c) Es una versión mejorada de PCI con mayor velocidad.</text:p>
      <text:p text:style-name="P10">d) Fue utilizada principalmente en computadoras de la década de 1990.</text:p>
      <text:p text:style-name="P24"><text:soft-page-break/></text:p>
      <text:p text:style-name="P24"/>
      <text:p text:style-name="P23">fuente: <text:s text:c="2"/>https://es.wikipedia.org/wiki/VESA_Local_Bus</text:p>
      <text:p text:style-name="P10"/>
      <text:p text:style-name="P10"/>
      <text:p text:style-name="P40"/>
      <text:p text:style-name="P40">¿Cuántos pines tiene un conector PCIe x1, que se utiliza comúnmente para tarjetas de expansión de baja velocidad?</text:p>
      <text:p text:style-name="P10">a) 32.</text:p>
      <text:p text:style-name="P40">b) 64.</text:p>
      <text:p text:style-name="P40">c) 128.</text:p>
      <text:p text:style-name="P40">d) 164.</text:p>
      <text:p text:style-name="P40"/>
      <text:p text:style-name="P43">fuente: <text:s text:c="2"/>https://es.wikipedia.org/wiki/PCI_Express</text:p>
      <text:p text:style-name="P40"/>
      <text:p text:style-name="P40"/>
      <text:p text:style-name="P40"/>
      <text:p text:style-name="P40">¿Cuál de las siguientes opciones describe mejor la tecnología de expansión PCI Express (PCIe)?</text:p>
      <text:p text:style-name="P40">a) Utiliza un bus de datos paralelo y transmisión paralela.</text:p>
      <text:p text:style-name="P40">b) Fue desarrollada para reemplazar USB en la conexión de periféricos.</text:p>
      <text:p text:style-name="P10">c) Ofrece una mayor velocidad y flexibilidad en comparación con PCI y AGP.</text:p>
      <text:p text:style-name="P40">d) Utiliza un conector de 32 pines para la conexión de dispositivos.</text:p>
      <text:p text:style-name="P40"/>
      <text:p text:style-name="P40"/>
      <text:p text:style-name="P43">Fuente: <text:s text:c="2"/>https://es.wikipedia.org/wiki/PCI_Express</text:p>
      <text:p text:style-name="P40"/>
      <text:p text:style-name="P40">¿Cuántos pines tiene un conector PCIe x4, que se utiliza para tarjetas de expansión de velocidad moderada?</text:p>
      <text:p text:style-name="P40">a) 32.</text:p>
      <text:p text:style-name="P10">b) 64.</text:p>
      <text:p text:style-name="P40">c) 128.</text:p>
      <text:p text:style-name="P40">d) 164.</text:p>
      <text:p text:style-name="P40"/>
      <text:p text:style-name="P43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3"/>
      <text:p text:style-name="P43"/>
      <text:p text:style-name="P40"/>
      <text:p text:style-name="P40">¿Cuál de las siguientes opciones describe mejor la tecnología de expansión ISA (Industry Standard Architecture)?</text:p>
      <text:p text:style-name="P40">a) Utiliza un bus de 32 bits y transmisión serie.</text:p>
      <text:p text:style-name="P40">b) Fue reemplazada por PCI debido a su baja velocidad.</text:p>
      <text:p text:style-name="P10">c) Utiliza un bus de 16 bits y transmisión paralela.</text:p>
      <text:p text:style-name="P40">d) Es una tecnología exclusiva de computadoras Apple.</text:p>
      <text:p text:style-name="P40"/>
      <text:p text:style-name="P43"><text:soft-page-break/>Fuente: <text:s text:c="2"/>https://en.wikipedia.org/wiki/Industry_Standard_Architecture</text:p>
      <text:p text:style-name="P40"/>
      <text:p text:style-name="P40"/>
      <text:p text:style-name="P40"/>
      <text:p text:style-name="P40"/>
      <text:p text:style-name="P40">¿Cuántos pines tiene un conector PCIe x8, que se utiliza para tarjetas de expansión de velocidad moderada?</text:p>
      <text:p text:style-name="P40">a) 32.</text:p>
      <text:p text:style-name="P40">b) 64.</text:p>
      <text:p text:style-name="P10">c) 128.</text:p>
      <text:p text:style-name="P40">d) 164.</text:p>
      <text:p text:style-name="P40"/>
      <text:p text:style-name="P43">fuente: <text:s text:c="3"/><text:a xlink:type="simple" xlink:href="https://es.wikipedia.org/wiki/PCI_Express" text:style-name="Internet_20_link" text:visited-style-name="Visited_20_Internet_20_Link">https://es.wikipedia.org/wiki/PCI_Express</text:a></text:p>
      <text:p text:style-name="P43"/>
      <text:p text:style-name="P40"/>
      <text:p text:style-name="P40"/>
      <text:p text:style-name="P40">¿Cuál de las siguientes opciones describe mejor la tecnología de expansión PCI (Peripheral Component Interconnect)?</text:p>
      <text:p text:style-name="P40">a) Utiliza un bus de 16 bits y transmisión paralela.</text:p>
      <text:p text:style-name="P40">b) Es una tecnología obsoleta y ya no se utiliza.</text:p>
      <text:p text:style-name="P40">c) Utiliza un bus de 32 bits y transmisión serie.</text:p>
      <text:p text:style-name="P10">d) Es un estándar común para conectar periféricos a la placa base.</text:p>
      <text:p text:style-name="P10"/>
      <text:p text:style-name="P10"/>
      <text:p text:style-name="P23">Fuente: <text:s text:c="2"/>https://en.wikipedia.org/wiki/Industry_Standard_Architecture</text:p>
      <text:p text:style-name="P40"/>
      <text:p text:style-name="P40"/>
      <text:p text:style-name="P40"/>
      <text:p text:style-name="P40">¿Cuántos pines tiene un conector PCIe x16, que es comúnmente utilizado para tarjetas de video de alto rendimiento?</text:p>
      <text:p text:style-name="P40">a) 32.</text:p>
      <text:p text:style-name="P40">b) 64.</text:p>
      <text:p text:style-name="P40">c) 128.</text:p>
      <text:p text:style-name="P10">d) 164.</text:p>
      <text:p text:style-name="P10"/>
      <text:p text:style-name="P10"/>
      <text:p text:style-name="P23">fuente: <text:s text:c="2"/>https://es.wikipedia.org/wiki/PCI_Express</text:p>
      <text:p text:style-name="P10"/>
      <text:p text:style-name="P10"/>
      <text:p text:style-name="P40"/>
      <text:p text:style-name="P40">¿Cuál de las siguientes opciones describe mejor la tecnología de expansión AGP (Accelerated Graphics Port)?</text:p>
      <text:p text:style-name="P40">a) Utiliza un bus de datos paralelo y transmisión paralela.</text:p>
      <text:p text:style-name="P10">b) Es una versión obsoleta de PCI utilizada exclusivamente para tarjetas de video.</text:p>
      <text:p text:style-name="P40"><text:soft-page-break/>c) Ofrece una velocidad de transferencia de datos más baja que PCI.</text:p>
      <text:p text:style-name="P40">d) Utiliza un conector de 64 pines para la conexión de dispositivos.</text:p>
      <text:p text:style-name="P40"/>
      <text:p text:style-name="P43">Fuente: <text:s text:c="2"/>https://es.wikipedia.org/wiki/Accelerated_Graphics_Port</text:p>
      <text:p text:style-name="P40"/>
      <text:p text:style-name="P40"/>
      <text:p text:style-name="P40"/>
      <text:p text:style-name="P40"/>
      <text:p text:style-name="P40">¿Cuántos pines tiene un slot de expansión PCI estándar?</text:p>
      <text:p text:style-name="P40">a) 32.</text:p>
      <text:p text:style-name="P40">b) 64.</text:p>
      <text:p text:style-name="P10">c) 128.</text:p>
      <text:p text:style-name="P40">d) 16.</text:p>
      <text:p text:style-name="P40"/>
      <text:p text:style-name="P40"/>
      <text:p text:style-name="P43">fuente: <text:s text:c="2"/>https://www.xataka.com/basics/pci-express-que-sirve-que-tipos-versiones-hay</text:p>
      <text:p text:style-name="P40"/>
      <text:p text:style-name="P40"/>
      <text:p text:style-name="P40"/>
      <text:p text:style-name="P40"/>
      <text:p text:style-name="P40">¿Cuál de las siguientes opciones describe mejor la tecnología de expansión VESA Local Bus (VLB)?</text:p>
      <text:p text:style-name="P40">a) Utiliza un bus de 64 bits y transmisión serie.</text:p>
      <text:p text:style-name="P40">b) Fue desarrollada para reemplazar USB en la conexión de periféricos.</text:p>
      <text:p text:style-name="P40">c) Es una versión mejorada de PCI con mayor velocidad.</text:p>
      <text:p text:style-name="P10">d) Fue utilizada principalmente en computadoras de la década de 1990.</text:p>
      <text:p text:style-name="P10"/>
      <text:p text:style-name="P10"/>
      <text:p text:style-name="P23">fuente: <text:s text:c="2"/><text:a xlink:type="simple" xlink:href="https://es.wikipedia.org/wiki/VESA_Local_Bus" text:style-name="Internet_20_link" text:visited-style-name="Visited_20_Internet_20_Link">https://es.wikipedia.org/wiki/VESA_Local_Bus</text:a></text:p>
      <text:p text:style-name="P23"/>
      <text:p text:style-name="P23"/>
      <text:p text:style-name="P40"/>
      <text:p text:style-name="P40">¿Cuántos pines tiene un conector PCIe x1, que se utiliza comúnmente para tarjetas de expansión de baja velocidad?</text:p>
      <text:p text:style-name="P10">a) 32.</text:p>
      <text:p text:style-name="P40">b) 64.</text:p>
      <text:p text:style-name="P40">c) 128.</text:p>
      <text:p text:style-name="P40">d) 164.</text:p>
      <text:p text:style-name="P40"/>
      <text:p text:style-name="P40"/>
      <text:p text:style-name="P43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3"/>
      <text:p text:style-name="P43"/>
      <text:p text:style-name="P43"/>
      <text:p text:style-name="P40"><text:soft-page-break/></text:p>
      <text:p text:style-name="P40">¿Cuál de las siguientes opciones describe mejor la tecnología de expansión PCI Express (PCIe)?</text:p>
      <text:p text:style-name="P40">a) Utiliza un bus de datos paralelo y transmisión paralela.</text:p>
      <text:p text:style-name="P40">b) Fue desarrollada para reemplazar USB en la conexión de periféricos.</text:p>
      <text:p text:style-name="P10">c) Ofrece una mayor velocidad y flexibilidad en comparación con PCI y AGP.</text:p>
      <text:p text:style-name="P40">d) Utiliza un conector de 32 pines para la conexión de dispositivos.</text:p>
      <text:p text:style-name="P40"/>
      <text:p text:style-name="P40"/>
      <text:p text:style-name="P43">fuente: <text:s text:c="2"/>https://es.wikipedia.org/wiki/PCI_Express</text:p>
      <text:p text:style-name="P40"/>
      <text:p text:style-name="P40"/>
      <text:p text:style-name="P40"/>
      <text:p text:style-name="P40"/>
      <text:p text:style-name="P40"/>
      <text:p text:style-name="P40"/>
      <text:p text:style-name="P40">¿Cuántos pines tiene un conector PCIe x4, que se utiliza para tarjetas de expansión de velocidad moderada?</text:p>
      <text:p text:style-name="P40">a) 32.</text:p>
      <text:p text:style-name="P10">b) 64.</text:p>
      <text:p text:style-name="P40">c) 128.</text:p>
      <text:p text:style-name="P40">d) 164.</text:p>
      <text:p text:style-name="P40"/>
      <text:p text:style-name="P43">fuente: <text:s text:c="2"/>https://www.profesionalreview.com/2018/12/10/conectores-pci-express-x16-x8-x4-y-x1/</text:p>
      <text:p text:style-name="P40"/>
      <text:p text:style-name="P40"/>
      <text:p text:style-name="P40"/>
      <text:p text:style-name="P40">¿Cuál de las siguientes opciones describe mejor la tecnología de expansión ISA (Industry Standard Architecture)?</text:p>
      <text:p text:style-name="P40">a) Utiliza un bus de 32 bits y transmisión serie.</text:p>
      <text:p text:style-name="P40">b) Fue reemplazada por PCI debido a su baja velocidad.</text:p>
      <text:p text:style-name="P10">c) Utiliza un bus de 16 bits y transmisión paralela.</text:p>
      <text:p text:style-name="P40">d) Es una tecnología exclusiva de computadoras Apple.</text:p>
      <text:p text:style-name="P40"/>
      <text:p text:style-name="P40"/>
      <text:p text:style-name="P43">Fuente: <text:s text:c="2"/><text:a xlink:type="simple" xlink:href="https://es.wikipedia.org/wiki/Industry_Standard_Architecture" text:style-name="Internet_20_link" text:visited-style-name="Visited_20_Internet_20_Link">https://es.wikipedia.org/wiki/Industry_Standard_Architecture</text:a></text:p>
      <text:p text:style-name="P43"/>
      <text:p text:style-name="P43"/>
      <text:p text:style-name="P43"/>
      <text:p text:style-name="P40">¿Cuántos pines tiene un conector PCIe x8, que se utiliza para tarjetas de expansión de velocidad moderada?</text:p>
      <text:p text:style-name="P40">a) 32.</text:p>
      <text:p text:style-name="P40">b) 64.</text:p>
      <text:p text:style-name="P10">c) 128.</text:p>
      <text:p text:style-name="P40">d) 164.</text:p>
      <text:p text:style-name="P40"><text:soft-page-break/></text:p>
      <text:p text:style-name="P40"/>
      <text:p text:style-name="Standard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Standard"><text:span text:style-name="Hyperlink"><text:span text:style-name="T26"/></text:span></text:p>
      <text:p text:style-name="P66"><text:span text:style-name="Hyperlink"><text:span text:style-name="T39">Instrucciones</text:span></text:span><text:span text:style-name="Hyperlink"><text:span text:style-name="T40">: </text:span></text:span></text:p>
      <text:p text:style-name="P35">Marque con el <text:span text:style-name="T11">color amarillo </text:span>la opción que considere correcta. Solo una respuesta es correcta por pregunta. Integra la fuente (URL de dónde averiguaste la respuesta) de la respuesta para que tus compañeros puedan cotejar </text:p>
      <text:p text:style-name="P35"><text:span text:style-name="T35"/></text:p>
      <text:p text:style-name="P35">¿Cuántos pines tiene un conector de panel frontal estándar en una placa base?<text:span text:style-name="T35"/></text:p>
      <text:p text:style-name="P35"><text:span text:style-name="T17">a) 10.</text:span><text:span text:style-name="T34"/></text:p>
      <text:p text:style-name="P35">b) 12.<text:span text:style-name="T35"/></text:p>
      <text:p text:style-name="P35">c) 16.<text:span text:style-name="T35"/></text:p>
      <text:p text:style-name="P35">d) 20.<text:span text:style-name="T35"/></text:p>
      <text:p text:style-name="P35"><text:span text:style-name="T35"/></text:p>
      <text:p text:style-name="P35">Fuente: https://www.ticarte.com/contenido/conectores-internos-de-la-placa-base<text:span text:style-name="T35"/></text:p>
      <text:p text:style-name="P35"><text:span text:style-name="T35"/></text:p>
      <text:p text:style-name="P35">¿Cuál de los siguientes conectores se utiliza para la conexión de ventiladores en una placa base?<text:span text:style-name="T35"/></text:p>
      <text:p text:style-name="P35">a) Floppy.<text:span text:style-name="T35"/></text:p>
      <text:p text:style-name="P35">b) IDE.<text:span text:style-name="T35"/></text:p>
      <text:p text:style-name="P35">c) ATX.<text:span text:style-name="T35"/></text:p>
      <text:p text:style-name="P35"><text:span text:style-name="T17">d) Fan Header.</text:span><text:span text:style-name="T34"/></text:p>
      <text:p text:style-name="P35"><text:span text:style-name="T35"/></text:p>
      <text:p text:style-name="P35"><text:span text:style-name="T47">Fuente: https://hardzone.es/reportajes/que-es/tipos-conector-ventilador/</text:span><text:span text:style-name="T36"/></text:p>
      <text:p text:style-name="P35"><text:span text:style-name="T35"/></text:p>
      <text:p text:style-name="P35">¿Cuántos cables de alimentación puede proporcionar un solo conector SATA en una placa base?<text:span text:style-name="T35"/></text:p>
      <text:p text:style-name="P35"><text:span text:style-name="T17">a) 1.</text:span><text:span text:style-name="T34"/></text:p>
      <text:p text:style-name="P35">b) 2.<text:span text:style-name="T35"/></text:p>
      <text:p text:style-name="P35">c) 3.<text:span text:style-name="T35"/></text:p>
      <text:p text:style-name="P35">d) 4.<text:span text:style-name="T35"/></text:p>
      <text:p text:style-name="P35"><text:span text:style-name="T35"/></text:p>
      <text:p text:style-name="P35">Fuente:https://www.carm.es/edu/pub/04_2015/2_3_2_contenido.html#:~:text=SATA%20usa%20un%20cable%20mucho,solo%20permite%20conectar%20una%20unidad.<text:span text:style-name="T35"/></text:p>
      <text:p text:style-name="P35"><text:span text:style-name="T35"/></text:p>
      <text:p text:style-name="P35">¿Cuál de los siguientes conectores se utiliza para la conexión de tarjetas de expansión, como tarjetas de video, en una placa base?<text:span text:style-name="T35"/></text:p>
      <text:p text:style-name="P35">a) SATA.<text:span text:style-name="T35"/></text:p>
      <text:p text:style-name="P35">b) IDE.<text:span text:style-name="T35"/></text:p>
      <text:p text:style-name="P35"><text:span text:style-name="T17">c) PCI Express (PCIe).</text:span><text:span text:style-name="T34"/></text:p>
      <text:p text:style-name="P35">d) Floppy.<text:span text:style-name="T35"/></text:p>
      <text:p text:style-name="P35"><text:span text:style-name="T35"/></text:p>
      <text:p text:style-name="P35">Fuente: https://community.fs.com/es/article/que-es-tarjeta-de-expansion-y-tipos-de-tarjeta-de-expansion.html<text:span text:style-name="T35"/></text:p>
      <text:p text:style-name="P35"><text:span text:style-name="T35"/></text:p>
      <text:p text:style-name="P35">¿Cuántos pines tiene un conector de fuente de alimentación EPS (ATX12V) estándar?<text:span text:style-name="T35"/></text:p>
      <text:p text:style-name="P35"><text:span text:style-name="T47">a) 4.</text:span><text:span text:style-name="T36"/></text:p>
      <text:p text:style-name="P35"><text:span text:style-name="T17">b) 8.</text:span><text:span text:style-name="T34"/></text:p>
      <text:p text:style-name="P35">c) 12.<text:span text:style-name="T35"/></text:p>
      <text:p text:style-name="P35"><text:soft-page-break/>d) 24.<text:span text:style-name="T35"/></text:p>
      <text:p text:style-name="P35"><text:span text:style-name="T35"/></text:p>
      <text:p text:style-name="P35">Fuente: https://www.profesionalreview.com/2019/02/17/conectores-fuente-alimentacion/#Conectores_CPU_EPS12V_y_ATX12V<text:span text:style-name="T35"/></text:p>
      <text:p text:style-name="P35"><text:span text:style-name="T35"/></text:p>
      <text:p text:style-name="P35">¿Cuál de los siguientes conectores se utiliza para la conexión de periféricos como mouse y teclado en una placa base?<text:span text:style-name="T35"/></text:p>
      <text:p text:style-name="P35">a) SATA.<text:span text:style-name="T35"/></text:p>
      <text:p text:style-name="P35">b) IDE.<text:span text:style-name="T35"/></text:p>
      <text:p text:style-name="P35">c) ATX.<text:span text:style-name="T35"/></text:p>
      <text:p text:style-name="P35"><text:span text:style-name="T17">d) PS/2.</text:span><text:span text:style-name="T34"/></text:p>
      <text:p text:style-name="P35"><text:span text:style-name="T35"/></text:p>
      <text:p text:style-name="P35"><text:span text:style-name="T47">Fuente: https://www.xataka.com/basics/puerto-ps-2-que-sirve</text:span><text:span text:style-name="T36"/></text:p>
      <text:p text:style-name="P35"><text:span text:style-name="T35"/></text:p>
      <text:p text:style-name="P35">¿Cuántos cables de datos puede soportar un solo conector SATA Express en una placa base?<text:span text:style-name="T35"/></text:p>
      <text:p text:style-name="P35"><text:span text:style-name="T47">a) 1.</text:span><text:span text:style-name="T36"/></text:p>
      <text:p text:style-name="P35"><text:span text:style-name="T17">b) 2.</text:span><text:span text:style-name="T34"/></text:p>
      <text:p text:style-name="P35">c) 4.<text:span text:style-name="T35"/></text:p>
      <text:p text:style-name="P35">d) 8.<text:span text:style-name="T35"/></text:p>
      <text:p text:style-name="P35"><text:span text:style-name="T35"/></text:p>
      <text:p text:style-name="P35">Fuente: https://www.profesionalreview.com/2018/11/29/sata-express/<text:span text:style-name="T35"/></text:p>
      <text:p text:style-name="P35"><text:span text:style-name="T35"/></text:p>
      <text:p text:style-name="P35">¿Cuál de los siguientes conectores se utiliza para la conexión de tarjetas de sonido en una placa base?<text:span text:style-name="T35"/></text:p>
      <text:p text:style-name="P35">a) SATA.<text:span text:style-name="T35"/></text:p>
      <text:p text:style-name="P35">b) IDE.<text:span text:style-name="T35"/></text:p>
      <text:p text:style-name="P35"><text:span text:style-name="T17">c) PCI Express (PCIe).</text:span><text:span text:style-name="T34"/></text:p>
      <text:p text:style-name="P35">d) Audio Header.<text:span text:style-name="T35"/></text:p>
      <text:p text:style-name="P35"><text:span text:style-name="T35"/></text:p>
      <text:p text:style-name="P35">Fuente: https://es.wikihow.com/instalar-un-tarjeta-de-sonido<text:span text:style-name="T35"/></text:p>
      <text:p text:style-name="P35"><text:span text:style-name="T35"/></text:p>
      <text:p text:style-name="P35">¿Cuántos pines tiene un conector de ventilador estándar en una placa base?<text:span text:style-name="T35"/></text:p>
      <text:p text:style-name="P35">a) 2.<text:span text:style-name="T35"/></text:p>
      <text:p text:style-name="P35"><text:span text:style-name="T17">b) 3.</text:span><text:span text:style-name="T34"/></text:p>
      <text:p text:style-name="P35"><text:span text:style-name="T47">c) 4.</text:span><text:span text:style-name="T36"/></text:p>
      <text:p text:style-name="P35">d) 5.<text:span text:style-name="T35"/></text:p>
      <text:p text:style-name="P35"><text:span text:style-name="T35"/></text:p>
      <text:p text:style-name="P35">Fuente: https://hardzone.es/tutoriales/mantenimiento/ventiladores-3-4-pines-diferencias/<text:span text:style-name="T35"/></text:p>
      <text:p text:style-name="P35"><text:span text:style-name="T35"/></text:p>
      <text:p text:style-name="P35">¿Cuál de los siguientes conectores se utiliza para la conexión de unidades de almacenamiento SATA en una placa base?<text:span text:style-name="T35"/></text:p>
      <text:p text:style-name="P35"><text:span text:style-name="T17">a) SATA.</text:span><text:span text:style-name="T34"/></text:p>
      <text:p text:style-name="P35">b) IDE.<text:span text:style-name="T35"/></text:p>
      <text:p text:style-name="P35">c) ATX.<text:span text:style-name="T35"/></text:p>
      <text:p text:style-name="P35"><text:soft-page-break/>d) USB.<text:span text:style-name="T35"/></text:p>
      <text:p text:style-name="P35"><text:span text:style-name="T35"/></text:p>
      <text:p text:style-name="P35">Fuente: https://www.xataka.com/basics/conexion-sata-que-sirve-tipos-velocidades<text:span text:style-name="T35"/></text:p>
      <text:p text:style-name="P35"><text:span text:style-name="T35"/></text:p>
      <text:p text:style-name="P35"><text:span text:style-name="T44">¿Cuántos pines tiene un conector de tarjeta de expansión PCI estándar?</text:span><text:span text:style-name="T35"/></text:p>
      <text:p text:style-name="P68"><text:span text:style-name="T44">a) 32.</text:span><text:span text:style-name="T35"/></text:p>
      <text:p text:style-name="P35"><text:span text:style-name="T44">b) 64.</text:span><text:span text:style-name="T35"/></text:p>
      <text:p text:style-name="P35"><text:span text:style-name="T46">c) 128.</text:span><text:span text:style-name="T36"/></text:p>
      <text:p text:style-name="P35"><text:span text:style-name="T44">d) 256.</text:span><text:span text:style-name="T35"/></text:p>
      <text:p text:style-name="P35"><text:a xlink:type="simple" xlink:href="https://es.wikipedia.org/wiki/Peripheral_Component_Interconnect" text:style-name="Internet_20_link" text:visited-style-name="Visited_20_Internet_20_Link">https://es.wikipedia.org/wiki/Peripheral_Component_Interconnect</text:a></text:p>
      <text:p text:style-name="P35"/>
      <text:p text:style-name="P35">¿Cuál de los siguientes conectores se utiliza para la conexión de unidades ópticas y discos duros en una placa base?<text:span text:style-name="T35"/></text:p>
      <text:p text:style-name="P35"><text:span text:style-name="T17">a) SATA.</text:span><text:span text:style-name="T34"/></text:p>
      <text:p text:style-name="P35">b) IDE.<text:span text:style-name="T35"/></text:p>
      <text:p text:style-name="P35">c) ATX.<text:span text:style-name="T35"/></text:p>
      <text:p text:style-name="P35">d) USB.<text:span text:style-name="T35"/></text:p>
      <text:p text:style-name="P35"><text:span text:style-name="T35"/></text:p>
      <text:p text:style-name="P35">Fuente: https://www.ordenatech.es/conector-sata-caracteristicas-y-ventajas/#:~:text=Un%20conector%20SATA%20es%20un,rapidez%20y%20de%20forma%20c%C3%B3moda.<text:span text:style-name="T35"/></text:p>
      <text:p text:style-name="P35"><text:span text:style-name="T35"/></text:p>
      <text:p text:style-name="P35">¿Cuántos pines tiene un conector de panel frontal USB estándar en una placa base?<text:span text:style-name="T35"/></text:p>
      <text:p text:style-name="P35">a) 8.<text:span text:style-name="T35"/></text:p>
      <text:p text:style-name="P35"><text:span text:style-name="T17">b) 10.</text:span><text:span text:style-name="T34"/></text:p>
      <text:p text:style-name="P35">c) 12.<text:span text:style-name="T35"/></text:p>
      <text:p text:style-name="P35">d) 20.<text:span text:style-name="T35"/></text:p>
      <text:p text:style-name="P35"><text:span text:style-name="T35"/></text:p>
      <text:p text:style-name="P35">Fuente: https://www.geeknetic.es/Guia/2211/Conectores-de-Placa-Base-Todos-los-tipos-y-modelos.html#:~:text=Cuentan%20con%209%20pines%2C%20similares,a%202%20puertos%20USB%202.0.<text:span text:style-name="T35"/></text:p>
      <text:p text:style-name="P35"><text:span text:style-name="T35"/></text:p>
      <text:p text:style-name="P35">¿Cuál de los siguientes conectores se utiliza para la conexión de tarjetas de red en una placa base?<text:span text:style-name="T35"/></text:p>
      <text:p text:style-name="P35">a) SATA.<text:span text:style-name="T35"/></text:p>
      <text:p text:style-name="P35">b) IDE.<text:span text:style-name="T35"/></text:p>
      <text:p text:style-name="P35"><text:span text:style-name="T17">c) PCI Express (PCIe).</text:span><text:span text:style-name="T34"/></text:p>
      <text:p text:style-name="P35">d) Ethernet Header.<text:span text:style-name="T35"/></text:p>
      <text:p text:style-name="P35"><text:span text:style-name="T35"/></text:p>
      <text:p text:style-name="P35">Fuente: https://bitaspain.com/partes-puertos-y-conectores-de-una-tarjeta-de-red/<text:span text:style-name="T35"/></text:p>
      <text:p text:style-name="P35"><text:span text:style-name="T35"/></text:p>
      <text:p text:style-name="P35"><text:span text:style-name="T35"/></text:p>
      <text:p text:style-name="P35">¿Cuántos cables de datos puede soportar un solo conector M.2 en una placa base?<text:span text:style-name="T35"/></text:p>
      <text:p text:style-name="P35"><text:span text:style-name="T17">a) 1.</text:span><text:span text:style-name="T34"/></text:p>
      <text:p text:style-name="P35">b) 2.<text:span text:style-name="T35"/></text:p>
      <text:p text:style-name="P35">c) 4.<text:span text:style-name="T35"/></text:p>
      <text:p text:style-name="P35"><text:soft-page-break/>d) 8.<text:span text:style-name="T35"/></text:p>
      <text:p text:style-name="P35"><text:span text:style-name="T35"/></text:p>
      <text:p text:style-name="P35">Fuente: <text:a xlink:type="simple" xlink:href="https://www.kingston.com/latam/blog/pc-performance/two-types-m2-vs-ssd" text:style-name="Internet_20_link" text:visited-style-name="Visited_20_Internet_20_Link"><text:span text:style-name="Hyperlink"><text:span text:style-name="T31">https://www.kingston.com/latam/blog/pc-performance/two-types-m2-vs-ssd</text:span></text:span></text:a></text:p>
      <text:p text:style-name="P35"><text:span text:style-name="T35"/></text:p>
      <text:p text:style-name="P35">¿Cuál de los siguientes conectores se utiliza para la conexión de módulos de memoria RAM en una placa base?<text:span text:style-name="T35"/></text:p>
      <text:p text:style-name="P35">a) SATA.<text:span text:style-name="T35"/></text:p>
      <text:p text:style-name="P35">b) IDE.<text:span text:style-name="T35"/></text:p>
      <text:p text:style-name="P35">c) ATX.<text:span text:style-name="T35"/></text:p>
      <text:p text:style-name="P35"><text:span text:style-name="T17">d) DIMM.</text:span><text:span text:style-name="T34"/></text:p>
      <text:p text:style-name="P35"><text:span text:style-name="T35"/></text:p>
      <text:p text:style-name="P35"><text:span text:style-name="T47">Fuente: </text:span><text:a xlink:type="simple" xlink:href="https://es.wikipedia.org/wiki/DIMM" text:style-name="Internet_20_link" text:visited-style-name="Visited_20_Internet_20_Link"><text:span text:style-name="Hyperlink"><text:span text:style-name="T41">https://es.wikipedia.org/wiki/DIMM</text:span></text:span></text:a></text:p>
      <text:p text:style-name="P35"><text:span text:style-name="T35"/></text:p>
      <text:p text:style-name="P35"><text:span text:style-name="T35"/></text:p>
      <text:p text:style-name="P35"><text:span text:style-name="T35"/></text:p>
      <text:p text:style-name="P35">¿Cuántos pines tiene un conector de tarjeta de expansión PCIe x16 estándar?<text:span text:style-name="T35"/></text:p>
      <text:p text:style-name="P35">a) 32.<text:span text:style-name="T35"/></text:p>
      <text:p text:style-name="P35">b) 64.<text:span text:style-name="T35"/></text:p>
      <text:p text:style-name="P35"><text:span text:style-name="T47">c) 128.</text:span><text:span text:style-name="T36"/></text:p>
      <text:p text:style-name="P35"><text:span text:style-name="T17">d) 164.</text:span><text:span text:style-name="T34"/></text:p>
      <text:p text:style-name="P35"><text:span text:style-name="T35"/></text:p>
      <text:p text:style-name="P35"><text:span text:style-name="T47">Fuente: http://javiervalcarce.eu/pub/ins_pcie.pdf</text:span><text:span text:style-name="T36"/></text:p>
      <text:p text:style-name="P35"><text:span text:style-name="T35"/></text:p>
      <text:p text:style-name="P35">¿Cuál de los siguientes conectores se utiliza para la conexión de tarjetas de sonido y otros dispositivos de audio en una placa base?<text:span text:style-name="T35"/></text:p>
      <text:p text:style-name="P35"><text:span text:style-name="T37"/></text:p>
      <text:p text:style-name="P35">a) SATA.<text:span text:style-name="T35"/></text:p>
      <text:p text:style-name="P35">b) IDE.<text:span text:style-name="T35"/></text:p>
      <text:p text:style-name="P35">c) ATX.<text:span text:style-name="T35"/></text:p>
      <text:p text:style-name="P35"><text:span text:style-name="T17">d) Audio Header.</text:span><text:span text:style-name="T34"/></text:p>
      <text:p text:style-name="P35"><text:span text:style-name="T35"/></text:p>
      <text:p text:style-name="P35"><text:span text:style-name="T47">Fuente: https://hardzone.es/tutoriales/componentes/tipo-conexiones-audio/</text:span></text:p>
      <text:p text:style-name="P35"><text:span text:style-name="T35"/></text:p>
      <text:p text:style-name="P35">¿Cuántos pines tiene un conector de fuente de alimentación SATA estándar?<text:span text:style-name="T35"/></text:p>
      <text:p text:style-name="P35">a) 4.<text:span text:style-name="T35"/></text:p>
      <text:p text:style-name="P35">b) 7.<text:span text:style-name="T35"/></text:p>
      <text:p text:style-name="P35"><text:span text:style-name="T17">c) 15.</text:span><text:span text:style-name="T34"/></text:p>
      <text:p text:style-name="P35">d) 24.<text:span text:style-name="T35"/></text:p>
      <text:p text:style-name="P35"><text:span text:style-name="T35"/></text:p>
      <text:p text:style-name="P35">Fuente: <text:a xlink:type="simple" xlink:href="https://www.profesionalreview.com/2019/02/17/conectores-fuente-alimentacion/" text:style-name="Internet_20_link" text:visited-style-name="Visited_20_Internet_20_Link"><text:span text:style-name="Hyperlink"><text:span text:style-name="T30">→ Conectores fuente alimentación [SATA, EPS, ATX, PCIe...] ? (profesionalreview.com)</text:span></text:span></text:a></text:p>
      <text:p text:style-name="P35"><text:span text:style-name="T35"/></text:p>
      <text:p text:style-name="P35"><text:span text:style-name="T45"/></text:p>
      <text:p text:style-name="P35"><text:span text:style-name="T45"/></text:p>
      <text:p text:style-name="P35"><text:span text:style-name="T45"/></text:p>
      <text:p text:style-name="P35"><text:soft-page-break/><text:span text:style-name="T47">¿Cuál de los siguientes conectores se utiliza para la conexión de tarjetas de expansión de almacenamiento, como tarjetas RAID, en una placa base?</text:span><text:span text:style-name="T36"/></text:p>
      <text:p text:style-name="P35"><text:span text:style-name="T38"/></text:p>
      <text:p text:style-name="P35"><text:span text:style-name="T17">a) SATA.</text:span><text:span text:style-name="T34"/></text:p>
      <text:p text:style-name="P35"><text:span text:style-name="T47">b) IDE.</text:span><text:span text:style-name="T36"/></text:p>
      <text:p text:style-name="P35"><text:span text:style-name="T47">c) ATX.</text:span><text:span text:style-name="T36"/></text:p>
      <text:p text:style-name="P35"><text:span text:style-name="T47">d) SAS.</text:span><text:span text:style-name="T36"/></text:p>
      <text:p text:style-name="P35"><text:span text:style-name="T34"/></text:p>
      <text:p text:style-name="P35"><text:span text:style-name="T47">Fuente: https://www.intel.la/content/www/xl/es/support/articles/000007266/server-products/single-node-servers.html</text:span><text:span text:style-name="T36"/></text:p>
      <text:p text:style-name="P35"><text:span text:style-name="T35"/></text:p>
      <text:p text:style-name="P35"><text:span text:style-name="T44">¿Cuántos cables de alimentación puede proporcionar un solo conector PCIe de 6 pines en una placa base?</text:span><text:span text:style-name="T45"/></text:p>
      <text:p text:style-name="P68"><text:span text:style-name="T44">a) 1.</text:span><text:span text:style-name="T45"/></text:p>
      <text:p text:style-name="P35"><text:span text:style-name="T44">b) 2.</text:span><text:span text:style-name="T45"/></text:p>
      <text:p text:style-name="P35"><text:span text:style-name="T44">c) 3.</text:span><text:span text:style-name="T45"/></text:p>
      <text:p text:style-name="P35"><text:span text:style-name="T44">d) 4.</text:span><text:span text:style-name="T45"/></text:p>
      <text:p text:style-name="P35"><text:a xlink:type="simple" xlink:href="https://www.profesionalreview.com/2019/02/17/conectores-fuente-alimentacion/" text:style-name="Internet_20_link" text:visited-style-name="Visited_20_Internet_20_Link">https://www.profesionalreview.com/2019/02/17/conectores-fuente-alimentacion/</text:a></text:p>
      <text:p text:style-name="P35"/>
      <text:p text:style-name="P35">¿Cuál de los siguientes conectores se utiliza para la conexión de tarjetas de red inalámbricas en una placa base?<text:span text:style-name="T35"/></text:p>
      <text:p text:style-name="P35"><text:span text:style-name="T35"/></text:p>
      <text:p text:style-name="P35">a) SATA.<text:span text:style-name="T35"/></text:p>
      <text:p text:style-name="P35">b) IDE.<text:span text:style-name="T35"/></text:p>
      <text:p text:style-name="P35">c) ATX.<text:span text:style-name="T35"/></text:p>
      <text:p text:style-name="P35"><text:span text:style-name="T17">d) Mini PCIe.</text:span><text:span text:style-name="T34"/></text:p>
      <text:p text:style-name="P35"><text:span text:style-name="T35"/></text:p>
      <text:p text:style-name="P35"><text:span text:style-name="T47">Fuente: https://www.profesionalreview.com/2018/11/14/mini-pci-express-que-es-y-porque-esta-en-los-portatiles/#Mini_PCI_Express_%C2%BFQue_es_y_por_que_es_tan_usado</text:span><text:span text:style-name="T36"/></text:p>
      <text:p text:style-name="P35"><text:span text:style-name="T35"/></text:p>
      <text:p text:style-name="P35">¿Cuántos pines tiene un conector de tarjeta de expansión PCIe x1 estándar?<text:span text:style-name="T35"/></text:p>
      <text:p text:style-name="P35"><text:span text:style-name="T17">a) 32.</text:span><text:span text:style-name="T14"> (18 x2)</text:span></text:p>
      <text:p text:style-name="P35">b) 64.<text:span text:style-name="T35"/></text:p>
      <text:p text:style-name="P35">c) 128.<text:span text:style-name="T35"/></text:p>
      <text:p text:style-name="P35">d) 164.<text:span text:style-name="T35"/></text:p>
      <text:p text:style-name="P35"><text:span text:style-name="T35"/></text:p>
      <text:p text:style-name="P35">Fuente: https://www.xataka.com/basics/pci-express-que-sirve-que-tipos-versiones-hay<text:span text:style-name="T35"/></text:p>
      <text:p text:style-name="P35"><text:span text:style-name="T35"/></text:p>
      <text:p text:style-name="P35"><text:span text:style-name="T35"/></text:p>
      <text:p text:style-name="P35"><text:span text:style-name="T35"/></text:p>
      <text:p text:style-name="P35">¿Qué tipo de placa base se utiliza comúnmente en computadoras de escritorio y torres?<text:span text:style-name="T35"/></text:p>
      <text:p text:style-name="P35"><text:span text:style-name="T17">a) ATX.</text:span><text:span text:style-name="T34"/></text:p>
      <text:p text:style-name="P35">b) Mini-ITX.<text:span text:style-name="T35"/></text:p>
      <text:p text:style-name="P35">c) MicroATX.<text:span text:style-name="T35"/></text:p>
      <text:p text:style-name="P35"><text:soft-page-break/>d) Extended ATX.<text:span text:style-name="T35"/></text:p>
      <text:p text:style-name="P35"><text:span text:style-name="T35"/></text:p>
      <text:p text:style-name="P35">Fuente: https://hardzone.es/tutoriales/componentes/tipo-placa-base-pc/<text:span text:style-name="T35"/></text:p>
      <text:p text:style-name="P35"><text:span text:style-name="T35"/></text:p>
      <text:p text:style-name="P35">¿Cuál es el tamaño estándar de una placa base Mini-ITX?<text:span text:style-name="T35"/></text:p>
      <text:p text:style-name="P35">a) 12 x 9.6 pulgadas.<text:span text:style-name="T35"/></text:p>
      <text:p text:style-name="P35">b) 9.6 x 9.6 pulgadas.<text:span text:style-name="T35"/></text:p>
      <text:p text:style-name="P35"><text:span text:style-name="T17">c) 6.7 x 6.7 pulgadas.</text:span><text:span text:style-name="T34"/></text:p>
      <text:p text:style-name="P35">d) 15 x 13 pulgadas.<text:span text:style-name="T35"/></text:p>
      <text:p text:style-name="P35"><text:span text:style-name="T35"/></text:p>
      <text:p text:style-name="P35">Fuente: https://www.lanner-america.com/es/blog-es/tipos-de-factores-de-forma-de-tarjeta-madre/<text:span text:style-name="T35"/></text:p>
      <text:p text:style-name="P35"><text:span text:style-name="T35"/></text:p>
      <text:p text:style-name="P35">¿Cuál es la principal ventaja de una placa base ATX sobre una MicroATX?<text:span text:style-name="T35"/></text:p>
      <text:p text:style-name="P35">a) Menor tamaño.<text:span text:style-name="T35"/></text:p>
      <text:p text:style-name="P35">b) Menor capacidad de expansión.<text:span text:style-name="T35"/></text:p>
      <text:p text:style-name="P35"><text:span text:style-name="T17">c) Mayor capacidad de expansión.</text:span><text:span text:style-name="T34"/></text:p>
      <text:p text:style-name="P35">d) Mayor compatibilidad con componentes.<text:span text:style-name="T35"/></text:p>
      <text:p text:style-name="P35"><text:span text:style-name="T35"/></text:p>
      <text:p text:style-name="Standard"><text:span text:style-name="T35">Fuente: </text:span><text:a xlink:type="simple" xlink:href="https://hardzone.es/2018/06/23/ventajas-inconvenientes-placa-base-micro-atx/" text:style-name="Internet_20_link" text:visited-style-name="Visited_20_Internet_20_Link">https://hardzone.es/2018/06/23/ventajas-inconvenientes-placa-base-micro-atx/</text:a></text:p>
      <text:p text:style-name="Standard"><text:span text:style-name="Hyperlink"><text:span text:style-name="T22"/></text:span></text:p>
      <text:p text:style-name="P16"><text:span text:style-name="Hyperlink"><text:span text:style-name="T24">I</text:span></text:span><text:span text:style-name="Hyperlink"><text:span text:style-name="T23">nstrucciones</text:span></text:span><text:span text:style-name="Hyperlink"><text:span text:style-name="T22">: </text:span></text:span>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0">¿Cuál de las siguientes opciones describe mejor la tecnología de expansión AGP (Accelerated Graphics Port)?</text:p>
      <text:p text:style-name="P40">a) Utiliza un bus de datos paralelo y transmisión paralela.</text:p>
      <text:p text:style-name="P10">b) Es una versión obsoleta de PCI utilizada exclusivamente para tarjetas de video.</text:p>
      <text:p text:style-name="P40">c) Ofrece una velocidad de transferencia de datos más baja que PCI.</text:p>
      <text:p text:style-name="P40">d) Utiliza un conector de 64 pines para la conexión de dispositivos.</text:p>
      <text:p text:style-name="P41"/>
      <text:p text:style-name="P41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P40"/>
      <text:p text:style-name="P40"/>
      <text:p text:style-name="P40"/>
      <text:p text:style-name="P40">¿Cuántos pines tiene un conector PCIe x4, que se utiliza para tarjetas de expansión de velocidad moderada?</text:p>
      <text:p text:style-name="P40">a) 32.</text:p>
      <text:p text:style-name="P10">b) 64.</text:p>
      <text:p text:style-name="P40">c) 128.</text:p>
      <text:p text:style-name="P40">d) 164.</text:p>
      <text:p text:style-name="P40"/>
      <text:p text:style-name="P42">fuente: <text:s text:c="2"/>https://www.xataka.com/basics/pci-express-que-sirve-que-tipos-versiones-hay</text:p>
      <text:p text:style-name="P40"/>
      <text:p text:style-name="P40"/>
      <text:p text:style-name="P40"/>
      <text:p text:style-name="P40"/>
      <text:p text:style-name="P40">¿Cuál de las siguientes opciones describe mejor la tecnología de expansión VESA Local Bus (VLB)?</text:p>
      <text:p text:style-name="P40">a) Utiliza un bus de 64 bits y transmisión serie.</text:p>
      <text:p text:style-name="P40">b) Fue desarrollada para reemplazar USB en la conexión de periféricos.</text:p>
      <text:p text:style-name="P40">c) Es una versión mejorada de PCI con mayor velocidad.</text:p>
      <text:p text:style-name="P10">d) Fue utilizada principalmente en computadoras de la década de 1990.</text:p>
      <text:p text:style-name="P10">ene un slot de expansión PCI estándar?</text:p>
      <text:p text:style-name="P10"/>
      <text:p text:style-name="P42">fuente: <text:s text:c="2"/>https://es.wikipedia.org/wiki/VESA_Local_Bus</text:p>
      <text:p text:style-name="P40"/>
      <text:p text:style-name="P40"/>
      <text:p text:style-name="P40">¿Cuál de las siguientes opciones describe mejor la tecnología de expansión PCIe (Peripheral Component Interconnect Express)?</text:p>
      <text:p text:style-name="P40">a) Utiliza un bus de datos paralelo y transmisión serie.</text:p>
      <text:p text:style-name="P40">b) Fue desarrollada para reemplazar USB en la conexión de periféricos.</text:p>
      <text:p text:style-name="P10">c) Ofrece una mayor velocidad y flexibilidad en comparación con PCI y AGP.</text:p>
      <text:p text:style-name="P10">d) Utiliza un conector de 32 pines para la conexión de dispositivos.</text:p>
      <text:p text:style-name="P10"><text:soft-page-break/></text:p>
      <text:p text:style-name="P23">Fuente: <text:s text:c="3"/>https://www.dell.com/support/kbdoc/es-es/000123517/qu%C3%A9-es-pci-y-pci-express-kb-art%C3%ADculo-161614</text:p>
      <text:p text:style-name="P40"/>
      <text:p text:style-name="P40">¿Cuántos pines tiene un conector PCIe x8, que se utiliza para tarjetas de expansión de velocidad moderada?</text:p>
      <text:p text:style-name="P40">a) 32.</text:p>
      <text:p text:style-name="P10">b) 64.</text:p>
      <text:p text:style-name="P40">c) 128.</text:p>
      <text:p text:style-name="P40">d) 164.</text:p>
      <text:p text:style-name="P40"/>
      <text:p text:style-name="P43">fuente: <text:s text:c="2"/>https://es.wikipedia.org/wiki/PCI_Express</text:p>
      <text:p text:style-name="P40"/>
      <text:p text:style-name="P40"/>
      <text:p text:style-name="P40"/>
      <text:p text:style-name="P40">¿Cuál de las siguientes opciones describe mejor la tecnología de expansión AGP (Accelerated Graphics Port)?</text:p>
      <text:p text:style-name="P40">a) Utiliza un bus de datos paralelo y transmisión paralela.</text:p>
      <text:p text:style-name="P10">b) Es una versión obsoleta de PCI utilizada exclusivamente para tarjetas de video.</text:p>
      <text:p text:style-name="P40">c) Ofrece una velocidad de transferencia de datos más baja que PCI.</text:p>
      <text:p text:style-name="P40">d) Utiliza un conector de 64 pines para la conexión de dispositivos.</text:p>
      <text:p text:style-name="P40"/>
      <text:p text:style-name="P41"><text:span text:style-name="T43">Fuente: <text:s text:c="2"/></text:span>https://en.wikipedia.org/wiki/Accelerated_Graphics_Port</text:p>
      <text:p text:style-name="P40"/>
      <text:p text:style-name="P40"/>
      <text:p text:style-name="P40"/>
      <text:p text:style-name="P40">¿Cuántos pines tiene un conector PCIe x16, que es comúnmente utilizado para tarjetas de video de alto rendimiento?</text:p>
      <text:p text:style-name="P40">a) 32.</text:p>
      <text:p text:style-name="P40">b) 64.</text:p>
      <text:p text:style-name="P40">c) 128.</text:p>
      <text:p text:style-name="P10">d) 164.</text:p>
      <text:p text:style-name="P10"/>
      <text:p text:style-name="P10"/>
      <text:p text:style-name="P23">fuente: <text:s text:c="2"/>https://www.xataka.com/basics/pci-express-que-sirve-que-tipos-versiones-hay</text:p>
      <text:p text:style-name="P40"/>
      <text:p text:style-name="P40"/>
      <text:p text:style-name="P40"/>
      <text:p text:style-name="P40">¿Cuál de las siguientes opciones describe mejor la tecnología de expansión VESA Local Bus (VLB)?</text:p>
      <text:p text:style-name="P40">a) Utiliza un bus de 64 bits y transmisión serie.</text:p>
      <text:p text:style-name="P40">b) Fue desarrollada para reemplazar USB en la conexión de periféricos.</text:p>
      <text:p text:style-name="P40">c) Es una versión mejorada de PCI con mayor velocidad.</text:p>
      <text:p text:style-name="P10">d) Fue utilizada principalmente en computadoras de la década de 1990.</text:p>
      <text:p text:style-name="P24"><text:soft-page-break/></text:p>
      <text:p text:style-name="P24"/>
      <text:p text:style-name="P23">fuente: <text:s text:c="2"/>https://es.wikipedia.org/wiki/VESA_Local_Bus</text:p>
      <text:p text:style-name="P10"/>
      <text:p text:style-name="P10"/>
      <text:p text:style-name="P40"/>
      <text:p text:style-name="P40">¿Cuántos pines tiene un conector PCIe x1, que se utiliza comúnmente para tarjetas de expansión de baja velocidad?</text:p>
      <text:p text:style-name="P10">a) 32.</text:p>
      <text:p text:style-name="P40">b) 64.</text:p>
      <text:p text:style-name="P40">c) 128.</text:p>
      <text:p text:style-name="P40">d) 164.</text:p>
      <text:p text:style-name="P40"/>
      <text:p text:style-name="P43">fuente: <text:s text:c="2"/>https://es.wikipedia.org/wiki/PCI_Express</text:p>
      <text:p text:style-name="P40"/>
      <text:p text:style-name="P40"/>
      <text:p text:style-name="P40"/>
      <text:p text:style-name="P40">¿Cuál de las siguientes opciones describe mejor la tecnología de expansión PCI Express (PCIe)?</text:p>
      <text:p text:style-name="P40">a) Utiliza un bus de datos paralelo y transmisión paralela.</text:p>
      <text:p text:style-name="P40">b) Fue desarrollada para reemplazar USB en la conexión de periféricos.</text:p>
      <text:p text:style-name="P10">c) Ofrece una mayor velocidad y flexibilidad en comparación con PCI y AGP.</text:p>
      <text:p text:style-name="P40">d) Utiliza un conector de 32 pines para la conexión de dispositivos.</text:p>
      <text:p text:style-name="P40"/>
      <text:p text:style-name="P40"/>
      <text:p text:style-name="P43">Fuente: <text:s text:c="2"/>https://es.wikipedia.org/wiki/PCI_Express</text:p>
      <text:p text:style-name="P40"/>
      <text:p text:style-name="P40">¿Cuántos pines tiene un conector PCIe x4, que se utiliza para tarjetas de expansión de velocidad moderada?</text:p>
      <text:p text:style-name="P40">a) 32.</text:p>
      <text:p text:style-name="P10">b) 64.</text:p>
      <text:p text:style-name="P40">c) 128.</text:p>
      <text:p text:style-name="P40">d) 164.</text:p>
      <text:p text:style-name="P40"/>
      <text:p text:style-name="P43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3"/>
      <text:p text:style-name="P43"/>
      <text:p text:style-name="P40"/>
      <text:p text:style-name="P40">¿Cuál de las siguientes opciones describe mejor la tecnología de expansión ISA (Industry Standard Architecture)?</text:p>
      <text:p text:style-name="P40">a) Utiliza un bus de 32 bits y transmisión serie.</text:p>
      <text:p text:style-name="P40">b) Fue reemplazada por PCI debido a su baja velocidad.</text:p>
      <text:p text:style-name="P10">c) Utiliza un bus de 16 bits y transmisión paralela.</text:p>
      <text:p text:style-name="P40">d) Es una tecnología exclusiva de computadoras Apple.</text:p>
      <text:p text:style-name="P40"/>
      <text:p text:style-name="P43"><text:soft-page-break/>Fuente: <text:s text:c="2"/>https://en.wikipedia.org/wiki/Industry_Standard_Architecture</text:p>
      <text:p text:style-name="P40"/>
      <text:p text:style-name="P40"/>
      <text:p text:style-name="P40"/>
      <text:p text:style-name="P40"/>
      <text:p text:style-name="P40">¿Cuántos pines tiene un conector PCIe x8, que se utiliza para tarjetas de expansión de velocidad moderada?</text:p>
      <text:p text:style-name="P40">a) 32.</text:p>
      <text:p text:style-name="P40">b) 64.</text:p>
      <text:p text:style-name="P10">c) 128.</text:p>
      <text:p text:style-name="P40">d) 164.</text:p>
      <text:p text:style-name="P40"/>
      <text:p text:style-name="P43">fuente: <text:s text:c="3"/><text:a xlink:type="simple" xlink:href="https://es.wikipedia.org/wiki/PCI_Express" text:style-name="Internet_20_link" text:visited-style-name="Visited_20_Internet_20_Link">https://es.wikipedia.org/wiki/PCI_Express</text:a></text:p>
      <text:p text:style-name="P43"/>
      <text:p text:style-name="P40"/>
      <text:p text:style-name="P40"/>
      <text:p text:style-name="P40">¿Cuál de las siguientes opciones describe mejor la tecnología de expansión PCI (Peripheral Component Interconnect)?</text:p>
      <text:p text:style-name="P40">a) Utiliza un bus de 16 bits y transmisión paralela.</text:p>
      <text:p text:style-name="P40">b) Es una tecnología obsoleta y ya no se utiliza.</text:p>
      <text:p text:style-name="P40">c) Utiliza un bus de 32 bits y transmisión serie.</text:p>
      <text:p text:style-name="P10">d) Es un estándar común para conectar periféricos a la placa base.</text:p>
      <text:p text:style-name="P10"/>
      <text:p text:style-name="P10"/>
      <text:p text:style-name="P23">Fuente: <text:s text:c="2"/>https://en.wikipedia.org/wiki/Industry_Standard_Architecture</text:p>
      <text:p text:style-name="P40"/>
      <text:p text:style-name="P40"/>
      <text:p text:style-name="P40"/>
      <text:p text:style-name="P40">¿Cuántos pines tiene un conector PCIe x16, que es comúnmente utilizado para tarjetas de video de alto rendimiento?</text:p>
      <text:p text:style-name="P40">a) 32.</text:p>
      <text:p text:style-name="P40">b) 64.</text:p>
      <text:p text:style-name="P40">c) 128.</text:p>
      <text:p text:style-name="P10">d) 164.</text:p>
      <text:p text:style-name="P10"/>
      <text:p text:style-name="P10"/>
      <text:p text:style-name="P23">fuente: <text:s text:c="2"/>https://es.wikipedia.org/wiki/PCI_Express</text:p>
      <text:p text:style-name="P10"/>
      <text:p text:style-name="P10"/>
      <text:p text:style-name="P40"/>
      <text:p text:style-name="P40">¿Cuál de las siguientes opciones describe mejor la tecnología de expansión AGP (Accelerated Graphics Port)?</text:p>
      <text:p text:style-name="P40">a) Utiliza un bus de datos paralelo y transmisión paralela.</text:p>
      <text:p text:style-name="P10">b) Es una versión obsoleta de PCI utilizada exclusivamente para tarjetas de video.</text:p>
      <text:p text:style-name="P40"><text:soft-page-break/>c) Ofrece una velocidad de transferencia de datos más baja que PCI.</text:p>
      <text:p text:style-name="P40">d) Utiliza un conector de 64 pines para la conexión de dispositivos.</text:p>
      <text:p text:style-name="P40"/>
      <text:p text:style-name="P43">Fuente: <text:s text:c="2"/>https://es.wikipedia.org/wiki/Accelerated_Graphics_Port</text:p>
      <text:p text:style-name="P40"/>
      <text:p text:style-name="P40"/>
      <text:p text:style-name="P40"/>
      <text:p text:style-name="P40"/>
      <text:p text:style-name="P40">¿Cuántos pines tiene un slot de expansión PCI estándar?</text:p>
      <text:p text:style-name="P40">a) 32.</text:p>
      <text:p text:style-name="P40">b) 64.</text:p>
      <text:p text:style-name="P10">c) 128.</text:p>
      <text:p text:style-name="P40">d) 16.</text:p>
      <text:p text:style-name="P40"/>
      <text:p text:style-name="P40"/>
      <text:p text:style-name="P43">fuente: <text:s text:c="2"/>https://www.xataka.com/basics/pci-express-que-sirve-que-tipos-versiones-hay</text:p>
      <text:p text:style-name="P40"/>
      <text:p text:style-name="P40"/>
      <text:p text:style-name="P40"/>
      <text:p text:style-name="P40"/>
      <text:p text:style-name="P40">¿Cuál de las siguientes opciones describe mejor la tecnología de expansión VESA Local Bus (VLB)?</text:p>
      <text:p text:style-name="P40">a) Utiliza un bus de 64 bits y transmisión serie.</text:p>
      <text:p text:style-name="P40">b) Fue desarrollada para reemplazar USB en la conexión de periféricos.</text:p>
      <text:p text:style-name="P40">c) Es una versión mejorada de PCI con mayor velocidad.</text:p>
      <text:p text:style-name="P10">d) Fue utilizada principalmente en computadoras de la década de 1990.</text:p>
      <text:p text:style-name="P10"/>
      <text:p text:style-name="P10"/>
      <text:p text:style-name="P23">fuente: <text:s text:c="2"/><text:a xlink:type="simple" xlink:href="https://es.wikipedia.org/wiki/VESA_Local_Bus" text:style-name="Internet_20_link" text:visited-style-name="Visited_20_Internet_20_Link">https://es.wikipedia.org/wiki/VESA_Local_Bus</text:a></text:p>
      <text:p text:style-name="P23"/>
      <text:p text:style-name="P23"/>
      <text:p text:style-name="P40"/>
      <text:p text:style-name="P40">¿Cuántos pines tiene un conector PCIe x1, que se utiliza comúnmente para tarjetas de expansión de baja velocidad?</text:p>
      <text:p text:style-name="P10">a) 32.</text:p>
      <text:p text:style-name="P40">b) 64.</text:p>
      <text:p text:style-name="P40">c) 128.</text:p>
      <text:p text:style-name="P40">d) 164.</text:p>
      <text:p text:style-name="P40"/>
      <text:p text:style-name="P40"/>
      <text:p text:style-name="P43">fuente: <text:s text:c="2"/><text:a xlink:type="simple" xlink:href="https://es.wikipedia.org/wiki/PCI_Express" text:style-name="Internet_20_link" text:visited-style-name="Visited_20_Internet_20_Link">https://es.wikipedia.org/wiki/PCI_Express</text:a></text:p>
      <text:p text:style-name="P43"/>
      <text:p text:style-name="P43"/>
      <text:p text:style-name="P43"/>
      <text:p text:style-name="P40"><text:soft-page-break/></text:p>
      <text:p text:style-name="P40">¿Cuál de las siguientes opciones describe mejor la tecnología de expansión PCI Express (PCIe)?</text:p>
      <text:p text:style-name="P40">a) Utiliza un bus de datos paralelo y transmisión paralela.</text:p>
      <text:p text:style-name="P40">b) Fue desarrollada para reemplazar USB en la conexión de periféricos.</text:p>
      <text:p text:style-name="P10">c) Ofrece una mayor velocidad y flexibilidad en comparación con PCI y AGP.</text:p>
      <text:p text:style-name="P40">d) Utiliza un conector de 32 pines para la conexión de dispositivos.</text:p>
      <text:p text:style-name="P40"/>
      <text:p text:style-name="P40"/>
      <text:p text:style-name="P43">fuente: <text:s text:c="2"/>https://es.wikipedia.org/wiki/PCI_Express</text:p>
      <text:p text:style-name="P40"/>
      <text:p text:style-name="P40"/>
      <text:p text:style-name="P40"/>
      <text:p text:style-name="P40"/>
      <text:p text:style-name="P40"/>
      <text:p text:style-name="P40"/>
      <text:p text:style-name="P40">¿Cuántos pines tiene un conector PCIe x4, que se utiliza para tarjetas de expansión de velocidad moderada?</text:p>
      <text:p text:style-name="P40">a) 32.</text:p>
      <text:p text:style-name="P10">b) 64.</text:p>
      <text:p text:style-name="P40">c) 128.</text:p>
      <text:p text:style-name="P40">d) 164.</text:p>
      <text:p text:style-name="P40"/>
      <text:p text:style-name="P43">fuente: <text:s text:c="2"/>https://www.profesionalreview.com/2018/12/10/conectores-pci-express-x16-x8-x4-y-x1/</text:p>
      <text:p text:style-name="P40"/>
      <text:p text:style-name="P40"/>
      <text:p text:style-name="P40"/>
      <text:p text:style-name="P40">¿Cuál de las siguientes opciones describe mejor la tecnología de expansión ISA (Industry Standard Architecture)?</text:p>
      <text:p text:style-name="P40">a) Utiliza un bus de 32 bits y transmisión serie.</text:p>
      <text:p text:style-name="P40">b) Fue reemplazada por PCI debido a su baja velocidad.</text:p>
      <text:p text:style-name="P10">c) Utiliza un bus de 16 bits y transmisión paralela.</text:p>
      <text:p text:style-name="P40">d) Es una tecnología exclusiva de computadoras Apple.</text:p>
      <text:p text:style-name="P40"/>
      <text:p text:style-name="P40"/>
      <text:p text:style-name="P43">Fuente: <text:s text:c="2"/><text:a xlink:type="simple" xlink:href="https://es.wikipedia.org/wiki/Industry_Standard_Architecture" text:style-name="Internet_20_link" text:visited-style-name="Visited_20_Internet_20_Link">https://es.wikipedia.org/wiki/Industry_Standard_Architecture</text:a></text:p>
      <text:p text:style-name="P43"/>
      <text:p text:style-name="P43"/>
      <text:p text:style-name="P43"/>
      <text:p text:style-name="P40">¿Cuántos pines tiene un conector PCIe x8, que se utiliza para tarjetas de expansión de velocidad moderada?</text:p>
      <text:p text:style-name="P40">a) 32.</text:p>
      <text:p text:style-name="P40">b) 64.</text:p>
      <text:p text:style-name="P10">c) 128.</text:p>
      <text:p text:style-name="P40">d) 164.</text:p>
      <text:p text:style-name="P40"><text:soft-page-break/></text:p>
      <text:p text:style-name="P40"/>
      <text:p text:style-name="Standard"><text:span text:style-name="T43">fuente: <text:s text:c="2"/></text:span><text:a xlink:type="simple" xlink:href="https://es.wikipedia.org/wiki/PCI_Express" text:style-name="Internet_20_link" text:visited-style-name="Visited_20_Internet_20_Link"><text:span text:style-name="T43">https://es.wikipedia.org/wiki/PCI_Express</text:span></text:a></text:p>
      <text:p text:style-name="Standard"><text:span text:style-name="Hyperlink"><text:span text:style-name="T22"/></text:span></text:p>
      <text:p text:style-name="P65"><text:span text:style-name="Hyperlink"><text:span text:style-name="T29">Instrucciones</text:span></text:span><text:span text:style-name="Hyperlink"><text:span text:style-name="T26">: </text:span></text:span></text:p>
      <text:p text:style-name="P34">Marque con el <text:span text:style-name="T11">color amarillo </text:span>la opción que considere correcta. Solo una respuesta es correcta por pregunta. Integra la fuente (URL de dónde averiguaste la respuesta) de la respuesta para que tus compañeros puedan cotejar </text:p>
      <text:p text:style-name="P34"/>
      <text:p text:style-name="P34">¿Cuál de las siguientes opciones describe mejor la tecnología de expansión PCI Express (PCIe)?</text:p>
      <text:p text:style-name="P34"/>
      <text:p text:style-name="P34">a) Utiliza un bus de datos paralelo y transmisión paralela.</text:p>
      <text:p text:style-name="P34">b) Fue desarrollada para reemplazar USB en la conexión de periféricos.</text:p>
      <text:p text:style-name="P34"><text:span text:style-name="T11">c) Ofrece una mayor velocidad y flexibilidad en comparación con PCI y AGP.</text:span><text:span text:style-name="T11"/></text:p>
      <text:p text:style-name="P34">d) Utiliza un conector de 32 pines para la conexión de dispositivos.</text:p>
      <text:p text:style-name="P34"/>
      <text:p text:style-name="P34"><text:span text:style-name="T14">Fuente:</text:span> <text:s/><text:a xlink:type="simple" xlink:href="https://www.dell.com/support/kbdoc/es-es/000123517/qué-es-pci-y-pci-express-kb-artículo-161614" text:style-name="Internet_20_link" text:visited-style-name="Visited_20_Internet_20_Link"><text:span text:style-name="Hyperlink">https://www.dell.com/support/kbdoc/es-es/000123517/qu%C3%A9-es-pci-y-pci-express-kb-art%C3%ADculo-161614</text:span></text:a></text:p>
      <text:p text:style-name="P34"/>
      <text:p text:style-name="P34"/>
      <text:p text:style-name="P34">¿Cuántos pines tiene un conector PCIe x4, que se utiliza para tarjetas de expansión de velocidad moderada?</text:p>
      <text:p text:style-name="P34"/>
      <text:p text:style-name="P34"><text:span text:style-name="T11">a) 32.</text:span><text:span text:style-name="T11"/></text:p>
      <text:p text:style-name="P34">b) 64.</text:p>
      <text:p text:style-name="P34">c) 128.</text:p>
      <text:p text:style-name="P34">d) 164.</text:p>
      <text:p text:style-name="P34"/>
      <text:p text:style-name="P34"><text:span text:style-name="T14">Fuente:</text:span> <text:s/><text:a xlink:type="simple" xlink:href="https://www.xataka.com/basics/pci-express-que-sirve-que-tipos-versiones-hay" text:style-name="Internet_20_link" text:visited-style-name="Visited_20_Internet_20_Link"><text:span text:style-name="Hyperlink">https://www.xataka.com/basics/pci-express-que-sirve-que-tipos-versiones-hay</text:span></text:a></text:p>
      <text:p text:style-name="P34"/>
      <text:p text:style-name="P34"/>
      <text:p text:style-name="P34">¿Cuál de las siguientes opciones describe mejor la tecnología de expansión ISA (Industry Standard Architecture)?</text:p>
      <text:p text:style-name="P34"/>
      <text:p text:style-name="P34">a) Utiliza un bus de 32 bits y transmisión serie.</text:p>
      <text:p text:style-name="P34">b) Fue reemplazada por PCI debido a su baja velocidad.</text:p>
      <text:p text:style-name="P34"><text:span text:style-name="T11">c) Utiliza un bus de 16 bits y transmisión paralela.</text:span><text:span text:style-name="T11"/></text:p>
      <text:p text:style-name="P34">d) Es una tecnología exclusiva de computadoras Apple.</text:p>
      <text:p text:style-name="P34"/>
      <text:p text:style-name="P34"><text:span text:style-name="T14">Fuente: </text:span><text:a xlink:type="simple" xlink:href="https://es.wikipedia.org/wiki/Industry_Standard_Architecture" text:style-name="Internet_20_link" text:visited-style-name="Visited_20_Internet_20_Link"><text:span text:style-name="Hyperlink"><text:span text:style-name="T14">https://es.wikipedia.org/wiki/Industry_Standard_Architecture</text:span></text:span></text:a></text:p>
      <text:p text:style-name="P34"><text:span text:style-name="T14"/></text:p>
      <text:p text:style-name="P34"/>
      <text:p text:style-name="P34"><text:span text:style-name="T48">¿Cuántos pines tiene un conector PCIe x8, que se utiliza para tarjetas de expansión de velocidad moderada?</text:span><text:span text:style-name="T48"/></text:p>
      <text:p text:style-name="P34"/>
      <text:p text:style-name="P34"><text:span text:style-name="T48">a) 32.</text:span><text:span text:style-name="T48"/></text:p>
      <text:p text:style-name="P34"><text:span text:style-name="T48">b) 64.</text:span><text:span text:style-name="T48"/></text:p>
      <text:p text:style-name="P34"><text:span text:style-name="T48">c) 128.</text:span><text:span text:style-name="T48"/></text:p>
      <text:p text:style-name="P34"><text:soft-page-break/><text:span text:style-name="T48">d) 164.</text:span><text:span text:style-name="T48"/></text:p>
      <text:p text:style-name="P34"><text:span text:style-name="T14">Fuente : </text:span>(<text:span text:style-name="T11">49 PINES</text:span> ) <text:s/><text:a xlink:type="simple" xlink:href="https://www.xataka.com/basics/pci-express-que-sirve-que-tipos-versiones-hay" text:style-name="Internet_20_link" text:visited-style-name="Visited_20_Internet_20_Link"><text:span text:style-name="Hyperlink">https://www.xataka.com/basics/pci-express-que-sirve-que-tipos-versiones-hay</text:span></text:a></text:p>
      <text:p text:style-name="P34"/>
      <text:p text:style-name="P34"/>
      <text:p text:style-name="P34">Cuál de las siguientes afirmaciones describe mejor la función del Northbridge en un chipset?</text:p>
      <text:p text:style-name="P34"/>
      <text:p text:style-name="P34"><text:span text:style-name="T11">a) Controla la comunicación entre la CPU y la memoria RAM.</text:span><text:span text:style-name="T11"/></text:p>
      <text:p text:style-name="P34">b) Gestiona la comunicación entre la CPU y los dispositivos de almacenamiento.</text:p>
      <text:p text:style-name="P34">c) Controla la comunicación entre la CPU y los periféricos conectados a través de USB.</text:p>
      <text:p text:style-name="P34">d) Administra la comunicación entre la CPU y los dispositivos de red.</text:p>
      <text:p text:style-name="P34"/>
      <text:p text:style-name="P34"><text:span text:style-name="T14">FUENTE : </text:span><text:a xlink:type="simple" xlink:href="https://es.wikipedia.org/wiki/Puente_norte" text:style-name="Internet_20_link" text:visited-style-name="Visited_20_Internet_20_Link"><text:span text:style-name="Hyperlink"><text:span text:style-name="T14">https://es.wikipedia.org/wiki/Puente_norte</text:span></text:span></text:a></text:p>
      <text:p text:style-name="P34"><text:span text:style-name="T14"/></text:p>
      <text:p text:style-name="P34"/>
      <text:p text:style-name="P34"/>
      <text:p text:style-name="P34">¿Cuál es la principal función del Southbridge en un chipset?</text:p>
      <text:p text:style-name="P34"/>
      <text:p text:style-name="P34">a) Controlar la comunicación de alta velocidad entre la CPU y la memoria RAM.</text:p>
      <text:p text:style-name="P34"><text:span text:style-name="T11">b) Gestionar la comunicación entre la CPU y los dispositivos de entrada/salida (E/S).</text:span><text:span text:style-name="T11"/></text:p>
      <text:p text:style-name="P34">c) Administrar la comunicación entre la CPU y los dispositivos de almacenamiento.</text:p>
      <text:p text:style-name="P34">d) Coordinar la transferencia de datos entre la CPU y la tarjeta gráfica.</text:p>
      <text:p text:style-name="P34"/>
      <text:p text:style-name="P34"><text:span text:style-name="T14">FUENTE: </text:span><text:a xlink:type="simple" xlink:href="https://es.wikipedia.org/wiki/Puente_sur" text:style-name="Internet_20_link" text:visited-style-name="Visited_20_Internet_20_Link"><text:span text:style-name="Hyperlink"><text:span text:style-name="T14">https://es.wikipedia.org/wiki/Puente_sur</text:span></text:span></text:a></text:p>
      <text:p text:style-name="P34"><text:span text:style-name="T14"/></text:p>
      <text:p text:style-name="P34"/>
      <text:p text:style-name="P34">En la arquitectura tradicional de chipset, ¿dónde se encuentra típicamente el Northbridge?</text:p>
      <text:p text:style-name="P34"/>
      <text:p text:style-name="P34"><text:span text:style-name="T11">a) En un chip separado cerca de la CPU.</text:span><text:span text:style-name="T11"/></text:p>
      <text:p text:style-name="P34">b) Integrado en la CPU.</text:p>
      <text:p text:style-name="P34">c) En un chip separado cerca del Southbridge.</text:p>
      <text:p text:style-name="P34">d) Integrado en la tarjeta de video.</text:p>
      <text:p text:style-name="P34"/>
      <text:p text:style-name="P34"><text:span text:style-name="T14">FUENTE: https://es.wikipedia.org/wiki/Puente_norte</text:span><text:span text:style-name="T42"/></text:p>
      <text:p text:style-name="P34"/>
      <text:p text:style-name="P34">En la arquitectura tradicional de chipset, ¿dónde se encuentra típicamente el Southbridge?</text:p>
      <text:p text:style-name="P34"><text:span text:style-name="T11">a) En un chip separado cerca de la CPU.</text:span><text:span text:style-name="T11"/></text:p>
      <text:p text:style-name="P34">b) Integrado en la CPU.</text:p>
      <text:p text:style-name="P34">c) En un chip separado cerca del Northbridge.</text:p>
      <text:p text:style-name="P34">d) Integrado en la tarjeta de video.</text:p>
      <text:p text:style-name="P34"/>
      <text:p text:style-name="P34"><text:span text:style-name="T14">FUENTE : </text:span><text:a xlink:type="simple" xlink:href="https://es.wikipedia.org/wiki/Puente_sur" text:style-name="Internet_20_link" text:visited-style-name="Visited_20_Internet_20_Link"><text:span text:style-name="Hyperlink"><text:span text:style-name="T14">https://es.wikipedia.org/wiki/Puente_sur</text:span></text:span></text:a></text:p>
      <text:p text:style-name="P34"><text:span text:style-name="T14"/></text:p>
      <text:p text:style-name="P34"/>
      <text:p text:style-name="P34"><text:soft-page-break/>¿Cuál de las siguientes opciones describe mejor la función de los chipsets en la actualidad, con respecto a la integración del Northbridge y Southbridge?</text:p>
      <text:p text:style-name="P34"/>
      <text:p text:style-name="P34"><text:span text:style-name="T11">a) Ambos están integrados en un único chip.</text:span><text:span text:style-name="T11"/></text:p>
      <text:p text:style-name="P34">b) Ambos están separados en chips individuales.</text:p>
      <text:p text:style-name="P34">c) Solo el Northbridge está integrado, mientras que el Southbridge permanece como un chip separado.</text:p>
      <text:p text:style-name="P34">d) Solo el Southbridge está integrado, mientras que el Northbridge permanece como un chip separado.</text:p>
      <text:p text:style-name="P34"/>
      <text:p text:style-name="P34"><text:span text:style-name="T14">FUENTE : </text:span><text:a xlink:type="simple" xlink:href="https://es.wikipedia.org/wiki/Chipset" text:style-name="Internet_20_link" text:visited-style-name="Visited_20_Internet_20_Link"><text:span text:style-name="Hyperlink"><text:span text:style-name="T14">https://es.wikipedia.org/wiki/Chipset</text:span></text:span></text:a></text:p>
      <text:p text:style-name="P34"><text:span text:style-name="T14"/></text:p>
      <text:p text:style-name="P34"/>
      <text:p text:style-name="P34">¿Cuál es la función principal del Northbridge en la arquitectura actual de chipset?</text:p>
      <text:p text:style-name="P34"/>
      <text:p text:style-name="P34"><text:span text:style-name="T11">a) Controlar la comunicación entre la CPU y la memoria RAM.</text:span><text:span text:style-name="T11"/></text:p>
      <text:p text:style-name="P34">b) Gestionar la comunicación entre la CPU y los dispositivos de entrada/salida (E/S).</text:p>
      <text:p text:style-name="P34">c) Administrar la comunicación entre la CPU y los dispositivos de almacenamiento.</text:p>
      <text:p text:style-name="P34">d) Coordinar la transferencia de datos entre la CPU y la tarjeta gráfica.</text:p>
      <text:p text:style-name="P34">FUENTE : <text:span text:style-name="T14"><text:s/></text:span><text:a xlink:type="simple" xlink:href="https://es.wikipedia.org/wiki/Puente_norte" text:style-name="Internet_20_link" text:visited-style-name="Visited_20_Internet_20_Link"><text:span text:style-name="Hyperlink"><text:span text:style-name="T14">https://es.wikipedia.org/wiki/Puente_norte</text:span></text:span></text:a></text:p>
      <text:p text:style-name="P34"/>
      <text:p text:style-name="P34"/>
      <text:p text:style-name="P34">¿Cuál de las siguientes afirmaciones es cierta sobre la integración de funciones en los chipsets modernos?</text:p>
      <text:p text:style-name="P34"/>
      <text:p text:style-name="P34"><text:span text:style-name="T11">a) Los chipsets modernos tienen funciones exclusivas de AMD, mientras que Intel tiene sus propias funciones exclusivas.</text:span><text:span text:style-name="T11"/></text:p>
      <text:p text:style-name="P34">b) AMD e Intel han convergido en una arquitectura de chipset común con funciones similares.</text:p>
      <text:p text:style-name="P34">c) Los chipsets de AMD son totalmente independientes de los de Intel, sin superposición de funciones.</text:p>
      <text:p text:style-name="P34">d) Intel ha abandonado la integración de funciones en sus chipsets, mientras que AMD ha optado por una mayor integración.</text:p>
      <text:p text:style-name="P34"/>
      <text:p text:style-name="P34">FUENTE: <text:a xlink:type="simple" xlink:href="https://www.geeknetic.es/Guia/2629/Todos-los-Chipsets-de-AMD-Clasificados-por-Socket-Guia-Completa.html" text:style-name="Internet_20_link" text:visited-style-name="Visited_20_Internet_20_Link"><text:span text:style-name="Hyperlink">https://www.geeknetic.es/Guia/2629/Todos-los-Chipsets-de-AMD-Clasificados-por-Socket-Guia-Completa.html</text:span></text:a></text:p>
      <text:p text:style-name="P34"/>
      <text:p text:style-name="P34"/>
      <text:p text:style-name="P34"/>
      <text:p text:style-name="P34">¿Cuál es el componente clave para la comunicación de alta velocidad entre la CPU y el Northbridge?</text:p>
      <text:p text:style-name="P34"/>
      <text:p text:style-name="P34"><text:span text:style-name="T11">a) Bus de sistema (FSB).</text:span><text:span text:style-name="T11"/></text:p>
      <text:p text:style-name="P34">b) Bus de memoria.</text:p>
      <text:p text:style-name="P34">c) Bus de expansión PCIe.</text:p>
      <text:p text:style-name="P34"><text:soft-page-break/>d) Bus de entrada/salida (I/O).</text:p>
      <text:p text:style-name="P34"/>
      <text:p text:style-name="P34"><text:span text:style-name="T14">Fuente : </text:span><text:a xlink:type="simple" xlink:href="https://www3.gobiernodecanarias.org/medusa/ecoblog/jmaspio/2012/04/30/7/#:~:text=La%20conexión%20a%20la%20CPU,el%20DMI%2C%20Direct%20Media%20Interface." text:style-name="Internet_20_link" text:visited-style-name="Visited_20_Internet_20_Link"><text:span text:style-name="Hyperlink"><text:span text:style-name="T14">https://www3.gobiernodecanarias.org/medusa/ecoblog/jmaspio/2012/04/30/7/#:~:text=La%20conexi%C3%B3n%20a%20la%20CPU,el%20DMI%2C%20Direct%20Media%20Interface.</text:span></text:span></text:a></text:p>
      <text:p text:style-name="P34"><text:span text:style-name="T14"/></text:p>
      <text:p text:style-name="P34"/>
      <text:p text:style-name="P34">En la actualidad, ¿cómo se llama comúnmente el componente que realiza las funciones del Northbridge en las plataformas modernas de Intel?</text:p>
      <text:p text:style-name="P34"/>
      <text:p text:style-name="P34">a) Northbridge.</text:p>
      <text:p text:style-name="P34">b) Southbridge.</text:p>
      <text:p text:style-name="P34"><text:span text:style-name="T48">c) Memory Controller Hub (MCH).</text:span><text:span text:style-name="T48"/></text:p>
      <text:p text:style-name="P34">d<text:span text:style-name="T11">) Platform Controller Hub (PCH).</text:span><text:span text:style-name="T11"/></text:p>
      <text:p text:style-name="P34"/>
      <text:p text:style-name="P34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4"><text:span text:style-name="T14"/></text:p>
      <text:p text:style-name="P34"/>
      <text:p text:style-name="P34"/>
      <text:p text:style-name="P34"><text:span text:style-name="T14"/></text:p>
      <text:p text:style-name="P34"/>
      <text:p text:style-name="P34"/>
      <text:p text:style-name="P34"/>
      <text:p text:style-name="P34"/>
      <text:p text:style-name="P34"/>
      <text:p text:style-name="P34">En la actualidad, ¿cómo se llama comúnmente el componente que realiza las funciones del Southbridge en las plataformas modernas de Intel?</text:p>
      <text:p text:style-name="P34"/>
      <text:p text:style-name="P34">a) Northbridge.</text:p>
      <text:p text:style-name="P34">b) Southbridge.</text:p>
      <text:p text:style-name="P34">c)<text:span text:style-name="T48"> Memory Controller Hub (MCH).</text:span></text:p>
      <text:p text:style-name="P34"><text:span text:style-name="T11">d) Platform Controller Hub (PCH).</text:span><text:span text:style-name="T11"/></text:p>
      <text:p text:style-name="P34"/>
      <text:p text:style-name="P34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4"><text:span text:style-name="T14"/></text:p>
      <text:p text:style-name="P34"><text:span text:style-name="T14"/></text:p>
      <text:p text:style-name="P34"/>
      <text:p text:style-name="P34">En la actualidad, ¿cómo se llama comúnmente el componente que realiza las funciones del Northbridge en las plataformas modernas de AMD?</text:p>
      <text:p text:style-name="P34"/>
      <text:p text:style-name="P34">a) Northbridge.</text:p>
      <text:p text:style-name="P34">b) Southbridge.</text:p>
      <text:p text:style-name="P34">c) Memory Controller Hub (MCH).</text:p>
      <text:p text:style-name="P34"><text:span text:style-name="T11">d) Platform Controller Hub (PCH).</text:span><text:span text:style-name="T11"/></text:p>
      <text:p text:style-name="P34"><text:soft-page-break/></text:p>
      <text:p text:style-name="P34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4"><text:span text:style-name="T14"/></text:p>
      <text:p text:style-name="P34"/>
      <text:p text:style-name="P34">En la actualidad, ¿cómo se llama comúnmente el componente que realiza las funciones del Southbridge en las plataformas modernas de AMD?</text:p>
      <text:p text:style-name="P34">a) Northbridge.</text:p>
      <text:p text:style-name="P34">b) Southbridge.</text:p>
      <text:p text:style-name="P34">c) Memory Controller Hub (MCH).</text:p>
      <text:p text:style-name="P34"><text:span text:style-name="T11">d) Platform Controller Hub (PCH).</text:span><text:span text:style-name="T11"/></text:p>
      <text:p text:style-name="P34"><text:span text:style-name="T11"/></text:p>
      <text:p text:style-name="P34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4"><text:span text:style-name="T14"/></text:p>
      <text:p text:style-name="P34"/>
      <text:p text:style-name="P34">¿Cuál es la función principal del Southbridge en la arquitectura actual de chipset?</text:p>
      <text:p text:style-name="P34"/>
      <text:p text:style-name="P34">a) Controlar la comunicación entre la CPU y la memoria RAM.</text:p>
      <text:p text:style-name="P34"><text:span text:style-name="T11">b) Gestionar la comunicación entre la CPU y los dispositivos de entrada/salida (E/S).</text:span><text:span text:style-name="T11"/></text:p>
      <text:p text:style-name="P34">c) Administrar la comunicación entre la CPU y los dispositivos de almacenamiento.</text:p>
      <text:p text:style-name="P34">d) Coordinar la transferencia de datos entre la CPU y la tarjeta gráfica.</text:p>
      <text:p text:style-name="P34"/>
      <text:p text:style-name="P34"><text:span text:style-name="T14">Fuente : </text:span><text:a xlink:type="simple" xlink:href="https://www.electrogenios.com/puente-sur-south-bridge-de-un-ordenador/" text:style-name="Internet_20_link" text:visited-style-name="Visited_20_Internet_20_Link"><text:span text:style-name="Hyperlink"><text:span text:style-name="T14">https://www.electrogenios.com/puente-sur-south-bridge-de-un-ordenador/</text:span></text:span></text:a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/>
      <text:p text:style-name="P34">¿Cuál de las siguientes afirmaciones es cierta con respecto a la nomenclatura de los chipsets de Intel?</text:p>
      <text:p text:style-name="P34"/>
      <text:p text:style-name="P34"><text:span text:style-name="T11">a) Los chipsets de Intel utilizan nombres basados en letras y números, como Z490 o B360.</text:span><text:span text:style-name="T11"/></text:p>
      <text:p text:style-name="P34">b) Los chipsets de Intel utilizan nombres basados en la serie Ryzen, como Ryzen 7 o Ryzen 5.</text:p>
      <text:p text:style-name="P34">c) Los chipsets de Intel utilizan nombres basados en nombres de ciudades, como New York o Tokyo.</text:p>
      <text:p text:style-name="P34">d) Los chipsets de Intel utilizan nombres basados en animales, como Tiger Lake o Panther Point.</text:p>
      <text:p text:style-name="P34"/>
      <text:p text:style-name="P34">Fuente : <text:a xlink:type="simple" xlink:href="https://www.profesionalreview.com/2022/01/04/z690-vs-h670-vs-b660-vs-h610/" text:style-name="Internet_20_link" text:visited-style-name="Visited_20_Internet_20_Link"><text:span text:style-name="Hyperlink">https://www.profesionalreview.com/2022/01/04/z690-vs-h670-vs-b660-vs-h610/</text:span></text:a></text:p>
      <text:p text:style-name="P34"/>
      <text:p text:style-name="P34"/>
      <text:p text:style-name="P34">¿Cuál de las siguientes afirmaciones es cierta con respecto a la nomenclatura de los chipsets de AMD?</text:p>
      <text:p text:style-name="P34"/>
      <text:p text:style-name="P34">a) Los chipsets de AMD utilizan nombres basados en letras y números, como Z490 o B360.</text:p>
      <text:p text:style-name="P34"><text:soft-page-break/><text:span text:style-name="T11">b) Los chipsets de AMD utilizan nombres basados en la serie Ryzen, como Ryzen 7 o Ryzen 5.</text:span><text:span text:style-name="T11"/></text:p>
      <text:p text:style-name="P34">c) Los chipsets de AMD utilizan nombres basados en nombres de ciudades, como New York o Tokyo.</text:p>
      <text:p text:style-name="P34">d) Los chipsets de AMD utilizan nombres basados en animales, como Tiger Lake o Panther Point.</text:p>
      <text:p text:style-name="P34"/>
      <text:p text:style-name="P34"><text:span text:style-name="T14">Fuente </text:span>: <text:a xlink:type="simple" xlink:href="https://elespiritudekusanagi.wordpress.com/2019/06/30/un-poco-de-nomenclatura-sobre-componentes-de-ordenadores-ii-parte-iii-placas-base/" text:style-name="Internet_20_link" text:visited-style-name="Visited_20_Internet_20_Link"><text:span text:style-name="Hyperlink">https://elespiritudekusanagi.wordpress.com/2019/06/30/un-poco-de-nomenclatura-sobre-componentes-de-ordenadores-ii-parte-iii-placas-base/</text:span></text:a></text:p>
      <text:p text:style-name="P34"/>
      <text:p text:style-name="P34"/>
      <text:p text:style-name="P34">¿Qué tipo de bus de comunicación es comúnmente utilizado entre el Northbridge y la memoria RAM?</text:p>
      <text:p text:style-name="P34"/>
      <text:p text:style-name="P34">a) Bus de sistema (FSB).</text:p>
      <text:p text:style-name="P34"><text:span text:style-name="T11">b) Bus de memoria.</text:span><text:span text:style-name="T11"/></text:p>
      <text:p text:style-name="P34">c) Bus de expansión PCIe.</text:p>
      <text:p text:style-name="P34">d) Bus de entrada/salida (I/O).</text:p>
      <text:p text:style-name="P34"/>
      <text:p text:style-name="P34"><text:span text:style-name="T14">Fuente : </text:span><text:a xlink:type="simple" xlink:href="https://es.wikipedia.org/wiki/Bus_(informática)" text:style-name="Internet_20_link" text:visited-style-name="Visited_20_Internet_20_Link"><text:span text:style-name="Hyperlink"><text:span text:style-name="T14">https://es.wikipedia.org/wiki/Bus_(inform%C3%A1tica)</text:span></text:span></text:a></text:p>
      <text:p text:style-name="P34"><text:span text:style-name="T14"/></text:p>
      <text:p text:style-name="P34"/>
      <text:p text:style-name="P34">¿Cuál de las siguientes afirmaciones describe mejor la función del Memory Controller Hub (MCH) en las plataformas modernas de Intel?</text:p>
      <text:p text:style-name="P34"/>
      <text:p text:style-name="P34"><text:span text:style-name="T11">a) Administra la comunicación entre la CPU y la memoria RAM.</text:span><text:span text:style-name="T11"/></text:p>
      <text:p text:style-name="P34">b) Gestiona la comunicación entre la CPU y los dispositivos de entrada/salida (E/S).</text:p>
      <text:p text:style-name="P34">c) Controla la comunicación entre la CPU y los dispositivos de almacenamiento.</text:p>
      <text:p text:style-name="P34">d) Coordina la transferencia de datos entre la CPU y la tarjeta gráfica.</text:p>
      <text:p text:style-name="P34"/>
      <text:p text:style-name="P34"><text:span text:style-name="T14">Fuente : </text:span><text:a xlink:type="simple" xlink:href="https://www.alegsa.com.ar/Dic/memory_controller_hub.php#gsc.tab=0" text:style-name="Internet_20_link" text:visited-style-name="Visited_20_Internet_20_Link"><text:span text:style-name="Hyperlink"><text:span text:style-name="T14">https://www.alegsa.com.ar/Dic/memory_controller_hub.php#gsc.tab=0</text:span></text:span></text:a></text:p>
      <text:p text:style-name="P34"><text:span text:style-name="T14"/></text:p>
      <text:p text:style-name="P34"><text:span text:style-name="T14"/></text:p>
      <text:p text:style-name="P34"><text:span text:style-name="T14"/></text:p>
      <text:p text:style-name="P34"/>
      <text:p text:style-name="P34">¿Cuál de las siguientes opciones describe mejor la función del Platform Controller Hub (PCH) en las plataformas modernas de Intel?</text:p>
      <text:p text:style-name="P34"/>
      <text:p text:style-name="P34">a) Administra la comunicación entre la CPU y la memoria RAM.</text:p>
      <text:p text:style-name="P34"><text:span text:style-name="T11">b) Gestiona la comunicación entre la CPU y los dispositivos de entrada/salida (E/S).</text:span><text:span text:style-name="T11"/></text:p>
      <text:p text:style-name="P34">c) Controla la comunicación entre la CPU y los dispositivos de almacenamiento.</text:p>
      <text:p text:style-name="P34">d) Coordina la transferencia de datos entre la CPU y la tarjeta gráfica.</text:p>
      <text:p text:style-name="P34"/>
      <text:p text:style-name="P34"><text:span text:style-name="T14">Fuente : </text:span><text:a xlink:type="simple" xlink:href="https://en.wikipedia.org/wiki/Platform_Controller_Hub" text:style-name="Internet_20_link" text:visited-style-name="Visited_20_Internet_20_Link"><text:span text:style-name="Hyperlink"><text:span text:style-name="T14">https://en.wikipedia.org/wiki/Platform_Controller_Hub</text:span></text:span></text:a></text:p>
      <text:p text:style-name="P34"><text:span text:style-name="T14"/></text:p>
      <text:p text:style-name="P34"/>
      <text:p text:style-name="P34"><text:soft-page-break/>¿Cuál de las siguientes opciones describe mejor la función del Southbridge en la arquitectura moderna de chipset?</text:p>
      <text:p text:style-name="P34"/>
      <text:p text:style-name="P34">a) Administra la comunicación entre la CPU y la memoria RAM.</text:p>
      <text:p text:style-name="P34"><text:span text:style-name="T11">b) Gestiona la comunicación entre la CPU y los dispositivos de entrada/salida (E/S).</text:span><text:span text:style-name="T11"/></text:p>
      <text:p text:style-name="P34">c) Controla la comunicación entre la CPU y los dispositivos de almacenamiento.</text:p>
      <text:p text:style-name="P34">d) Coordina la transferencia de datos entre la CPU y la tarjeta gráfica.</text:p>
      <text:p text:style-name="P34"/>
      <text:p text:style-name="P34"><text:span text:style-name="T14">Fuente : </text:span><text:a xlink:type="simple" xlink:href="https://www3.gobiernodecanarias.org/medusa/ecoblog/jmaspio/2012/04/30/7/#:~:text=El%20SouthBridge%20es%20en%20realidad,los%20puertos%20serie%20y%20paralelo." text:style-name="Internet_20_link" text:visited-style-name="Visited_20_Internet_20_Link"><text:span text:style-name="Hyperlink"><text:span text:style-name="T14">https://www3.gobiernodecanarias.org/medusa/ecoblog/jmaspio/2012/04/30/7/#:~:text=El%20SouthBridge%20es%20en%20realidad,los%20puertos%20serie%20y%20paralelo.</text:span></text:span></text:a></text:p>
      <text:p text:style-name="P34"><text:span text:style-name="T14"/></text:p>
      <text:p text:style-name="P34"/>
      <text:p text:style-name="P34">¿Cuál es el propósito principal del chipset en un sistema informático?</text:p>
      <text:p text:style-name="P34"/>
      <text:p text:style-name="P34">a) Mejorar el rendimiento de la CPU.</text:p>
      <text:p text:style-name="P34"><text:span text:style-name="T11">b) Facilitar la comunicación entre los componentes del sistema.</text:span><text:span text:style-name="T11"/></text:p>
      <text:p text:style-name="P34">c) Controlar el suministro de energía a la placa base.</text:p>
      <text:p text:style-name="P34">d) Proporcionar almacenamiento temporal para la CPU.</text:p>
      <text:p text:style-name="P34"/>
      <text:p text:style-name="P34"><text:span text:style-name="T14">Fuente : </text:span><text:a xlink:type="simple" xlink:href="https://www.xataka.com/basics/chipset-que-sirve" text:style-name="Internet_20_link" text:visited-style-name="Visited_20_Internet_20_Link"><text:span text:style-name="Hyperlink"><text:span text:style-name="T14">https://www.xataka.com/basics/chipset-que-sirve</text:span></text:span></text:a></text:p>
      <text:p text:style-name="Standard"><text:span text:style-name="Hyperlink"><text:span text:style-name="T25"/></text:span></text:p>
      <text:p text:style-name="P16"><text:span text:style-name="Hyperlink"><text:span text:style-name="T24">I</text:span></text:span><text:span text:style-name="Hyperlink"><text:span text:style-name="T23">nstrucciones</text:span></text:span><text:span text:style-name="Hyperlink"><text:span text:style-name="T25">: </text:span></text:span>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4">¿Cuál de las siguientes afirmaciones describe mejor la función del Memory Controller Hub (MCH) en las plataformas modernas de Intel?</text:p>
      <text:p text:style-name="P44">a) Administra la comunicación entre la CPU y la memoria RAM.</text:p>
      <text:p text:style-name="P44">b) Gestiona la comunicación entre la CPU y los dispositivos de entrada/salida (E/S). <text:s/></text:p>
      <text:p text:style-name="P44">c) Controla la comunicación entre la CPU y los dispositivos de almacenamiento.</text:p>
      <text:p text:style-name="P11">d) Coordina la transferencia de datos entre la CPU y la tarjeta gráfica.</text:p>
      <text:p text:style-name="P25"><text:span text:style-name="T15">Fuente</text:span>: https://patents.google.com/patent/US6734862B1/en#:~:text=A%20memory%20controller%20hub%20has,perform%20graphics%20operations%20on%20graphics</text:p>
      <text:p text:style-name="P26"/>
      <text:p text:style-name="P44">¿Cuál de las siguientes opciones describe mejor la función del Platform Controller Hub (PCH) en las plataformas modernas de Intel?</text:p>
      <text:p text:style-name="P44">a) Administra la comunicación entre la CPU y la memoria RAM.</text:p>
      <text:p text:style-name="P11">b) Gestiona la comunicación entre la CPU y los dispositivos de entrada/salida (E/S).</text:p>
      <text:p text:style-name="P44">c) Controla la comunicación entre la CPU y los dispositivos de almacenamiento.</text:p>
      <text:p text:style-name="P44">d) Coordina la transferencia de datos entre la CPU y la tarjeta gráfica.</text:p>
      <text:p text:style-name="P45"><text:span text:style-name="T15">Fuente</text:span>: <text:a xlink:type="simple" xlink:href="https://www.adslzone.net/esenciales/preguntas/que-es-chipset/" text:style-name="Internet_20_link" text:visited-style-name="Visited_20_Internet_20_Link">https://www.adslzone.net/esenciales/preguntas/que-es-chipset/</text:a></text:p>
      <text:p text:style-name="P45"/>
      <text:p text:style-name="P44">¿Cuál de las siguientes opciones describe mejor la función del Southbridge en la arquitectura moderna de chipset?</text:p>
      <text:p text:style-name="P44">a) Administra la comunicación entre la CPU y la memoria RAM.</text:p>
      <text:p text:style-name="P44">b) Gestiona la comunicación entre la CPU y los dispositivos de entrada/salida (E/S).</text:p>
      <text:p text:style-name="P11">c) Controla la comunicación entre la CPU y los dispositivos de almacenamiento.</text:p>
      <text:p text:style-name="P44">d) Coordina la transferencia de datos entre la CPU y la tarjeta gráfica.</text:p>
      <text:p text:style-name="P45"><text:span text:style-name="T15">Fuente</text:span>: <text:a xlink:type="simple" xlink:href="https://www.geeknetic.es/Southbridge/que-es-y-para-que-sirve" text:style-name="Internet_20_link" text:visited-style-name="Visited_20_Internet_20_Link">https://www.geeknetic.es/Southbridge/que-es-y-para-que-sirve</text:a></text:p>
      <text:p text:style-name="P45"/>
      <text:p text:style-name="P44">¿Cuál es el propósito principal del chipset en un sistema informático?</text:p>
      <text:p text:style-name="P44">a) Mejorar el rendimiento de la CPU.</text:p>
      <text:p text:style-name="P11">b) Facilitar la comunicación entre los componentes del sistema.</text:p>
      <text:p text:style-name="P44">c) Controlar el suministro de energía a la placa base.</text:p>
      <text:p text:style-name="P44">d) Proporcionar almacenamiento temporal para la CPU.</text:p>
      <text:p text:style-name="P44"><text:a xlink:type="simple" xlink:href="https://www.geeknetic.es/Chipset/que-es-y-para-que-sirve" text:style-name="Internet_20_link" text:visited-style-name="Visited_20_Internet_20_Link">https://www.geeknetic.es/Chipset/que-es-y-para-que-sirve</text:a></text:p>
      <text:p text:style-name="P44"/>
      <text:p text:style-name="P44">¿Cuál de las siguientes opciones describe mejor la función del Northbridge en el pasado, antes de la integración de funciones en los chipsets modernos?</text:p>
      <text:p text:style-name="P11">a) Administra la comunicación entre la CPU y la memoria RAM.</text:p>
      <text:p text:style-name="P44">b) Gestiona la comunicación entre la CPU y los dispositivos de entrada/salida (E/S).</text:p>
      <text:p text:style-name="P44">c) Controla la comunicación entre la CPU y los dispositivos de almacenamiento.</text:p>
      <text:p text:style-name="P44">d) Coordina la transferencia de datos entre la CPU y la tarjeta gráfica.</text:p>
      <text:p text:style-name="P44"><text:a xlink:type="simple" xlink:href="https://www.geeknetic.es/Chipset/que-es-y-para-que-sirve" text:style-name="Internet_20_link" text:visited-style-name="Visited_20_Internet_20_Link">https://www.geeknetic.es/Chipset/que-es-y-para-que-sirve</text:a></text:p>
      <text:p text:style-name="P44"/>
      <text:p text:style-name="P44"><text:soft-page-break/>¿Cuál de las siguientes opciones describe mejor la función del Southbridge en el pasado, antes de la integración de funciones en los chipsets modernos?</text:p>
      <text:p text:style-name="P44">a) Administra la comunicación entre la CPU y la memoria RAM.</text:p>
      <text:p text:style-name="P44">b) Gestiona la comunicación entre la CPU y los dispositivos de entrada/salida (E/S).</text:p>
      <text:p text:style-name="P11">c) Controla la comunicación entre la CPU y los dispositivos de almacenamiento.</text:p>
      <text:p text:style-name="P44">d) Coordina la transferencia de datos entre la CPU y la tarjeta gráfica.</text:p>
      <text:p text:style-name="P44"><text:a xlink:type="simple" xlink:href="https://www.geeknetic.es/Southbridge/que-es-y-para-que-sirve" text:style-name="Internet_20_link" text:visited-style-name="Visited_20_Internet_20_Link">https://www.geeknetic.es/Southbridge/que-es-y-para-que-sirve</text:a></text:p>
      <text:p text:style-name="P44"/>
      <text:p text:style-name="P44">¿Cuál de las siguientes opciones describe mejor la función del chipset en un sistema informático moderno?</text:p>
      <text:p text:style-name="P44">a) Mejorar el rendimiento de la CPU.</text:p>
      <text:p text:style-name="P11">b) Facilitar la comunicación entre los componentes del sistema.</text:p>
      <text:p text:style-name="P44">c) Controlar el suministro de energía a la placa base.</text:p>
      <text:p text:style-name="P44">d) Proporcionar almacenamiento temporal para la CPU.</text:p>
      <text:p text:style-name="P44"/>
      <text:p text:style-name="P44">¿Cuál de las siguientes afirmaciones es cierta con respecto a la nomenclatura de los chipsets de Intel?</text:p>
      <text:p text:style-name="P11">a) Los chipsets de Intel utilizan nombres basados en letras y números, como Z490 o B360.</text:p>
      <text:p text:style-name="P44">b) Los chipsets de Intel utilizan nombres basados en la serie Ryzen, como Ryzen 7 o Ryzen 5.</text:p>
      <text:p text:style-name="P44">c) Los chipsets de Intel utilizan nombres basados en nombres de ciudades, como New York o Tokyo.</text:p>
      <text:p text:style-name="P44">d) Los chipsets de Intel utilizan nombres basados en animales, como Tiger Lake o Panther Point.</text:p>
      <text:p text:style-name="P44"/>
      <text:p text:style-name="P44">¿Cuál de las siguientes afirmaciones es cierta con respecto a la nomenclatura de los chipsets de AMD?</text:p>
      <text:p text:style-name="P44">a) Los chipsets de AMD utilizan nombres basados en letras y números, como Z490 o B360.</text:p>
      <text:p text:style-name="P11">b) Los chipsets de AMD utilizan nombres basados en la serie Ryzen, como Ryzen 7 o Ryzen 5.</text:p>
      <text:p text:style-name="P44">c) Los chipsets de AMD utilizan nombres basados en nombres de ciudades, como New York o Tokyo.</text:p>
      <text:p text:style-name="P44">d) Los chipsets de AMD utilizan nombres basados en animales, como Tiger Lake o Panther Point.</text:p>
      <text:p text:style-name="P44"/>
      <text:p text:style-name="P44">¿Cuál de las siguientes opciones describe mejor la familia de procesadores de Intel dirigida principalmente a usuarios domésticos y entusiastas, ofreciendo un rendimiento de gama alta?</text:p>
      <text:p text:style-name="P44">a) Core i3.</text:p>
      <text:p text:style-name="P44">b) Core i5.</text:p>
      <text:p text:style-name="P11">c) Core i7.</text:p>
      <text:p text:style-name="P44">d) Core i9.</text:p>
      <text:p text:style-name="P45"><text:span text:style-name="T15">Fuente</text:span>: <text:a xlink:type="simple" xlink:href="https://www.avg.com/es/signal/intel-i5-vs-i7#:~:text=La%20CPU%20i7%20es%20más,para%20ejecutar%20varias%20tareas%20simultáneamente" text:style-name="Internet_20_link" text:visited-style-name="Visited_20_Internet_20_Link">https://www.avg.com/es/signal/intel-i5-vs-i7#:~:text=La%20CPU%20i7%20es%20m%C3%A1s,para%20ejecutar%20varias%20tareas%20simult%C3%A1neamente</text:a>.</text:p>
      <text:p text:style-name="P45"/>
      <text:p text:style-name="P44">¿Cuál es la nomenclatura típica de los procesadores Intel de la serie Core i5?</text:p>
      <text:p text:style-name="P44">a) i5-3XXX.</text:p>
      <text:p text:style-name="P44">b) i5-5XXX.</text:p>
      <text:p text:style-name="P11">c) i5-7XXX.</text:p>
      <text:p text:style-name="P44"><text:soft-page-break/>d) i5-9XXX.</text:p>
      <text:p text:style-name="P45">Fuente: <text:a xlink:type="simple" xlink:href="https://www.avg.com/es/signal/intel-i5-vs-i7#:~:text=La%20CPU%20i7%20es%20más,para%20ejecutar%20varias%20tareas%20simultáneamente" text:style-name="Internet_20_link" text:visited-style-name="Visited_20_Internet_20_Link">https://www.avg.com/es/signal/intel-i5-vs-i7#:~:text=La%20CPU%20i7%20es%20m%C3%A1s,para%20ejecutar%20varias%20tareas%20simult%C3%A1neamente</text:a>.</text:p>
      <text:p text:style-name="P45"/>
      <text:p text:style-name="P44">¿Qué tecnología de Hyper-Threading está presente en algunos procesadores Intel para mejorar el rendimiento al permitir que cada núcleo ejecute dos hilos de instrucciones simultáneamente?</text:p>
      <text:p text:style-name="P84">a) Turbo Boost. <text:span text:style-name="T55">Why?</text:span></text:p>
      <text:p text:style-name="P44">b) Quick Sync.</text:p>
      <text:p text:style-name="P77">c) Hyper-Threading.</text:p>
      <text:p text:style-name="P44">d) Multi-Core Enhancement.</text:p>
      <text:p text:style-name="P45"><text:span text:style-name="T15">Fuente</text:span>: <text:a xlink:type="simple" xlink:href="https://www.intel.la/content/www/xl/es/architecture-and-technology/hyper-threading/hyper-threading-technology.html#:~:text=La%20tecnología%20Hyper%2DThreading%20Intel,múltiples%20subprocesos%20en%20cada%20núcleo" text:style-name="Internet_20_link" text:visited-style-name="Visited_20_Internet_20_Link">https://www.intel.la/content/www/xl/es/architecture-and-technology/hyper-threading/hyper-threading-technology.html#:~:text=La%20tecnolog%C3%ADa%20Hyper%2DThreading%20Intel,m%C3%BAltiples%20subprocesos%20en%20cada%20n%C3%BAcleo</text:a>.</text:p>
      <text:p text:style-name="P45"/>
      <text:p text:style-name="P44">En la nomenclatura de procesadores Intel, ¿qué significa la letra "K" al final del número del modelo?</text:p>
      <text:p text:style-name="P44">a) Procesador de bajo consumo.</text:p>
      <text:p text:style-name="P11">b) Desbloqueado para overclocking.</text:p>
      <text:p text:style-name="P44">c) Integrado con gráficos Iris.</text:p>
      <text:p text:style-name="P44">d) Diseño eficiente de energía.</text:p>
      <text:p text:style-name="P45"><text:span text:style-name="T15">Fuente</text:span>: <text:a xlink:type="simple" xlink:href="https://www.intel.la/content/www/xl/es/gaming/resources/gaming-processor-names.html#:~:text=Un%20sufijo%20K%20denota%20un,potencia%20que%20permite%20hacer%20overclocking" text:style-name="Internet_20_link" text:visited-style-name="Visited_20_Internet_20_Link">https://www.intel.la/content/www/xl/es/gaming/resources/gaming-processor-names.html#:~:text=Un%20sufijo%20K%20denota%20un,potencia%20que%20permite%20hacer%20overclocking</text:a>.</text:p>
      <text:p text:style-name="P45"/>
      <text:p text:style-name="P44"/>
      <text:p text:style-name="P44">¿Cuál de las siguientes opciones describe mejor la familia de procesadores Intel Core i3?</text:p>
      <text:p text:style-name="P44">a) Enfocada en entusiastas y rendimiento extremo.</text:p>
      <text:p text:style-name="P11">b) Diseñada para usuarios de nivel básico y tareas cotidianas.</text:p>
      <text:p text:style-name="P44">c) Ofrece un equilibrio entre rendimiento y eficiencia energética.</text:p>
      <text:p text:style-name="P44">d) Orientada a estaciones de trabajo y servidores.</text:p>
      <text:p text:style-name="P44"><text:a xlink:type="simple" xlink:href="https://www.intel.la/content/www/xl/es/products/details/processors/core/i3.html" text:style-name="Internet_20_link" text:visited-style-name="Visited_20_Internet_20_Link">https://www.intel.la/content/www/xl/es/products/details/processors/core/i3.html</text:a></text:p>
      <text:p text:style-name="P44"/>
      <text:p text:style-name="P44">¿Cuál es el propósito principal de la tecnología Intel Turbo Boost?</text:p>
      <text:p text:style-name="P44">a) Mejorar la eficiencia energética del procesador.</text:p>
      <text:p text:style-name="P11">b) Aumentar la frecuencia del reloj del procesador cuando sea necesario.</text:p>
      <text:p text:style-name="P44">c) Optimizar el rendimiento de la memoria caché.</text:p>
      <text:p text:style-name="P44">d) Controlar la temperatura del procesador.</text:p>
      <text:p text:style-name="P44"><text:a xlink:type="simple" xlink:href="https://www.intel.la/content/www/xl/es/support/articles/000030893/processors.html" text:style-name="Internet_20_link" text:visited-style-name="Visited_20_Internet_20_Link">https://www.intel.la/content/www/xl/es/support/articles/000030893/processors.html</text:a></text:p>
      <text:p text:style-name="P44"/>
      <text:p text:style-name="P44">En la nomenclatura de los procesadores Intel Core i7, ¿qué indica la presencia de la letra "U" al final del número del modelo?</text:p>
      <text:p text:style-name="P44">a) Procesador de sobremesa.</text:p>
      <text:p text:style-name="P11">b) Procesador ultrabaja potencia.</text:p>
      <text:p text:style-name="P44">c) Procesador de baja potencia.</text:p>
      <text:p text:style-name="P44"><text:soft-page-break/>d) Procesador con gráficos Iris.</text:p>
      <text:p text:style-name="P44"/>
      <text:p text:style-name="P44">¿Cuál de las siguientes opciones describe mejor la familia de procesadores Intel Core i9?</text:p>
      <text:p text:style-name="P44">a) Diseñada para usuarios de nivel básico y tareas cotidianas.</text:p>
      <text:p text:style-name="P11">b) Enfocada en entusiastas y rendimiento extremo.</text:p>
      <text:p text:style-name="P44">c) Ofrece un equilibrio entre rendimiento y eficiencia energética.</text:p>
      <text:p text:style-name="P44">d) Orientada a estaciones de trabajo y servidores.</text:p>
      <text:p text:style-name="P44"/>
      <text:p text:style-name="P44">¿Qué tecnología Intel permite a los procesadores integrar gráficos de alta calidad directamente en el mismo chip que la CPU?</text:p>
      <text:p text:style-name="P44">a) Quick Sync.</text:p>
      <text:p text:style-name="P44">b) Turbo Boost.</text:p>
      <text:p text:style-name="P44">c) Hyper-Threading.</text:p>
      <text:p text:style-name="P11">d) Iris Graphics.</text:p>
      <text:p text:style-name="P44"/>
      <text:p text:style-name="P44">En la nomenclatura de procesadores Intel, ¿qué significa la letra "F" al final del número del modelo?</text:p>
      <text:p text:style-name="P44">a) Procesador con gráficos integrados.</text:p>
      <text:p text:style-name="P44">b) Procesador de bajo consumo.</text:p>
      <text:p text:style-name="P11">c) Procesador sin gráficos integrados.</text:p>
      <text:p text:style-name="P44">d) Procesador de bajo rendimiento.</text:p>
      <text:p text:style-name="P45"><text:span text:style-name="T15">Fuente</text:span>: <text:a xlink:type="simple" xlink:href="https://www.intel.la/content/www/xl/es/gaming/resources/gaming-processor-names.html#:~:text=El%20sufijo%20F%20indica%20una,con%20una%20tarjeta%20gráfica%20externa.&amp;text=El%20sufijo%20G%20designa%20una%20CPU%20con%20gráficos%20integrados%20adicionales%20incorporados" text:style-name="Internet_20_link" text:visited-style-name="Visited_20_Internet_20_Link">https://www.intel.la/content/www/xl/es/gaming/resources/gaming-processor-names.html#:~:text=El%20sufijo%20F%20indica%20una,con%20una%20tarjeta%20gr%C3%A1fica%20externa.&amp;text=El%20sufijo%20G%20designa%20una%20CPU%20con%20gr%C3%A1ficos%20integrados%20adicionales%20incorporados</text:a>.</text:p>
      <text:p text:style-name="P45"/>
      <text:p text:style-name="P44"/>
      <text:p text:style-name="P44">¿Cuál es la nomenclatura típica de los procesadores Intel de la serie Core i3?</text:p>
      <text:p text:style-name="P11">a) i3-3XXX.</text:p>
      <text:p text:style-name="P44">b) i3-5XXX.</text:p>
      <text:p text:style-name="P44">c) i3-7XXX.</text:p>
      <text:p text:style-name="P44">d) i3-9XXX.</text:p>
      <text:p text:style-name="P44"/>
      <text:p text:style-name="P44">¿Qué tecnología de Hyper-Threading está presente en algunos procesadores Intel para mejorar el rendimiento al permitir que cada núcleo ejecute dos hilos de instrucciones simultáneamente?</text:p>
      <text:p text:style-name="P44">a) Turbo Boost.</text:p>
      <text:p text:style-name="P44">b) Quick Sync.</text:p>
      <text:p text:style-name="P11">c) Hyper-Threading.</text:p>
      <text:p text:style-name="P44">d) Multi-Core Enhancement.</text:p>
      <text:p text:style-name="P44"/>
      <text:p text:style-name="P44">En la nomenclatura de los procesadores Intel Core i7, ¿qué indica la presencia de la letra "K" al final del número del modelo?</text:p>
      <text:p text:style-name="P44">a) Procesador de sobremesa.</text:p>
      <text:p text:style-name="P44">b) Procesador con gráficos Iris.</text:p>
      <text:p text:style-name="P11"><text:soft-page-break/>c) Procesador desbloqueado para overclocking.</text:p>
      <text:p text:style-name="P44">d) Procesador de baja potencia.</text:p>
      <text:p text:style-name="P44"/>
      <text:p text:style-name="P44">¿Cuál de las siguientes opciones describe mejor la familia de procesadores Intel Core i5?</text:p>
      <text:p text:style-name="P44">a) Enfocada en entusiastas y rendimiento extremo.</text:p>
      <text:p text:style-name="P44">b) Diseñada para usuarios de nivel básico y tareas cotidianas.</text:p>
      <text:p text:style-name="P11">c) Ofrece un equilibrio entre rendimiento y eficiencia energética.</text:p>
      <text:p text:style-name="P44">d) Orientada a estaciones de trabajo y servidores.</text:p>
      <text:p text:style-name="P44"/>
      <text:p text:style-name="P44">¿Cuál de las siguientes tecnologías Intel permite la ejecución de múltiples hilos de instrucciones en cada núcleo físico del procesador?</text:p>
      <text:p text:style-name="P11">a) Hyper-Threading.</text:p>
      <text:p text:style-name="P44">b) Turbo Boost.</text:p>
      <text:p text:style-name="P44">c) Quick Sync.</text:p>
      <text:p text:style-name="P44">d) Multi-Core Enhancement.</text:p>
      <text:p text:style-name="Standard"><text:span text:style-name="T50">Fuente</text:span><text:span text:style-name="T49">: </text:span><text:a xlink:type="simple" xlink:href="https://www.intel.la/content/www/xl/es/architecture-and-technology/hyper-threading/hyper-threading-technology.html" text:style-name="Internet_20_link" text:visited-style-name="Visited_20_Internet_20_Link"><text:span text:style-name="T49">https://www.intel.la/content/www/xl/es/architecture-and-technology/hyper-threading/hyper-threading-technology.htm</text:span></text:a></text:p>
      <text:p text:style-name="P16"><text:span text:style-name="T16">I</text:span><text:span text:style-name="T15">nstrucciones</text:span>: 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15"/>
      <text:p text:style-name="P46">¿Cuál de las siguientes opciones describe mejor la familia de procesadores Intel Core i5?</text:p>
      <text:p text:style-name="P46">a) Enfocada en entusiastas y rendimiento extremo.</text:p>
      <text:p text:style-name="P46">b) Diseñada para usuarios de nivel básico y tareas cotidianas.</text:p>
      <text:p text:style-name="P12">c) Ofrece un equilibrio entre rendimiento y eficiencia energética.</text:p>
      <text:p text:style-name="P46">d) Orientada a estaciones de trabajo y servidores.</text:p>
      <text:p text:style-name="P46"/>
      <text:p text:style-name="P47"><text:span text:style-name="T51">Fuente: </text:span><text:a xlink:type="simple" xlink:href="https://hardzone.es/marcas/intel/diferencia-procesador-core-i3-i5-i7-i9/" text:style-name="Internet_20_link" text:visited-style-name="Visited_20_Internet_20_Link">Procesadores Intel Core i3, i5, i7 e i9: diferencias y similitudes (hardzone.es)</text:a> </text:p>
      <text:p text:style-name="P46"/>
      <text:p text:style-name="P46">¿Cuál de las siguientes tecnologías Intel permite la ejecución de múltiples hilos de instrucciones en cada núcleo físico del procesador?</text:p>
      <text:p text:style-name="P12">a) Hyper-Threading.</text:p>
      <text:p text:style-name="P46">b) Turbo Boost.</text:p>
      <text:p text:style-name="P46">c) Quick Sync.</text:p>
      <text:p text:style-name="P46">d) Multi-Core Enhancement.</text:p>
      <text:p text:style-name="P46"/>
      <text:p text:style-name="P47"><text:span text:style-name="T51">Fuente: </text:span><text:a xlink:type="simple" xlink:href="https://en.wikipedia.org/wiki/Thread_(computing)" text:style-name="Internet_20_link" text:visited-style-name="Visited_20_Internet_20_Link">Thread (computing) - Wikipedia</text:a> </text:p>
      <text:p text:style-name="P46"/>
      <text:p text:style-name="P46"/>
      <text:p text:style-name="P46"/>
      <text:p text:style-name="P46">En la nomenclatura de procesadores Intel, ¿qué significa la letra "H" al final del número del modelo?</text:p>
      <text:p text:style-name="P46">a) Procesador de sobremesa.</text:p>
      <text:p text:style-name="P12">b) Procesador de alta potencia.</text:p>
      <text:p text:style-name="P46">c) Procesador sin gráficos integrados.</text:p>
      <text:p text:style-name="P46">d) Procesador de bajo rendimiento.</text:p>
      <text:p text:style-name="P46"/>
      <text:p text:style-name="P47"><text:span text:style-name="T51">Fuente: </text:span><text:a xlink:type="simple" xlink:href="https://www.xataka.com/componentes/nuevos-procesadores-serie-h-intel-prometen-portatiles-gaming-ultraligeros" text:style-name="Internet_20_link" text:visited-style-name="Visited_20_Internet_20_Link">Los nuevos procesadores de la serie H de Intel prometen portátiles gaming ultraligeros (xataka.com)</text:a> </text:p>
      <text:p text:style-name="P46"/>
      <text:p text:style-name="P46">¿Cuál de las siguientes opciones describe mejor la familia de procesadores Intel Core i9?</text:p>
      <text:p text:style-name="P46">a) Diseñada para usuarios de nivel básico y tareas cotidianas.</text:p>
      <text:p text:style-name="P12">b) Enfocada en entusiastas y rendimiento extremo.</text:p>
      <text:p text:style-name="P46">c) Ofrece un equilibrio entre rendimiento y eficiencia energética.</text:p>
      <text:p text:style-name="P46">d) Orientada a estaciones de trabajo y servidores.</text:p>
      <text:p text:style-name="P46"/>
      <text:p text:style-name="P47"><text:span text:style-name="T51">Fuente: </text:span><text:a xlink:type="simple" xlink:href="https://hipertextual.com/2021/03/nuevos-procesadores-intel-core" text:style-name="Internet_20_link" text:visited-style-name="Visited_20_Internet_20_Link">Las claves de los nuevos procesadores Intel Core: edición y gaming (hipertextual.com)</text:a> </text:p>
      <text:p text:style-name="P46"/>
      <text:p text:style-name="P46">¿Cuál de las siguientes tecnologías Intel permite acelerar la codificación y decodificación de video, mejorando el rendimiento en tareas multimedia?</text:p>
      <text:p text:style-name="P12"><text:soft-page-break/>a) Quick Sync.</text:p>
      <text:p text:style-name="P46">b) Turbo Boost.</text:p>
      <text:p text:style-name="P46">c) Hyper-Threading.</text:p>
      <text:p text:style-name="P46">d) Iris Graphics.</text:p>
      <text:p text:style-name="P46"/>
      <text:p text:style-name="P47"><text:span text:style-name="T51">Fuente: </text:span><text:a xlink:type="simple" xlink:href="https://elchapuzasinformatico.com/2023/03/codificacion-video-amd-intel-nvidia/" text:style-name="Internet_20_link" text:visited-style-name="Visited_20_Internet_20_Link">¿Cuál es la mejor GPU para codificar vídeo? ¿NVIDIA, AMD o Intel? (elchapuzasinformatico.com)</text:a> </text:p>
      <text:p text:style-name="P46"/>
      <text:p text:style-name="P46">En la nomenclatura de los procesadores Intel Core i7, ¿qué indica la presencia de la letra "U" al final del número del modelo?</text:p>
      <text:p text:style-name="P46">a) Procesador de sobremesa.</text:p>
      <text:p text:style-name="P12">b) Procesador ultrabaja potencia.</text:p>
      <text:p text:style-name="P46">c) Procesador de baja potencia.</text:p>
      <text:p text:style-name="P46">d) Procesador con gráficos Iris.</text:p>
      <text:p text:style-name="P46"/>
      <text:p text:style-name="P47"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46"/>
      <text:p text:style-name="P46">¿Qué tecnología Intel permite a los procesadores integrar gráficos de alta calidad directamente en el mismo chip que la CPU?</text:p>
      <text:p text:style-name="P46">a) Quick Sync.</text:p>
      <text:p text:style-name="P46">b) Turbo Boost.</text:p>
      <text:p text:style-name="P46">c) Hyper-Threading.</text:p>
      <text:p text:style-name="P12">d) Iris Graphics</text:p>
      <text:p text:style-name="P46"/>
      <text:p text:style-name="P47"><text:span text:style-name="T51">fuente: </text:span><text:a xlink:type="simple" xlink:href="https://www.pccomponentes.com/iris-xe-caracteristicas-graficas-de-intel" text:style-name="Internet_20_link" text:visited-style-name="Visited_20_Internet_20_Link">Iris Xe: Características de las gráficas de Intel - Blog de PcComponentes</text:a> </text:p>
      <text:p text:style-name="P47"/>
      <text:p text:style-name="P46"/>
      <text:p text:style-name="P46">¿Cuál de las siguientes opciones describe mejor la familia de procesadores Intel Core i5?</text:p>
      <text:p text:style-name="P46">a) Enfocada en entusiastas y rendimiento extremo.</text:p>
      <text:p text:style-name="P46">b) Diseñada para usuarios de nivel básico y tareas cotidianas.</text:p>
      <text:p text:style-name="P12">c) Ofrece un equilibrio entre rendimiento y eficiencia energética.</text:p>
      <text:p text:style-name="P46">d) Orientada a estaciones de trabajo y servidores.</text:p>
      <text:p text:style-name="P46"/>
      <text:p text:style-name="P47"><text:span text:style-name="T51">Fuente: </text:span><text:a xlink:type="simple" xlink:href="https://hardzone.es/marcas/intel/diferencia-procesador-core-i3-i5-i7-i9/" text:style-name="Internet_20_link" text:visited-style-name="Visited_20_Internet_20_Link">Procesadores Intel Core i3, i5, i7 e i9: diferencias y similitudes (hardzone.es)</text:a> </text:p>
      <text:p text:style-name="P46"/>
      <text:p text:style-name="P46">¿Cuál de las siguientes tecnologías Intel permite acelerar la codificación y decodificación de video, mejorando el rendimiento en tareas multimedia?</text:p>
      <text:p text:style-name="P12">a) Quick Sync.</text:p>
      <text:p text:style-name="P46">b) Turbo Boost.</text:p>
      <text:p text:style-name="P46">c) Hyper-Threading.</text:p>
      <text:p text:style-name="P46">d) Iris Graphics.</text:p>
      <text:p text:style-name="P46"/>
      <text:p text:style-name="P47"><text:span text:style-name="T51">Fuente: </text:span><text:a xlink:type="simple" xlink:href="https://elchapuzasinformatico.com/2023/03/codificacion-video-amd-intel-nvidia/" text:style-name="Internet_20_link" text:visited-style-name="Visited_20_Internet_20_Link">¿Cuál es la mejor GPU para codificar vídeo? ¿NVIDIA, AMD o Intel? (elchapuzasinformatico.com)</text:a> </text:p>
      <text:p text:style-name="P46"><text:soft-page-break/></text:p>
      <text:p text:style-name="P46">En la nomenclatura de los procesadores Intel Core i7, ¿qué indica la presencia de la letra "K" al final del número del modelo?</text:p>
      <text:p text:style-name="P46">a) Procesador de sobremesa.</text:p>
      <text:p text:style-name="P46">b) Procesador con gráficos Iris.</text:p>
      <text:p text:style-name="P12">c) Procesador desbloqueado para overclocking.</text:p>
      <text:p text:style-name="P46">d) Procesador de baja potencia.<text:span text:style-name="T51">ç</text:span></text:p>
      <text:p text:style-name="P46"/>
      <text:p text:style-name="P47"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47"/>
      <text:p text:style-name="P46"/>
      <text:p text:style-name="P46">¿Cuál es el propósito principal de la tecnología Intel Turbo Boost?</text:p>
      <text:p text:style-name="P46">a) Mejorar la eficiencia energética del procesador.</text:p>
      <text:p text:style-name="P12">b) Aumentar la frecuencia del reloj del procesador cuando sea necesario.</text:p>
      <text:p text:style-name="P46">c) Optimizar el rendimiento de la memoria caché.</text:p>
      <text:p text:style-name="P46">d) Controlar la temperatura del procesador.</text:p>
      <text:p text:style-name="P46"/>
      <text:p text:style-name="P47"><text:span text:style-name="T51">Fuente: </text:span><text:a xlink:type="simple" xlink:href="https://es.wikipedia.org/wiki/Intel_Turbo_Boost" text:style-name="Internet_20_link" text:visited-style-name="Visited_20_Internet_20_Link">Intel Turbo Boost - Wikipedia, la enciclopedia libre</text:a> </text:p>
      <text:p text:style-name="P46"/>
      <text:p text:style-name="P46">En la nomenclatura de procesadores Intel, ¿qué significa la letra "F" al final del número del modelo?</text:p>
      <text:p text:style-name="P46">a) Procesador con gráficos integrados.</text:p>
      <text:p text:style-name="P46">b) Procesador de bajo consumo.</text:p>
      <text:p text:style-name="P12">c) Procesador sin gráficos integrados.</text:p>
      <text:p text:style-name="P46">d) Procesador de bajo rendimiento.</text:p>
      <text:p text:style-name="P46"/>
      <text:p text:style-name="P47"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/text:p>
      <text:p text:style-name="P46"/>
      <text:p text:style-name="P46">¿Cuál de las siguientes opciones describe mejor la familia de procesadores Intel Core i3?</text:p>
      <text:p text:style-name="P46">a) Enfocada en entusiastas y rendimiento extremo.</text:p>
      <text:p text:style-name="P12">b) Diseñada para usuarios de nivel básico y tareas cotidianas.</text:p>
      <text:p text:style-name="P46">c) Ofrece un equilibrio entre rendimiento y eficiencia energética.</text:p>
      <text:p text:style-name="P46">d) Orientada a estaciones de trabajo y servidores.</text:p>
      <text:p text:style-name="P46"/>
      <text:p text:style-name="P47"><text:span text:style-name="T51">Fuente: </text:span><text:a xlink:type="simple" xlink:href="https://www.adslzone.net/reportajes/tecnologia/tipos-procesadores-intel/" text:style-name="Internet_20_link" text:visited-style-name="Visited_20_Internet_20_Link">Tipos de procesadores Intel: i3 vs i5 vs i7 vs i9 y diferencias (adslzone.net)</text:a> </text:p>
      <text:p text:style-name="P46"/>
      <text:p text:style-name="P46">En la nomenclatura de procesadores Intel, ¿qué significa la letra "H" al final del número del modelo?</text:p>
      <text:p text:style-name="P46">a) Procesador de sobremesa.</text:p>
      <text:p text:style-name="P12">b) Procesador de alta potencia.</text:p>
      <text:p text:style-name="P46">c) Procesador sin gráficos integrados.</text:p>
      <text:p text:style-name="P46">d) Procesador de bajo rendimiento.</text:p>
      <text:p text:style-name="P46"/>
      <text:p text:style-name="P47"><text:soft-page-break/><text:span text:style-name="T51">Fuente: </text:span><text:a xlink:type="simple" xlink:href="https://hardzone.es/marcas/intel/letras-procesadores-intel/" text:style-name="Internet_20_link" text:visited-style-name="Visited_20_Internet_20_Link">Qué significan las letras de los nombres de los procesadores Intel (hardzone.es)</text:a> <text:span text:style-name="T51"><text:line-break/></text:span></text:p>
      <text:p text:style-name="P46">¿Cuál es la nomenclatura típica de los procesadores Intel de la serie Core i3?</text:p>
      <text:p text:style-name="P46">a) i3-3XXX.</text:p>
      <text:p text:style-name="P46">b) i3-5XXX.</text:p>
      <text:p text:style-name="P46">c) i3-7XXX.</text:p>
      <text:p text:style-name="P46">d) i3-9XXX.</text:p>
      <text:p text:style-name="P46"><text:s/><text:span text:style-name="T51">Impugno la pregunta <text:s/></text:span></text:p>
      <text:p text:style-name="P46"><text:s/></text:p>
      <text:p text:style-name="P47"><text:span text:style-name="T51">Fuente: </text:span><text:a xlink:type="simple" xlink:href="https://es.wikipedia.org/wiki/Anexo:Procesadores_Intel_Core_i3" text:style-name="Internet_20_link" text:visited-style-name="Visited_20_Internet_20_Link">Anexo:Procesadores Intel Core i3 - Wikipedia, la enciclopedia libre</text:a> </text:p>
      <text:p text:style-name="P46">¿Qué tecnología de Hyper-Threading está presente en algunos procesadores Intel para mejorar el rendimiento al permitir que cada núcleo ejecute dos hilos de instrucciones simultáneamente?</text:p>
      <text:p text:style-name="P46">a) Turbo Boost.</text:p>
      <text:p text:style-name="P46">b) Quick Sync.</text:p>
      <text:p text:style-name="P12">c) Hyper-Threading.</text:p>
      <text:p text:style-name="P46">d) Multi-Core Enhancement.</text:p>
      <text:p text:style-name="P46"/>
      <text:p text:style-name="P47"><text:span text:style-name="T51">Fuente: </text:span><text:a xlink:type="simple" xlink:href="https://es.wikipedia.org/wiki/Hyper-Threading" text:style-name="Internet_20_link" text:visited-style-name="Visited_20_Internet_20_Link">Hyper-Threading - Wikipedia, la enciclopedia libre</text:a> </text:p>
      <text:p text:style-name="P48"/>
      <text:p text:style-name="P48"/>
      <text:p text:style-name="P46">¿Cuál de las siguientes familias de procesadores AMD está diseñada para ofrecer un alto rendimiento en tareas de escritorio y multimedia, con núcleos de CPU y GPU integrados?</text:p>
      <text:p text:style-name="P46">a) Ryzen Threadripper.</text:p>
      <text:p text:style-name="P46">b) Ryzen 9.</text:p>
      <text:p text:style-name="P46">c) Ryzen 5.</text:p>
      <text:p text:style-name="P12">d) Ryzen G.</text:p>
      <text:p text:style-name="P46"/>
      <text:p text:style-name="P47"><text:span text:style-name="T51">Fuente: </text:span><text:a xlink:type="simple" xlink:href="https://www.amd.com/es/processors/ryzen-with-graphics" text:style-name="Internet_20_link" text:visited-style-name="Visited_20_Internet_20_Link">AMD Ryzen™ Desktop Processors with AMD Radeon™ Graphics | AMD</text:a> </text:p>
      <text:p text:style-name="P48"/>
      <text:p text:style-name="P46">¿Cuál es la nomenclatura utilizada para los procesadores AMD Ryzen de tercera generación?</text:p>
      <text:p text:style-name="P46">a) Ryzen 1000.</text:p>
      <text:p text:style-name="P46">b) Ryzen 2000.</text:p>
      <text:p text:style-name="P12">c) Ryzen 3000.</text:p>
      <text:p text:style-name="P46">d) Ryzen 4000.</text:p>
      <text:p text:style-name="P46"/>
      <text:p text:style-name="P47"><text:span text:style-name="T51">Fuente: </text:span><text:a xlink:type="simple" xlink:href="https://www.geeknetic.es/Editorial/1615/Procesadores-AMD-Ryzen-de-3a-Generacion-Todos-los-detalles-al-descubierto.html" text:style-name="Internet_20_link" text:visited-style-name="Visited_20_Internet_20_Link">Procesadores AMD Ryzen de 3ª Generación: Todos los detalles al descubierto (geeknetic.es)</text:a> <text:span text:style-name="T51"><text:line-break/><text:line-break/></text:span></text:p>
      <text:p text:style-name="P46">¿Cuál de las siguientes características se asocia comúnmente con los procesadores AMD Ryzen con la letra "G" al final de su nombre?</text:p>
      <text:p text:style-name="P12">a) Núcleos de GPU integrados.</text:p>
      <text:p text:style-name="P46">b) Arquitectura de 64 bits.</text:p>
      <text:p text:style-name="P46">c) Tecnología de overclocking.</text:p>
      <text:p text:style-name="P46"><text:soft-page-break/>d) Núcleos de GPU dedicados.</text:p>
      <text:p text:style-name="P46"/>
      <text:p text:style-name="P47"><text:span text:style-name="T51">Fuente: </text:span><text:a xlink:type="simple" xlink:href="https://www.amd.com/es/products/apu/amd-ryzen-5-5600g" text:style-name="Internet_20_link" text:visited-style-name="Visited_20_Internet_20_Link">AMD Ryzen™ 5 5600G | AMD</text:a> </text:p>
      <text:p text:style-name="P48"/>
      <text:p text:style-name="P48"/>
      <text:p text:style-name="P46">¿Cuál es el nombre de la arquitectura de procesadores AMD que sucedió a la arquitectura Bulldozer?</text:p>
      <text:p text:style-name="P46">a) Ryzen.</text:p>
      <text:p text:style-name="P46">b) Piledriver.</text:p>
      <text:p text:style-name="P12">c) Zen.</text:p>
      <text:p text:style-name="P46">d) Excavator.</text:p>
      <text:p text:style-name="P46"/>
      <text:p text:style-name="P47"><text:span text:style-name="T51">Fuente: </text:span><text:a xlink:type="simple" xlink:href="https://es.wikipedia.org/wiki/Bulldozer_%28microarquitectura%29" text:style-name="Internet_20_link" text:visited-style-name="Visited_20_Internet_20_Link">Bulldozer (microarquitectura) - Wikipedia, la enciclopedia libre</text:a> </text:p>
      <text:p text:style-name="P46">¿Qué serie de procesadores AMD está orientada principalmente a entornos de servidores y estaciones de trabajo de alto rendimiento?</text:p>
      <text:p text:style-name="P46">a) Ryzen.</text:p>
      <text:p text:style-name="P46"><text:span text:style-name="T11">b) EPYC</text:span>.</text:p>
      <text:p text:style-name="P46">c) Athlon.</text:p>
      <text:p text:style-name="P46">d) A-Series.</text:p>
      <text:p text:style-name="P46"><text:line-break/><text:span text:style-name="T51">Fuente:</text:span><text:a xlink:type="simple" xlink:href="https://www.amd.com/es/processors" text:style-name="Internet_20_link" text:visited-style-name="Visited_20_Internet_20_Link">Procesadores AMD | AMD</text:a> </text:p>
      <text:p text:style-name="P46"/>
      <text:p text:style-name="P46">¿Cuál es la nomenclatura utilizada para los procesadores AMD de la serie de alto rendimiento para escritorio que cuenta con hasta 16 núcleos y 32 hilos?</text:p>
      <text:p text:style-name="P46">a) Ryzen 7.</text:p>
      <text:p text:style-name="P12">b) Ryzen 9.</text:p>
      <text:p text:style-name="P46">c) Ryzen Threadripper.</text:p>
      <text:p text:style-name="P46">d) Athlon.</text:p>
      <text:p text:style-name="P46"/>
      <text:p text:style-name="P47"><text:span text:style-name="T51">Fuente: </text:span><text:a xlink:type="simple" xlink:href="https://www.amd.com/es/products/cpu/amd-ryzen-9-7950x" text:style-name="Internet_20_link" text:visited-style-name="Visited_20_Internet_20_Link">Procesadores para computadoras de escritorio AMD Ryzen™ 9 7950X | AMD</text:a> </text:p>
      <text:p text:style-name="P48"/>
      <text:p text:style-name="P48"/>
      <text:p text:style-name="P46">¿Cuál es la principal ventaja de la arquitectura Zen de AMD en términos de rendimiento y eficiencia energética?</text:p>
      <text:p text:style-name="P46">a) Núcleos de GPU integrados.</text:p>
      <text:p text:style-name="P46">b) Mayor frecuencia de reloj.</text:p>
      <text:p text:style-name="P46">c) Mayor cantidad de núcleos por procesador.</text:p>
      <text:p text:style-name="P12">d) Mejora en la IPC (instrucciones por ciclo).</text:p>
      <text:p text:style-name="P46"/>
      <text:p text:style-name="P47"><text:span text:style-name="T51">Fuente:</text:span><text:a xlink:type="simple" xlink:href="https://www.xataka.com/componentes/arquitectura-zen-3-explicada-asi-quiere-amd-dar-tanta-guerra-portatiles-como-sobremesa" text:style-name="Internet_20_link" text:visited-style-name="Visited_20_Internet_20_Link">La arquitectura Zen 3+, explicada: así quiere AMD dar tanta guerra en los portátiles como en los sobremesa (xataka.com)</text:a> </text:p>
      <text:p text:style-name="P48"/>
      <text:p text:style-name="Standard"/>
      <text:p text:style-name="P16"><text:span text:style-name="T16">I</text:span><text:span text:style-name="T15">nstrucciones</text:span>: 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49">¿Cuál es la función principal de una fuente de alimentación ATX en un sistema de computadora?</text:p>
      <text:p text:style-name="P49">a) Gestionar la comunicación entre la CPU y los periféricos.</text:p>
      <text:p text:style-name="P49">b) <text:span text:style-name="T11">Suministrar energía eléctrica estable a todos los componentes del sistema.</text:span></text:p>
      <text:p text:style-name="P49">c) Controlar las operaciones de entrada/salida (I/O).</text:p>
      <text:p text:style-name="P49">d) Proporcionar refrigeración activa a la CPU.</text:p>
      <text:p text:style-name="P50"><text:span text:style-name="T52">Fuente: </text:span><text:a xlink:type="simple" xlink:href="https://ibertronica.es/blog/actualidad/fuentes-atx-alimentacion/#:~:text=Las%20fuentes%20ATX%20son%20un,electrónicos%20y%20eléctricos%20del%20ordenador." text:style-name="Internet_20_link" text:visited-style-name="Visited_20_Internet_20_Link"><text:span text:style-name="T52">ibertronica</text:span></text:a></text:p>
      <text:p text:style-name="P49"/>
      <text:p text:style-name="P49">¿Cuántos voltajes principales suministra una fuente de alimentación ATX estándar?</text:p>
      <text:p text:style-name="P49">a) 1.</text:p>
      <text:p text:style-name="P49">b) 3.</text:p>
      <text:p text:style-name="P13">c) 5.</text:p>
      <text:p text:style-name="P49">d) 7.</text:p>
      <text:p text:style-name="P50"><text:span text:style-name="T52">Fuente: </text:span><text:a xlink:type="simple" xlink:href="https://www.geeknetic.es/Guia/2251/Conectores-ATX-de-Fuentes-de-Alimentacion-Todos-los-tipos-y-versiones.html#:~:text=ATX12VO,conversión%20a%20los%20voltajes%20restantes." text:style-name="Internet_20_link" text:visited-style-name="Visited_20_Internet_20_Link"><text:span text:style-name="T52">geeknetic</text:span></text:a></text:p>
      <text:p text:style-name="P49"/>
      <text:p text:style-name="P49">¿Cuál es la utilidad de los cables modulares en una fuente de alimentación ATX?</text:p>
      <text:p text:style-name="P49">a) Proporcionar refrigeración adicional al sistema.</text:p>
      <text:p text:style-name="P49">b) <text:span text:style-name="T11">Facilitar la gestión del cableado y permitir una apariencia más limpia.</text:span></text:p>
      <text:p text:style-name="P49">c) Mejorar la eficiencia de la fuente de alimentación.</text:p>
      <text:p text:style-name="P49">d) Conectar periféricos externos al sistema.</text:p>
      <text:p text:style-name="P50"><text:span text:style-name="T52">Fuente: </text:span><text:a xlink:type="simple" xlink:href="https://www.profesionalreview.com/2018/04/16/que-es-una-fuente-modular-importancia/" text:style-name="Internet_20_link" text:visited-style-name="Visited_20_Internet_20_Link"><text:span text:style-name="T52">Profesional Review</text:span></text:a></text:p>
      <text:p text:style-name="P49"/>
      <text:p text:style-name="P49">¿Cuál de las siguientes afirmaciones es verdadera sobre la eficiencia energética de una fuente de alimentación certificada?</text:p>
      <text:p text:style-name="P49">a) Cuanto mayor sea la eficiencia, más energía se pierde en forma de calor.</text:p>
      <text:p text:style-name="P49">b) La certificación de eficiencia no afecta la cantidad de energía que la fuente de alimentación puede suministrar.</text:p>
      <text:p text:style-name="P49">c)<text:span text:style-name="T11"> Una fuente de alimentación con mayor eficiencia convierte más eficazmente la energía de la red eléctrica en energía utilizable.</text:span></text:p>
      <text:p text:style-name="P49">d) Las fuentes de alimentación no pueden ser certificadas en eficiencia.</text:p>
      <text:p text:style-name="P50"><text:span text:style-name="T52">Fuente: </text:span><text:a xlink:type="simple" xlink:href="https://ibertronica.es/blog/actualidad/guia-rapida-de-eficiencia-energetica-fuentes-de-alimentacion-para-tu-pc/#:~:text=La%20eficiencia%20energética%20es%20la,se%20pierde%20en%20la%20conversión." text:style-name="Internet_20_link" text:visited-style-name="Visited_20_Internet_20_Link"><text:span text:style-name="T52">Ibertrónica</text:span></text:a></text:p>
      <text:p text:style-name="P49"/>
      <text:p text:style-name="P49">¿Cuál es el voltaje estándar suministrado por el riel de +12V en una fuente de alimentación ATX?</text:p>
      <text:p text:style-name="P49">a) 3V.</text:p>
      <text:p text:style-name="P49">b) 5V.</text:p>
      <text:p text:style-name="P49">c) 9V.</text:p>
      <text:p text:style-name="P49">d) <text:span text:style-name="T11">12V.</text:span></text:p>
      <text:p text:style-name="P49">Fuente: <text:a xlink:type="simple" xlink:href="https://hardzone.es/2017/01/15/fuente-solo-rail-varios-railes-mejor/" text:style-name="Internet_20_link" text:visited-style-name="Visited_20_Internet_20_Link"><text:span text:style-name="T52">hardzone</text:span></text:a></text:p>
      <text:p text:style-name="P49"/>
      <text:p text:style-name="P49">¿Cuál es la función del conector de alimentación de la CPU en una fuente de alimentación ATX?</text:p>
      <text:p text:style-name="P49">a) Suministrar energía a la tarjeta madre.</text:p>
      <text:p text:style-name="P49"><text:soft-page-break/>b) Proporcionar energía a la tarjeta de video.</text:p>
      <text:p text:style-name="P49">c) <text:span text:style-name="T11">Alimentar directamente la CPU.</text:span></text:p>
      <text:p text:style-name="P49">d) Gestionar la conexión a dispositivos de almacenamiento.</text:p>
      <text:p text:style-name="P49">Fuente: <text:a xlink:type="simple" xlink:href="https://hardzone.es/tutoriales/componentes/conectores-fuente-alimentacion/" text:style-name="Internet_20_link" text:visited-style-name="Visited_20_Internet_20_Link"><text:span text:style-name="T52">Hardzone</text:span></text:a></text:p>
      <text:p text:style-name="P49"/>
      <text:p text:style-name="P49">¿Cuántos pines tiene típicamente el conector principal de alimentación de la tarjeta madre en una fuente de alimentación ATX?</text:p>
      <text:p text:style-name="P49">a) 16.</text:p>
      <text:p text:style-name="P49">b) 20.</text:p>
      <text:p text:style-name="P49">c) <text:span text:style-name="T11">24.</text:span></text:p>
      <text:p text:style-name="P49">d) 30.</text:p>
      <text:p text:style-name="P49">Fuente: <text:a xlink:type="simple" xlink:href="https://hardzone.es/tutoriales/componentes/conectores-fuente-alimentacion/" text:style-name="Internet_20_link" text:visited-style-name="Visited_20_Internet_20_Link"><text:span text:style-name="T52">Hardzone</text:span></text:a></text:p>
      <text:p text:style-name="P49"/>
      <text:p text:style-name="P49">¿Cuál de los siguientes colores es comúnmente asociado con el riel de +5V en los cables de una fuente de alimentación ATX?</text:p>
      <text:p text:style-name="P49">a) <text:span text:style-name="T11">Rojo</text:span>.</text:p>
      <text:p text:style-name="P49">b) Amarillo.</text:p>
      <text:p text:style-name="P49">c) Azul.</text:p>
      <text:p text:style-name="P49">d) Verde.</text:p>
      <text:p text:style-name="P49">Fuente: <text:a xlink:type="simple" xlink:href="https://www.profesionalreview.com/2021/03/21/sleeving-tipos-de-cable-psu/" text:style-name="Internet_20_link" text:visited-style-name="Visited_20_Internet_20_Link"><text:span text:style-name="T52">Profesional Review</text:span></text:a></text:p>
      <text:p text:style-name="P49"/>
      <text:p text:style-name="P49">¿Cuál es el propósito de los conectores SATA en una fuente de alimentación ATX?</text:p>
      <text:p text:style-name="P49">a) Alimentar la CPU.</text:p>
      <text:p text:style-name="P49">b) <text:span text:style-name="T11">Conectar dispositivos de almacenamiento como discos duros y unidades SSD.</text:span></text:p>
      <text:p text:style-name="P49">c) Suministrar energía a la tarjeta madre.</text:p>
      <text:p text:style-name="P49">d) Proporcionar voltaje a la tarjeta de video.</text:p>
      <text:p text:style-name="P49">Fuente: <text:a xlink:type="simple" xlink:href="https://hardzone.es/tutoriales/componentes/conectores-fuente-alimentacion/" text:style-name="Internet_20_link" text:visited-style-name="Visited_20_Internet_20_Link"><text:span text:style-name="T52">Hardzone</text:span></text:a></text:p>
      <text:p text:style-name="P49"/>
      <text:p text:style-name="P49">¿Cuál es la función del ventilador en una fuente de alimentación ATX?</text:p>
      <text:p text:style-name="P49">a) Enfriar la CPU.</text:p>
      <text:p text:style-name="P49">b) Regular la temperatura del sistema.</text:p>
      <text:p text:style-name="P49">c) Evitar cortocircuitos en la tarjeta madre.</text:p>
      <text:p text:style-name="P49">d) <text:span text:style-name="T11">Mantener la fuente de alimentación a una temperatura segura.</text:span></text:p>
      <text:p text:style-name="P49">Fuente: <text:a xlink:type="simple" xlink:href="https://www.monografias.com/docs/Partes-Y-Funciones-De-La-Fuente-De-P3KUNZVFJ8G2Y#:~:text=1)%20Ventilador%3A%20Expulsa%20el%20aire,la%20fuente%20de%20forma%20mecánica." text:style-name="Internet_20_link" text:visited-style-name="Visited_20_Internet_20_Link"><text:span text:style-name="T52">Monografias</text:span></text:a></text:p>
      <text:p text:style-name="P49"/>
      <text:p text:style-name="P49">¿Cuál de las siguientes opciones describe mejor un disco duro?</text:p>
      <text:p text:style-name="P49">a) Utiliza memoria flash para almacenar datos de forma permanente.</text:p>
      <text:p text:style-name="P49">b) <text:span text:style-name="T11">Emplea discos magnéticos giratorios para el almacenamiento de datos.</text:span></text:p>
      <text:p text:style-name="P49">c) Es una unidad de almacenamiento volátil utilizada principalmente para la memoria RAM.</text:p>
      <text:p text:style-name="P49">d) Almacena datos de manera óptica mediante láser.</text:p>
      <text:p text:style-name="P49">Fuente: <text:a xlink:type="simple" xlink:href="https://www.xataka.com/basics/hdd-vs-ssd" text:style-name="Internet_20_link" text:visited-style-name="Visited_20_Internet_20_Link"><text:span text:style-name="T52">Xataka</text:span></text:a></text:p>
      <text:p text:style-name="P49"/>
      <text:p text:style-name="P49">¿Cuál es la función principal de una cadena SCSI (Small Computer System Interface)?</text:p>
      <text:p text:style-name="P49">a) Conectar dispositivos de almacenamiento a través de cables ópticos.</text:p>
      <text:p text:style-name="P49"><text:soft-page-break/>b) Proporcionar energía a los discos duros.</text:p>
      <text:p text:style-name="P49">c) <text:span text:style-name="T11">Facilitar la conexión de dispositivos de almacenamiento a la tarjeta madre.</text:span></text:p>
      <text:p text:style-name="P49">d) Permitir la comunicación entre dispositivos de almacenamiento y la CPU.</text:p>
      <text:p text:style-name="P49">Fuente: <text:a xlink:type="simple" xlink:href="https://es.wikipedia.org/wiki/Small_Computer_System_Interface#:~:text=Una%20interfaz%20de%20sistemas%20informáticos,del%20bus%20de%20la%20computadora." text:style-name="Internet_20_link" text:visited-style-name="Visited_20_Internet_20_Link"><text:span text:style-name="T52">Wikipedia</text:span></text:a></text:p>
      <text:p text:style-name="P49"/>
      <text:p text:style-name="P49">¿Cuántos dispositivos IDE se pueden conectar típicamente a un controlador IDE en una cadena única?</text:p>
      <text:p text:style-name="P49">a) 1.</text:p>
      <text:p text:style-name="P49">b) <text:span text:style-name="T11">2.</text:span></text:p>
      <text:p text:style-name="P49">c) 4.</text:p>
      <text:p text:style-name="P49">d) 8.</text:p>
      <text:p text:style-name="P49">Fuente: <text:a xlink:type="simple" xlink:href="https://es.wikipedia.org/wiki/Integrated_Drive_Electronics" text:style-name="Internet_20_link" text:visited-style-name="Visited_20_Internet_20_Link"><text:span text:style-name="T52">Wikipedia</text:span></text:a></text:p>
      <text:p text:style-name="P49"/>
      <text:p text:style-name="P49">¿Cuál de las siguientes opciones describe mejor la interfaz SATA (Serial ATA)?</text:p>
      <text:p text:style-name="P49">a) Utiliza un conector de 40 pines para la conexión de dispositivos de almacenamiento.</text:p>
      <text:p text:style-name="P49">b) Transmite datos en forma de paquetes a través de cables paralelos.</text:p>
      <text:p text:style-name="P49">c) <text:span text:style-name="T11">Utiliza un conector de 7 pines para la conexión de dispositivos de almacenamiento.</text:span></text:p>
      <text:p text:style-name="P49">d) Es una interfaz obsoleta reemplazada por USB.</text:p>
      <text:p text:style-name="P49">Fuente: <text:a xlink:type="simple" xlink:href="https://es.wikipedia.org/wiki/Serial_ATA" text:style-name="Internet_20_link" text:visited-style-name="Visited_20_Internet_20_Link"><text:span text:style-name="T52">Wikipedia</text:span></text:a></text:p>
      <text:p text:style-name="P49"/>
      <text:p text:style-name="P49">¿Qué significa la sigla "SSD" en el contexto de almacenamiento de datos?</text:p>
      <text:p text:style-name="P49">a) <text:span text:style-name="T11">Solid-State Drive.</text:span></text:p>
      <text:p text:style-name="P49">b) Serial Storage Device.</text:p>
      <text:p text:style-name="P49">c) Sequential System Disk.</text:p>
      <text:p text:style-name="P49">d) Storage and System Drive.</text:p>
      <text:p text:style-name="P49">Fuente: <text:a xlink:type="simple" xlink:href="https://es.wikipedia.org/wiki/Unidad_de_estado_sólido" text:style-name="Internet_20_link" text:visited-style-name="Visited_20_Internet_20_Link"><text:span text:style-name="T52">Wikipedia</text:span></text:a></text:p>
      <text:p text:style-name="P49"/>
      <text:p text:style-name="P49">¿Cuál de las siguientes opciones describe mejor un disco SSD (Solid-State Drive)?</text:p>
      <text:p text:style-name="P49">a) Utiliza discos magnéticos giratorios para el almacenamiento de datos.</text:p>
      <text:p text:style-name="P49">b) Almacena datos de manera óptica mediante láser.</text:p>
      <text:p text:style-name="P49">c) <text:span text:style-name="T11">Utiliza memoria flash para el almacenamiento de datos de forma permanente.</text:span></text:p>
      <text:p text:style-name="P49">d) Es una unidad de almacenamiento volátil utilizada principalmente para la memoria RAM.</text:p>
      <text:p text:style-name="P49">Fuente: <text:a xlink:type="simple" xlink:href="https://es.wikipedia.org/wiki/Unidad_de_estado_sólido" text:style-name="Internet_20_link" text:visited-style-name="Visited_20_Internet_20_Link"><text:span text:style-name="T52">Wikipedia</text:span></text:a></text:p>
      <text:p text:style-name="P49"/>
      <text:p text:style-name="P49">¿Cuál es una ventaja comúnmente asociada con los discos SSD en comparación con los discos duros tradicionales?</text:p>
      <text:p text:style-name="P49">a) Mayor capacidad de almacenamiento.</text:p>
      <text:p text:style-name="P49">b) Menor velocidad de lectura/escritura.</text:p>
      <text:p text:style-name="P49">c) <text:span text:style-name="T11">Mayor durabilidad y resistencia a impactos.</text:span></text:p>
      <text:p text:style-name="P49">d) Menor costo por gigabyte.</text:p>
      <text:p text:style-name="P49">Fuente: </text:p>
      <text:p text:style-name="P49"/>
      <text:p text:style-name="P49">¿Qué tipo de conector utiliza una unidad de disco M.2 para conectarse a la tarjeta madre?</text:p>
      <text:p text:style-name="P49">a) SATA.</text:p>
      <text:p text:style-name="P49"><text:soft-page-break/>b) USB.</text:p>
      <text:p text:style-name="P49">c) <text:span text:style-name="T11">NVMe.</text:span></text:p>
      <text:p text:style-name="P49">d) SCSI.</text:p>
      <text:p text:style-name="P49">Fuente: <text:a xlink:type="simple" xlink:href="https://support-es.wd.com/app/answers/detailweb/a_id/47124#:~:text=El%20conector%20M.,de%20utilizar%20un%20Módulo%20M." text:style-name="Internet_20_link" text:visited-style-name="Visited_20_Internet_20_Link"><text:span text:style-name="T52">Western Digital</text:span></text:a></text:p>
      <text:p text:style-name="P49"/>
      <text:p text:style-name="P49">¿Cuál de las siguientes opciones describe mejor la interfaz NVMe (Non-Volatile Memory Express)?</text:p>
      <text:p text:style-name="P49">a) Utiliza un conector de 40 pines para la conexión de dispositivos de almacenamiento.</text:p>
      <text:p text:style-name="P49">b) Transmite datos en forma de paquetes a través de cables paralelos.</text:p>
      <text:p text:style-name="P49">c) Utiliza un conector de 7 pines para la conexión de dispositivos de almacenamiento.</text:p>
      <text:p text:style-name="P49">d) <text:span text:style-name="T11">Es una interfaz diseñada específicamente para discos SSD de alta velocidad.</text:span></text:p>
      <text:p text:style-name="P49">Fuente: <text:a xlink:type="simple" xlink:href="https://es.wikipedia.org/wiki/NVM_Express" text:style-name="Internet_20_link" text:visited-style-name="Visited_20_Internet_20_Link"><text:span text:style-name="T52">Wikipedia</text:span></text:a></text:p>
      <text:p text:style-name="P49"/>
      <text:p text:style-name="P49">¿Cuál es la función principal de un disco duro externo?</text:p>
      <text:p text:style-name="P49">a) Proporcionar energía adicional a la tarjeta madre.</text:p>
      <text:p text:style-name="P49">b) <text:span text:style-name="T11">Almacenar datos de forma permanente mediante discos magnéticos giratorios.</text:span></text:p>
      <text:p text:style-name="P49">c) Facilitar la conexión de dispositivos de almacenamiento a través de cables USB o Thunderbolt.</text:p>
      <text:p text:style-name="P49">d) Mejorar la velocidad de acceso a la memoria RAM.</text:p>
      <text:p text:style-name="P49">Fuente: <text:a xlink:type="simple" xlink:href="https://es.wikipedia.org/wiki/Disco_duro_portátil" text:style-name="Internet_20_link" text:visited-style-name="Visited_20_Internet_20_Link"><text:span text:style-name="T52">Wikipedia</text:span></text:a></text:p>
      <text:p text:style-name="P49"/>
      <text:p text:style-name="P49">¿Qué significa la sigla "HDD" en el contexto de almacenamiento de datos?</text:p>
      <text:p text:style-name="P49">a) High-Density Drive.</text:p>
      <text:p text:style-name="P49">b) <text:span text:style-name="T11">Hard Disk Drive.</text:span></text:p>
      <text:p text:style-name="P49">c) Hybrid Data Device.</text:p>
      <text:p text:style-name="P49">d) Hyper Drive Disk.</text:p>
      <text:p text:style-name="P49">Fuente: <text:a xlink:type="simple" xlink:href="https://es.wikipedia.org/wiki/Unidad_de_disco_duro" text:style-name="Internet_20_link" text:visited-style-name="Visited_20_Internet_20_Link"><text:span text:style-name="T52">Wikipedia</text:span></text:a></text:p>
      <text:p text:style-name="P49"/>
      <text:p text:style-name="P49">¿Cuántos pines tiene típicamente un conector SATA utilizado para conectar dispositivos de almacenamiento a la tarjeta madre?</text:p>
      <text:p text:style-name="P49">a) <text:span text:style-name="T11">7.</text:span></text:p>
      <text:p text:style-name="P49">b) 15.</text:p>
      <text:p text:style-name="P49">c) 20.</text:p>
      <text:p text:style-name="P49">d) 30.</text:p>
      <text:p text:style-name="P49">Fuente: <text:a xlink:type="simple" xlink:href="https://es.wikipedia.org/wiki/Serial_ATA" text:style-name="Internet_20_link" text:visited-style-name="Visited_20_Internet_20_Link"><text:span text:style-name="T52">Wikipedia</text:span></text:a></text:p>
      <text:p text:style-name="P49"/>
      <text:p text:style-name="P49">¿Cuál de las siguientes opciones describe mejor un disco duro externo?</text:p>
      <text:p text:style-name="P49">a) Utiliza memoria flash para el almacenamiento de datos de forma permanente.</text:p>
      <text:p text:style-name="P49">b) Almacena datos de manera óptica mediante láser.</text:p>
      <text:p text:style-name="P49">c) <text:span text:style-name="T11">Emplea discos magnéticos giratorios y se conecta a través de USB o Thunderbolt.</text:span></text:p>
      <text:p text:style-name="P49">d) Es una unidad de almacenamiento volátil utilizada principalmente para la memoria RAM.</text:p>
      <text:p text:style-name="P49">Fuente: <text:a xlink:type="simple" xlink:href="https://es.wikipedia.org/wiki/Disco_duro_portátil" text:style-name="Internet_20_link" text:visited-style-name="Visited_20_Internet_20_Link"><text:span text:style-name="T52">Wikipedia</text:span></text:a></text:p>
      <text:p text:style-name="P16"><text:span text:style-name="T16">I</text:span><text:span text:style-name="T15">nstrucciones</text:span>: 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51">¿Cuál es la función del conector Molex en la alimentación de un disco duro?</text:p>
      <text:p text:style-name="P51">a) Suministrar energía a la CPU.</text:p>
      <text:p text:style-name="P14">b) Proporcionar energía adicional al sistema de refrigeración.</text:p>
      <text:p text:style-name="P51">c) Alimentar directamente la memoria RAM.</text:p>
      <text:p text:style-name="P14">d) Proporcionar energía al disco duro.</text:p>
      <text:p text:style-name="P52">REF: Considerando que el ventilador se puede tomar como un sistema de refrigeracion y que el disco IDE usa Molex, las respuestas pueden ser multiples.</text:p>
      <text:p text:style-name="P51"/>
      <text:p text:style-name="P51">¿Qué significa la sigla "RAID" en el contexto de almacenamiento de datos?</text:p>
      <text:p text:style-name="P51">a) Random Access Integrated Drive.</text:p>
      <text:p text:style-name="P14">b) Redundant Array of Independent Disks.</text:p>
      <text:p text:style-name="P51">c) Rapid Access and Integration Device.</text:p>
      <text:p text:style-name="P51">d) Read-Only Array of Integrated Drives.</text:p>
      <text:p text:style-name="P52">Conectar discos en RAID significa conectar multiples discos para que funcionen como 1 sola unidad, por ende el nombre en ingles se puede inferir.</text:p>
      <text:p text:style-name="P51"/>
      <text:p text:style-name="P51">¿Cuál de las siguientes opciones describe mejor la interfaz SATA (Serial ATA)?</text:p>
      <text:p text:style-name="P51">a) Utiliza un conector de 40 pines para la conexión de dispositivos de almacenamiento.</text:p>
      <text:p text:style-name="P51">b) Transmite datos en forma de paquetes a través de cables paralelos.</text:p>
      <text:p text:style-name="P14">c) Utiliza un conector de 7 pines para la conexión de dispositivos de almacenamiento.</text:p>
      <text:p text:style-name="P51">d) Es una interfaz obsoleta reemplazada por USB.</text:p>
      <text:p text:style-name="P52">Google: Cuantos pines tiene un conector SATA</text:p>
      <text:p text:style-name="P51"/>
      <text:p text:style-name="P51">¿Cuál es la función principal de una cadena SCSI (Small Computer System Interface)?</text:p>
      <text:p text:style-name="P51">a) Conectar dispositivos de almacenamiento a través de cables ópticos.</text:p>
      <text:p text:style-name="P51">b) Proporcionar energía a los discos duros.</text:p>
      <text:p text:style-name="P14">c) Facilitar la conexión de dispositivos de almacenamiento a la tarjeta madre.</text:p>
      <text:p text:style-name="P51">d) Permitir la comunicación entre dispositivos de almacenamiento y la CPU.</text:p>
      <text:p text:style-name="P52">REF Chat GPT</text:p>
      <text:p text:style-name="P51"/>
      <text:p text:style-name="P51">¿Cuántos dispositivos IDE se pueden conectar típicamente a un controlador IDE en una cadena única?</text:p>
      <text:p text:style-name="P51">a) 1.</text:p>
      <text:p text:style-name="P51">b) 2.</text:p>
      <text:p text:style-name="P14">c) 4.</text:p>
      <text:p text:style-name="P51">d) 8.</text:p>
      <text:p text:style-name="P53"><text:span text:style-name="T53">REF Chat GPT: </text:span>En una configuración IDE, se puede tener un máximo de dos dispositivos por canal (primario y secundario), y cada canal puede admitir hasta dos dispositivos. Por lo tanto, en total, se pueden conectar hasta cuatro dispositivos IDE en una cadena única, dos en el canal primario y dos en el canal secundario. </text:p>
      <text:p text:style-name="P54"><text:soft-page-break/></text:p>
      <text:p text:style-name="P51"/>
      <text:p text:style-name="P51"/>
      <text:p text:style-name="P51">¿Cuál de las siguientes opciones describe mejor un disco duro externo?</text:p>
      <text:p text:style-name="P51">a) Utiliza memoria flash para el almacenamiento de datos de forma permanente.</text:p>
      <text:p text:style-name="P51">b) Almacena datos de manera óptica mediante láser.</text:p>
      <text:p text:style-name="P14">c) Emplea discos magnéticos giratorios y se conecta a través de USB o Thunderbolt.</text:p>
      <text:p text:style-name="P51">d) Es una unidad de almacenamiento volátil utilizada principalmente para la memoria RAM.</text:p>
      <text:p text:style-name="P51"/>
      <text:p text:style-name="P55">¿Cuál es la función del conector Molex en la alimentación de un disco duro?</text:p>
      <text:p text:style-name="P55">a) Suministrar energía a la CPU.</text:p>
      <text:p text:style-name="P55">b) Proporcionar energía adicional al sistema de refrigeración.</text:p>
      <text:p text:style-name="P55">c) Alimentar directamente la memoria RAM.</text:p>
      <text:p text:style-name="P55">d) Proporcionar energía al disco duro.</text:p>
      <text:p text:style-name="P56">REPETIDA</text:p>
      <text:p text:style-name="P56"/>
      <text:p text:style-name="P51">¿Cuántos pines tiene típicamente un conector SATA utilizado para conectar dispositivos de almacenamiento a la tarjeta madre?</text:p>
      <text:p text:style-name="P36">a) 7.</text:p>
      <text:p text:style-name="P51">b) 15.</text:p>
      <text:p text:style-name="P51">c) 20.</text:p>
      <text:p text:style-name="P51">d) 30.</text:p>
      <text:p text:style-name="P57"/>
      <text:p text:style-name="P51">¿Cuál de las siguientes opciones describe mejor un disco SSD (Solid-State Drive)?</text:p>
      <text:p text:style-name="P51">a) Utiliza discos magnéticos giratorios para el almacenamiento de datos.</text:p>
      <text:p text:style-name="P51">b) Almacena datos de manera óptica mediante láser.</text:p>
      <text:p text:style-name="P14">c) Utiliza memoria flash para el almacenamiento de datos de forma permanente.</text:p>
      <text:p text:style-name="P51">d) Es una unidad de almacenamiento volátil utilizada principalmente para la memoria RAM.</text:p>
      <text:p text:style-name="P51"/>
      <text:p text:style-name="P58">¿Cuántos pines tiene típicamente un conector SATA utilizado para conectar dispositivos de almacenamiento a la tarjeta madre?</text:p>
      <text:p text:style-name="P58">a) 7.</text:p>
      <text:p text:style-name="P58">b) 15.</text:p>
      <text:p text:style-name="P58">c) 20.</text:p>
      <text:p text:style-name="P58">d) 30.</text:p>
      <text:p text:style-name="P62">Repetida</text:p>
      <text:p text:style-name="P62"/>
      <text:p text:style-name="P51">¿Cuál es una ventaja comúnmente asociada con los discos SSD en comparación con los discos duros tradicionales?</text:p>
      <text:p text:style-name="P51">a) Mayor capacidad de almacenamiento.</text:p>
      <text:p text:style-name="P51">b) Menor velocidad de lectura/escritura.</text:p>
      <text:p text:style-name="P14">c) Mayor durabilidad y resistencia a impactos.</text:p>
      <text:p text:style-name="P51">d) Menor costo por gigabyte.</text:p>
      <text:p text:style-name="P51"/>
      <text:p text:style-name="P51"><text:soft-page-break/>¿Qué tipo de conector utiliza una unidad de disco M.2 para conectarse a la tarjeta madre?</text:p>
      <text:p text:style-name="P51">a) SATA.</text:p>
      <text:p text:style-name="P51">b) USB.</text:p>
      <text:p text:style-name="P14">c) NVMe.</text:p>
      <text:p text:style-name="P51">d) SCSI.</text:p>
      <text:p text:style-name="P51"/>
      <text:p text:style-name="P51"/>
      <text:p text:style-name="P51">¿Cuál de las siguientes opciones describe mejor la interfaz NVMe (Non-Volatile Memory Express)?</text:p>
      <text:p text:style-name="P51">a) Utiliza un conector de 40 pines para la conexión de dispositivos de almacenamiento.</text:p>
      <text:p text:style-name="P51">b) Transmite datos en forma de paquetes a través de cables paralelos.</text:p>
      <text:p text:style-name="P51">c) Utiliza un conector de 7 pines para la conexión de dispositivos de almacenamiento.</text:p>
      <text:p text:style-name="P14">d) Es una interfaz diseñada específicamente para discos SSD de alta velocidad.</text:p>
      <text:p text:style-name="P51"/>
      <text:p text:style-name="P51">¿Cuál de las siguientes afirmaciones es verdadera sobre la capacidad de almacenamiento de un disco duro o SSD?</text:p>
      <text:p text:style-name="P51">a) La capacidad se mide en megabytes (MB) únicamente.</text:p>
      <text:p text:style-name="P14">b) La capacidad se mide en gigabytes (GB) y terabytes (TB).</text:p>
      <text:p text:style-name="P51">c) La capacidad no es una consideración importante al elegir un dispositivo de almacenamiento.</text:p>
      <text:p text:style-name="P51">d) La capacidad se mide únicamente en kilobytes (KB).</text:p>
      <text:p text:style-name="P51"/>
      <text:p text:style-name="P59">¿Qué significa la sigla "RAID" en el contexto de almacenamiento de datos?</text:p>
      <text:p text:style-name="P59">a) Random Access Integrated Drive.</text:p>
      <text:p text:style-name="P58">b) Redundant Array of Independent Disks.</text:p>
      <text:p text:style-name="P59">c) Rapid Access and Integration Device.</text:p>
      <text:p text:style-name="P59">d) Read-Only Array of Integrated Drives.</text:p>
      <text:p text:style-name="P60">REPETIDA</text:p>
      <text:p text:style-name="P51"/>
      <text:p text:style-name="P59">¿Cuál de las siguientes afirmaciones es verdadera sobre la capacidad de almacenamiento de un disco duro o SSD?</text:p>
      <text:p text:style-name="P59">a) La capacidad se mide en megabytes (MB) únicamente.</text:p>
      <text:p text:style-name="P59">b) La capacidad se mide en gigabytes (GB) y terabytes (TB).</text:p>
      <text:p text:style-name="P59">c) La capacidad no es una consideración importante al elegir un dispositivo de almacenamiento.</text:p>
      <text:p text:style-name="P59">d) La capacidad se mide únicamente en kilobytes (KB).</text:p>
      <text:p text:style-name="P60">REPETIDA</text:p>
      <text:p text:style-name="P59"/>
      <text:p text:style-name="P51">¿Cuál es la función principal de un disco duro externo?</text:p>
      <text:p text:style-name="P51">a) Proporcionar energía adicional a la tarjeta madre.</text:p>
      <text:p text:style-name="P36">b) Almacenar datos de forma permanente mediante discos magnéticos giratorios.</text:p>
      <text:p text:style-name="P36">c) Facilitar la conexión de dispositivos de almacenamiento a través de cables USB o Thunderbolt.</text:p>
      <text:p text:style-name="P51">d) Mejorar la velocidad de acceso a la memoria RAM.</text:p>
      <text:p text:style-name="P52">Capcioso: si nos apegamos netamente a lenguaje tecnico un disco duro externo tiene que ser disco mecanico, de todas formas comunmente se le llama disco duro externo tanto a ssd y a hdd que se conecten por USB</text:p>
      <text:p text:style-name="P87">NdL: XD</text:p>
      <text:p text:style-name="P51"><text:soft-page-break/>¿Qué significa la sigla "GPU" en el contexto de hardware informático?</text:p>
      <text:p text:style-name="P14">a) General Processing Unit.</text:p>
      <text:p text:style-name="P51">b) Graphics Processing Unit.</text:p>
      <text:p text:style-name="P51">c) General Purpose Unit.</text:p>
      <text:p text:style-name="P51">d) Graphics Performance Unit.</text:p>
      <text:p text:style-name="P51"/>
      <text:p text:style-name="P51"/>
      <text:p text:style-name="P51"/>
      <text:p text:style-name="P51"/>
      <text:p text:style-name="P51"/>
      <text:p text:style-name="P51">¿Cuál de los siguientes fabricantes es conocido por sus tarjetas gráficas GeForce?</text:p>
      <text:p text:style-name="P51">a) AMD.</text:p>
      <text:p text:style-name="P51">b) Intel.</text:p>
      <text:p text:style-name="P14">c) NVIDIA.</text:p>
      <text:p text:style-name="P51">d) ASUS.</text:p>
      <text:p text:style-name="P51"/>
      <text:p text:style-name="P51">¿Qué es CUDA en el contexto de tarjetas gráficas NVIDIA?</text:p>
      <text:p text:style-name="P51">a) Un tipo de conector de pantalla.</text:p>
      <text:p text:style-name="P51">b) Una interfaz de usuario para configurar gráficos.</text:p>
      <text:p text:style-name="P14">c) Una arquitectura de procesamiento paralelo desarrollada por NVIDIA.</text:p>
      <text:p text:style-name="P51">d) Una tecnología de refrigeración avanzada.</text:p>
      <text:p text:style-name="P51"/>
      <text:p text:style-name="P51">¿Cuántos procesadores de flujo tiene típicamente una tarjeta gráfica moderna?</text:p>
      <text:p text:style-name="P51">a) 32.</text:p>
      <text:p text:style-name="P51">b) 128.</text:p>
      <text:p text:style-name="P51">c) 512.</text:p>
      <text:p text:style-name="P14">d) Varía según el modelo y la marca.</text:p>
      <text:p text:style-name="P51"/>
      <text:p text:style-name="P51">¿Cuál de las siguientes opciones describe mejor la memoria GDDR en una tarjeta gráfica?</text:p>
      <text:p text:style-name="P14">a) Graphics Double Data Rate.</text:p>
      <text:p text:style-name="P51">b) General Dynamic Data RAM.</text:p>
      <text:p text:style-name="P51">c) Graphics Disk Drive RAM.</text:p>
      <text:p text:style-name="P51">d) General Double Density RAM.</text:p>
      <text:p text:style-name="P51"><text:a xlink:type="simple" xlink:href="https://ebuah.uah.es/dspace/bitstream/handle/10017/23693/TFG%20García%20Díaz%202015.pdf?isAllowed=y&amp;sequence=1" text:style-name="Internet_20_link" text:visited-style-name="Visited_20_Internet_20_Link">https://ebuah.uah.es/dspace/bitstream/handle/10017/23693/TFG%20Garc%C3%ADa%20D%C3%ADaz%202015.pdf?isAllowed=y&amp;sequence=1</text:a></text:p>
      <text:p text:style-name="P51"/>
      <text:p text:style-name="P37">¿Qué tamaño de tarjeta gráfica es comúnmente conocido como "dual-slot"?</text:p>
      <text:p text:style-name="P37">a) Mini-ITX.</text:p>
      <text:p text:style-name="P70">b) Full-Height.</text:p>
      <text:p text:style-name="P37">c) ATX.</text:p>
      <text:p text:style-name="P71">d) Dos ranuras de expansión.</text:p>
      <text:p text:style-name="P61"><text:a xlink:type="simple" xlink:href="https://www.profesionalreview.com/2021/01/30/tarjetas-graficas-mini-itx/" text:style-name="Internet_20_link" text:visited-style-name="Visited_20_Internet_20_Link">https://www.profesionalreview.com/2021/01/30/tarjetas-graficas-mini-itx/</text:a></text:p>
      <text:p text:style-name="P61"/>
      <text:p text:style-name="P51"/>
      <text:p text:style-name="P51"><text:soft-page-break/>¿Cuál de las siguientes interfaces se utiliza comúnmente para conectar tarjetas gráficas a la tarjeta madre?</text:p>
      <text:p text:style-name="P51">a) SATA.</text:p>
      <text:p text:style-name="P14">b) PCIe.</text:p>
      <text:p text:style-name="P51">c) USB.</text:p>
      <text:p text:style-name="P51">d) Thunderbolt.</text:p>
      <text:p text:style-name="P51"/>
      <text:p text:style-name="P51">¿Cuál de los siguientes fabricantes es conocido por su línea de tarjetas gráficas Radeon?</text:p>
      <text:p text:style-name="P51">a) NVIDIA.</text:p>
      <text:p text:style-name="P51">b) Intel.</text:p>
      <text:p text:style-name="P51">c) ASUS.</text:p>
      <text:p text:style-name="P14">d) AMD.</text:p>
      <text:p text:style-name="P51"/>
      <text:p text:style-name="P51"/>
      <text:p text:style-name="P51"/>
      <text:p text:style-name="P51"/>
      <text:p text:style-name="P51">¿Cuál de las siguientes opciones describe mejor el propósito de una tarjeta gráfica integrada?</text:p>
      <text:p text:style-name="P51">a) Ofrecer un rendimiento gráfico superior en aplicaciones 3D.</text:p>
      <text:p text:style-name="P14">b) Proporcionar capacidades gráficas básicas sin requerir una tarjeta gráfica dedicada.</text:p>
      <text:p text:style-name="P51">c) Mejorar la velocidad de la CPU en tareas generales.</text:p>
      <text:p text:style-name="P51">d) Agregar funcionalidades de realidad virtual.</text:p>
      <text:p text:style-name="P51"><text:a xlink:type="simple" xlink:href="https://es.wikipedia.org/wiki/Tarjeta_gráfica" text:style-name="Internet_20_link" text:visited-style-name="Visited_20_Internet_20_Link">https://es.wikipedia.org/wiki/Tarjeta_gr%C3%A1fica</text:a></text:p>
      <text:p text:style-name="P51"/>
      <text:p text:style-name="P51">¿Qué significa la sigla "VRAM" en el contexto de tarjetas gráficas?</text:p>
      <text:p text:style-name="P51">a) Virtual RAM.</text:p>
      <text:p text:style-name="P14">b) Video RAM.</text:p>
      <text:p text:style-name="P51">c) Volatile RAM.</text:p>
      <text:p text:style-name="P51">d) Variable RAM.</text:p>
      <text:p text:style-name="P51"><text:a xlink:type="simple" xlink:href="https://biblioteca.utec.edu.sv/siab/virtual/tesis/51701.pdf" text:style-name="Internet_20_link" text:visited-style-name="Visited_20_Internet_20_Link">https://biblioteca.utec.edu.sv/siab/virtual/tesis/51701.pdf</text:a></text:p>
      <text:p text:style-name="P51"/>
      <text:p text:style-name="P51">¿Cuál es el propósito principal de los núcleos CUDA en una tarjeta gráfica NVIDIA?</text:p>
      <text:p text:style-name="P51">a) Mejorar el rendimiento de la memoria RAM.</text:p>
      <text:p text:style-name="P14">b) Acelerar cálculos paralelos utilizando la arquitectura CUDA.</text:p>
      <text:p text:style-name="P51">c) Gestionar la interfaz de usuario.</text:p>
      <text:p text:style-name="P51">d) Controlar la velocidad del ventilador.</text:p>
      <text:p text:style-name="P38"><text:a xlink:type="simple" xlink:href="https://www.profesionalreview.com/2018/10/09/que-son-nvidia-cuda-core/" text:style-name="Internet_20_link" text:visited-style-name="Visited_20_Internet_20_Link">https://www.profesionalreview.com/2018/10/09/que-son-nvidia-cuda-core/</text:a></text:p>
      <text:p text:style-name="P38"/>
      <text:p text:style-name="P38">¿Cuál de las siguientes afirmaciones es verdadera sobre el tamaño físico de una tarjeta gráfica Mini-ITX?</text:p>
      <text:p text:style-name="P38">a) Es más grande que una tarjeta gráfica ATX.</text:p>
      <text:p text:style-name="P38">b) Es el mismo que una tarjeta gráfica Full-Height.</text:p>
      <text:p text:style-name="P36">c) Es más pequeño que una tarjeta gráfica ATX y generalmente diseñado para sistemas compactos.</text:p>
      <text:p text:style-name="P38">d) Varía significativamente dependiendo del fabricante.</text:p>
      <text:p text:style-name="Standard"><text:a xlink:type="simple" xlink:href="https://www.profesionalreview.com/2021/01/30/tarjetas-graficas-mini-itx/" text:style-name="Internet_20_link" text:visited-style-name="Visited_20_Internet_20_Link">https://www.profesionalreview.com/2021/01/30/tarjetas-graficas-mini-itx/</text:a></text:p>
      <text:p text:style-name="P15"><text:soft-page-break/><text:span text:style-name="T16">I</text:span><text:span text:style-name="T15">nstrucciones</text:span>: 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63">¿Cuántos pines tiene un conector HDMI Mini?</text:p>
      <text:p text:style-name="P63">a) 15.</text:p>
      <text:p text:style-name="P78">b) 19.</text:p>
      <text:p text:style-name="P63">c) 24.</text:p>
      <text:p text:style-name="P63">d) 32.</text:p>
      <text:p text:style-name="P63"><text:a xlink:type="simple" xlink:href="https://es.wikipedia.org/wiki/High-Definition_Multimedia_Interface" text:style-name="Internet_20_link" text:visited-style-name="Visited_20_Internet_20_Link">https://es.wikipedia.org/wiki/High-Definition_Multimedia_Interface</text:a></text:p>
      <text:p text:style-name="P63"/>
      <text:p text:style-name="P63">¿Qué tipo de señal transmite el conector HDMI?</text:p>
      <text:p text:style-name="P63">a) Solo audio.</text:p>
      <text:p text:style-name="P63">b) Solo video.</text:p>
      <text:p text:style-name="P78">c) Audio y video.</text:p>
      <text:p text:style-name="P63">d) Datos de almacenamiento.</text:p>
      <text:p text:style-name="P63"><text:a xlink:type="simple" xlink:href="https://www.xataka.com/basics/hdmi-guia-a-fondo-que-tipos-versiones-cual-comprar" text:style-name="Internet_20_link" text:visited-style-name="Visited_20_Internet_20_Link">https://www.xataka.com/basics/hdmi-guia-a-fondo-que-tipos-versiones-cual-comprar</text:a></text:p>
      <text:p text:style-name="P63"/>
      <text:p text:style-name="P63">¿Cuántos pines tiene un conector DisplayPort de 20 pines?</text:p>
      <text:p text:style-name="P63">a) 15.</text:p>
      <text:p text:style-name="P63">b) 19.</text:p>
      <text:p text:style-name="P78">c) 20.</text:p>
      <text:p text:style-name="P63">d) 24.</text:p>
      <text:p text:style-name="P63"><text:a xlink:type="simple" xlink:href="https://www.muycomputer.com/2019/04/01/hdmi-o-displayport/" text:style-name="Internet_20_link" text:visited-style-name="Visited_20_Internet_20_Link">https://www.muycomputer.com/2019/04/01/hdmi-o-displayport/</text:a></text:p>
      <text:p text:style-name="P63"/>
      <text:p text:style-name="P63">¿Cuál es la principal ventaja del conector VGA sobre el HDMI?</text:p>
      <text:p text:style-name="P63">a) Mayor velocidad de transferencia.</text:p>
      <text:p text:style-name="P63">b) Reversibilidad del conector.</text:p>
      <text:p text:style-name="P63">c) Transmite audio y video digital.</text:p>
      <text:p text:style-name="P78">d) Mayor resistencia física.</text:p>
      <text:p text:style-name="P89">Verificado con fuente anteriormente … en este mismo documento</text:p>
      <text:p text:style-name="P89"/>
      <text:p text:style-name="P63">¿Qué tipo de señal transmite el conector USB-C?</text:p>
      <text:p text:style-name="P63">a) Solo audio.</text:p>
      <text:p text:style-name="P63">b) Solo video.</text:p>
      <text:p text:style-name="P63">c) Audio y video.</text:p>
      <text:p text:style-name="P63">d) Datos de almacenamiento.</text:p>
      <text:p text:style-name="P89">Sería c y d -- <text:a xlink:type="simple" xlink:href="https://www.xataka.com/basics/usb-type-c-que-exactamente-que-se-diferencia-resto" text:style-name="Internet_20_link" text:visited-style-name="Visited_20_Internet_20_Link">https://www.xataka.com/basics/usb-type-c-que-exactamente-que-se-diferencia-resto</text:a></text:p>
      <text:p text:style-name="P89"/>
      <text:p text:style-name="P63">¿Cuál de los siguientes conectores es conocido por su capacidad para suministrar energía suficiente para cargar dispositivos, incluidos laptops?</text:p>
      <text:p text:style-name="P63">a) HDMI.</text:p>
      <text:p text:style-name="P63">b) DisplayPort.</text:p>
      <text:p text:style-name="P78">c) USB-C.</text:p>
      <text:p text:style-name="P63"><text:soft-page-break/>d) VGA.</text:p>
      <text:p text:style-name="P63"><text:a xlink:type="simple" xlink:href="https://www.xataka.com/basics/usb-type-c-que-exactamente-que-se-diferencia-resto" text:style-name="Internet_20_link" text:visited-style-name="Visited_20_Internet_20_Link">https://www.xataka.com/basics/usb-type-c-que-exactamente-que-se-diferencia-resto</text:a></text:p>
      <text:p text:style-name="P63"/>
      <text:p text:style-name="P63">¿Cuántos pines tiene un conector HDMI Micro?</text:p>
      <text:p text:style-name="P63">a) 15.</text:p>
      <text:p text:style-name="P78">b) 19.</text:p>
      <text:p text:style-name="P63">c) 24.</text:p>
      <text:p text:style-name="P63">d) 32.</text:p>
      <text:p text:style-name="P63"><text:a xlink:type="simple" xlink:href="https://es.wikipedia.org/wiki/High-Definition_Multimedia_Interface" text:style-name="Internet_20_link" text:visited-style-name="Visited_20_Internet_20_Link">https://es.wikipedia.org/wiki/High-Definition_Multimedia_Interface</text:a></text:p>
      <text:p text:style-name="P63"/>
      <text:p text:style-name="P63">¿Qué tipo de señal transmite el conector VGA?</text:p>
      <text:p text:style-name="P63">a) Solo audio.</text:p>
      <text:p text:style-name="P78">b) Solo video.</text:p>
      <text:p text:style-name="P63">c) Audio y video.</text:p>
      <text:p text:style-name="P63">d) Datos de almacenamiento.</text:p>
      <text:p text:style-name="P63"><text:a xlink:type="simple" xlink:href="https://www.profesionalreview.com/2019/02/02/conexiones-tarjetas-graficas/" text:style-name="Internet_20_link" text:visited-style-name="Visited_20_Internet_20_Link">https://www.profesionalreview.com/2019/02/02/conexiones-tarjetas-graficas/</text:a></text:p>
      <text:p text:style-name="P63"/>
      <text:p text:style-name="P63">¿Cuál de los siguientes conectores es compatible con la tecnología Thunderbolt?</text:p>
      <text:p text:style-name="P63">a) HDMI.</text:p>
      <text:p text:style-name="P63">b) DisplayPort.</text:p>
      <text:p text:style-name="P78">c) USB-C.</text:p>
      <text:p text:style-name="P63">d) VGA.</text:p>
      <text:p text:style-name="P63"><text:a xlink:type="simple" xlink:href="https://www.xataka.com/basics/vga-dvi-hdmi-displayport-usb-c-como-saber-que-cable-para-monitor-necesito" text:style-name="Internet_20_link" text:visited-style-name="Visited_20_Internet_20_Link">https://www.xataka.com/basics/vga-dvi-hdmi-displayport-usb-c-como-saber-que-cable-para-monitor-necesito</text:a></text:p>
      <text:p text:style-name="P63"/>
      <text:p text:style-name="P63">¿Cuántos pines tiene un conector USB-C de 32 pines?</text:p>
      <text:p text:style-name="P63">a) 15.</text:p>
      <text:p text:style-name="P63">b) 19.</text:p>
      <text:p text:style-name="P78">c) 24.</text:p>
      <text:p text:style-name="P63">d) 32.</text:p>
      <text:p text:style-name="P89">NO EXISTE - <text:a xlink:type="simple" xlink:href="https://es.wikipedia.org/wiki/USB-C" text:style-name="Internet_20_link" text:visited-style-name="Visited_20_Internet_20_Link">https://es.wikipedia.org/wiki/USB-C</text:a></text:p>
      <text:p text:style-name="P89"/>
      <text:p text:style-name="P63">¿Qué tipo de señal transmite el conector HDMI Micro?</text:p>
      <text:p text:style-name="P63">a) Solo audio.</text:p>
      <text:p text:style-name="P63">b) Solo video.</text:p>
      <text:p text:style-name="P78">c) Audio y video.</text:p>
      <text:p text:style-name="P63">d) Datos de almacenamiento.</text:p>
      <text:p text:style-name="P63"><text:a xlink:type="simple" xlink:href="https://www.xataka.com/basics/hdmi-guia-a-fondo-que-tipos-versiones-cual-comprar" text:style-name="Internet_20_link" text:visited-style-name="Visited_20_Internet_20_Link">https://www.xataka.com/basics/hdmi-guia-a-fondo-que-tipos-versiones-cual-comprar</text:a></text:p>
      <text:p text:style-name="P63"/>
      <text:p text:style-name="P63">¿Cuál de los siguientes conectores es más comúnmente utilizado en la conexión de dispositivos móviles como smartphones y tablets?</text:p>
      <text:p text:style-name="P63">a) HDMI.</text:p>
      <text:p text:style-name="P63">b) DisplayPort.</text:p>
      <text:p text:style-name="P78">c) USB-C.</text:p>
      <text:p text:style-name="P63"><text:soft-page-break/>d) VGA.</text:p>
      <text:p text:style-name="P63"><text:a xlink:type="simple" xlink:href="https://www.xataka.com/basics/vga-dvi-hdmi-displayport-usb-c-como-saber-que-cable-para-monitor-necesito" text:style-name="Internet_20_link" text:visited-style-name="Visited_20_Internet_20_Link">https://www.xataka.com/basics/vga-dvi-hdmi-displayport-usb-c-como-saber-que-cable-para-monitor-necesito</text:a></text:p>
      <text:p text:style-name="P63"/>
      <text:p text:style-name="P63">¿Cuántos pines tiene un conector HDMI Mini?</text:p>
      <text:p text:style-name="P63">a) 15.</text:p>
      <text:p text:style-name="P78">b) 19.</text:p>
      <text:p text:style-name="P63">c) 24.</text:p>
      <text:p text:style-name="P63">d) 32.</text:p>
      <text:p text:style-name="P63"><text:a xlink:type="simple" xlink:href="https://es.wikipedia.org/wiki/High-Definition_Multimedia_Interface" text:style-name="Internet_20_link" text:visited-style-name="Visited_20_Internet_20_Link">https://es.wikipedia.org/wiki/High-Definition_Multimedia_Interface</text:a></text:p>
      <text:p text:style-name="P63"/>
      <text:p text:style-name="P63"/>
      <text:p text:style-name="P63"/>
      <text:p text:style-name="P63">¿Cuántos pines tiene un conector <text:span text:style-name="T57">D</text:span><text:span text:style-name="T56">-sub</text:span> ?</text:p>
      <text:p text:style-name="P63">a) 9.</text:p>
      <text:p text:style-name="P78">b) 15.</text:p>
      <text:p text:style-name="P63">c) 24.</text:p>
      <text:p text:style-name="P63">d) 19.</text:p>
      <text:p text:style-name="P63"><text:a xlink:type="simple" xlink:href="https://es.wikipedia.org/wiki/D-sub" text:style-name="Internet_20_link" text:visited-style-name="Visited_20_Internet_20_Link">https://es.wikipedia.org/wiki/D-sub</text:a></text:p>
      <text:p text:style-name="P63"/>
      <text:p text:style-name="P63">¿Cuál de los siguientes conectores se utiliza comúnmente para la conexión de discos duros y unidades ópticas en una placa base?</text:p>
      <text:p text:style-name="P63">a) IDE.</text:p>
      <text:p text:style-name="P78">b) SATA.</text:p>
      <text:p text:style-name="P63">c) ATX.</text:p>
      <text:p text:style-name="P63">d) Floppy.</text:p>
      <text:p text:style-name="P63"><text:a xlink:type="simple" xlink:href="https://www.geeknetic.es/Guia/2211/Conectores-de-Placa-Base-Todos-los-tipos-y-modelos.html" text:style-name="Internet_20_link" text:visited-style-name="Visited_20_Internet_20_Link">https://www.geeknetic.es/Guia/2211/Conectores-de-Placa-Base-Todos-los-tipos-y-modelos.html</text:a></text:p>
      <text:p text:style-name="P63"/>
      <text:p text:style-name="P63">¿Cuántos cables de datos puede soportar un solo conector SATA en una placa base?</text:p>
      <text:p text:style-name="P78">a) 1.</text:p>
      <text:p text:style-name="P63">b) 2.</text:p>
      <text:p text:style-name="P63">c) 4.</text:p>
      <text:p text:style-name="P63">d) 8.</text:p>
      <text:p text:style-name="P63"><text:a xlink:type="simple" xlink:href="https://www.xataka.com/seleccion/guia-compra-cables-conexion-imprescindibles-24-cables-diferentes-para-exprimir-tus-dispositivos" text:style-name="Internet_20_link" text:visited-style-name="Visited_20_Internet_20_Link">https://www.xataka.com/seleccion/guia-compra-cables-conexion-imprescindibles-24-cables-diferentes-para-exprimir-tus-dispositivos</text:a></text:p>
      <text:p text:style-name="P63"/>
      <text:p text:style-name="P63">¿Cuál de los siguientes conectores se utiliza para la conexión de fuentes de alimentación en una placa base?</text:p>
      <text:p text:style-name="P63">a) Floppy.</text:p>
      <text:p text:style-name="P63">b) IDE.</text:p>
      <text:p text:style-name="P78">c) ATX.</text:p>
      <text:p text:style-name="P63">d) SATA.</text:p>
      <text:p text:style-name="P63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63"/>
      <text:p text:style-name="P63"><text:soft-page-break/>¿Cuántos pines tiene un conector de fuente de alimentación ATX estándar?</text:p>
      <text:p text:style-name="P63">a) 20.</text:p>
      <text:p text:style-name="P78">b) 24.</text:p>
      <text:p text:style-name="P63">c) 30.</text:p>
      <text:p text:style-name="P63">d) 40.</text:p>
      <text:p text:style-name="P63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63"/>
      <text:p text:style-name="P63">¿Cuál de los siguientes conectores se utiliza para la conexión de unidades de disquete (floppy) en una placa base?</text:p>
      <text:p text:style-name="P63">a) SATA.</text:p>
      <text:p text:style-name="P63">b) IDE.</text:p>
      <text:p text:style-name="P63">c) ATX.</text:p>
      <text:p text:style-name="P78">d) Floppy.</text:p>
      <text:p text:style-name="P63"/>
      <text:p text:style-name="P63">¿Cuántos dispositivos se pueden conectar a un solo canal IDE en una placa base?</text:p>
      <text:p text:style-name="P63">a) 1.</text:p>
      <text:p text:style-name="P78">b) 2.</text:p>
      <text:p text:style-name="P63">c) 4.</text:p>
      <text:p text:style-name="P63">d) 8.</text:p>
      <text:p text:style-name="P63"><text:a xlink:type="simple" xlink:href="https://es.wikipedia.org/wiki/Integrated_Drive_Electronics" text:style-name="Internet_20_link" text:visited-style-name="Visited_20_Internet_20_Link">https://es.wikipedia.org/wiki/Integrated_Drive_Electronics</text:a></text:p>
      <text:p text:style-name="P63"/>
      <text:p text:style-name="P63">¿Cuál de los siguientes conectores se utiliza para la conexión de periféricos USB, audio y otros botones en la parte frontal de la carcasa de una computadora?</text:p>
      <text:p text:style-name="P63">a) SATA.</text:p>
      <text:p text:style-name="P63">b) IDE.</text:p>
      <text:p text:style-name="P63">c) ATX.</text:p>
      <text:p text:style-name="P78">d) Panel Frontal.</text:p>
      <text:p text:style-name="P63"/>
      <text:p text:style-name="P63">¿Cuántos pines tiene un conector de panel frontal estándar en una placa base?</text:p>
      <text:p text:style-name="P78">a) 10.</text:p>
      <text:p text:style-name="P63">b) 12.</text:p>
      <text:p text:style-name="P63">c) 16.</text:p>
      <text:p text:style-name="P63">d) 20.</text:p>
      <text:p text:style-name="P63"/>
      <text:p text:style-name="P63">¿Cuál de los siguientes conectores se utiliza para la conexión de ventiladores en una placa base?</text:p>
      <text:p text:style-name="P63">a) Floppy.</text:p>
      <text:p text:style-name="P63">b) IDE.</text:p>
      <text:p text:style-name="P63">c) ATX.</text:p>
      <text:p text:style-name="P78">d) Fan Header.</text:p>
      <text:p text:style-name="P63"/>
      <text:p text:style-name="P63">¿Cuántos cables de alimentación puede proporcionar un solo conector SATA en una placa base?</text:p>
      <text:p text:style-name="P63">a) 1.</text:p>
      <text:p text:style-name="P63">b) 2.</text:p>
      <text:p text:style-name="P63">c) 3.</text:p>
      <text:p text:style-name="P63"><text:soft-page-break/>d) 4.</text:p>
      <text:p text:style-name="P63"/>
      <text:p text:style-name="P63">¿Cuál de los siguientes conectores se utiliza para la conexión de tarjetas de expansión, como tarjetas de video, en una placa base?</text:p>
      <text:p text:style-name="P63">a) SATA.</text:p>
      <text:p text:style-name="P63">b) IDE.</text:p>
      <text:p text:style-name="P78">c) PCI Express (PCIe).</text:p>
      <text:p text:style-name="P63">d) Floppy.</text:p>
      <text:p text:style-name="P63"/>
      <text:p text:style-name="P63"/>
      <text:p text:style-name="P16"><text:span text:style-name="T16">I</text:span><text:span text:style-name="T15">nstrucciones</text:span>: </text:p>
      <text:p text:style-name="P15">Marque con <text:span text:style-name="T10">el </text:span><text:span text:style-name="T12">color amarillo</text:span><text:span text:style-name="T11"> </text:span>la opción que considere correcta. Solo una respuesta es correcta por pregunta. <text:span text:style-name="T10">Integra la fuente (URL de dónde averiguaste la respuesta) de la respuesta para que tus compañeros puedan cotejar </text:span></text:p>
      <text:p text:style-name="P90">¿Cuál es la nomenclatura utilizada para los procesadores AMD Ryzen de segunda generación?</text:p>
      <text:p text:style-name="P90">a) Ryzen 1000.</text:p>
      <text:p text:style-name="P79">b) Ryzen 2000.</text:p>
      <text:p text:style-name="P90">c) Ryzen 3000.</text:p>
      <text:p text:style-name="P90">d) Ryzen 4000.</text:p>
      <text:p text:style-name="P90"><text:a xlink:type="simple" xlink:href="https://www.profesionalreview.com/2023/01/09/nomenclatura-amd-ryzen-7000/" text:style-name="Internet_20_link" text:visited-style-name="Visited_20_Internet_20_Link">https://www.profesionalreview.com/2023/01/09/nomenclatura-amd-ryzen-7000/</text:a></text:p>
      <text:p text:style-name="P90"/>
      <text:p text:style-name="P90">¿Cuál es el nombre de la arquitectura de procesadores AMD que sucedió a la arquitectura Bulldozer?</text:p>
      <text:p text:style-name="P90">a) Ryzen.</text:p>
      <text:p text:style-name="P90">b) Piledriver.</text:p>
      <text:p text:style-name="P79">c) Zen.</text:p>
      <text:p text:style-name="P90">d) Excavator.</text:p>
      <text:p text:style-name="P90"><text:a xlink:type="simple" xlink:href="https://es.wikipedia.org/wiki/Ryzen" text:style-name="Internet_20_link" text:visited-style-name="Visited_20_Internet_20_Link">https://es.wikipedia.org/wiki/Ryzen</text:a></text:p>
      <text:p text:style-name="P90"/>
      <text:p text:style-name="P90">¿Cuál de las siguientes opciones describe mejor la nomenclatura de los procesadores AMD Ryzen con gráficos integrados?</text:p>
      <text:p text:style-name="P90">a) Ryzen X.</text:p>
      <text:p text:style-name="P79">b) Ryzen G.</text:p>
      <text:p text:style-name="P90">c) Ryzen Pro.</text:p>
      <text:p text:style-name="P90">d) Ryzen XT.</text:p>
      <text:p text:style-name="P90"><text:a xlink:type="simple" xlink:href="https://es.wikipedia.org/wiki/Ryzen" text:style-name="Internet_20_link" text:visited-style-name="Visited_20_Internet_20_Link">https://es.wikipedia.org/wiki/Ryzen</text:a></text:p>
      <text:p text:style-name="P90"/>
      <text:p text:style-name="P90">¿Cuál de las siguientes características se asocia comúnmente con los procesadores AMD Ryzen de la serie "X"?</text:p>
      <text:p text:style-name="P90">a) Mayor cantidad de núcleos.</text:p>
      <text:p text:style-name="P79">b) Mayor frecuencia de reloj y capacidad de overclocking.</text:p>
      <text:p text:style-name="P90">c) Tecnología de bajo consumo de energía.</text:p>
      <text:p text:style-name="P90">d) Orientados a dispositivos móviles y portátiles.</text:p>
      <text:p text:style-name="P90"><text:a xlink:type="simple" xlink:href="https://www.muycomputer.com/2017/02/10/x-amd-ryzen/" text:style-name="Internet_20_link" text:visited-style-name="Visited_20_Internet_20_Link">https://www.muycomputer.com/2017/02/10/x-amd-ryzen/</text:a></text:p>
      <text:p text:style-name="P90"/>
      <text:p text:style-name="P90">¿Cuál es la función principal de una fuente de alimentación ATX en un sistema de computadora?</text:p>
      <text:p text:style-name="P90">a) Gestionar la comunicación entre la CPU y los periféricos.</text:p>
      <text:p text:style-name="P79">b) Suministrar energía eléctrica estable a todos los componentes del sistema.</text:p>
      <text:p text:style-name="P90">c) Controlar las operaciones de entrada/salida (I/O).</text:p>
      <text:p text:style-name="P90">d) Proporcionar refrigeración activa a la CPU.</text:p>
      <text:p text:style-name="P90"/>
      <text:p text:style-name="P90">¿Cuántos voltajes principales suministra una fuente de alimentación ATX estándar?</text:p>
      <text:p text:style-name="P90">a) 1.</text:p>
      <text:p text:style-name="P79">b) 3.</text:p>
      <text:p text:style-name="P90"><text:soft-page-break/>c) 5.</text:p>
      <text:p text:style-name="P90">d) 7.</text:p>
      <text:p text:style-name="P90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90"/>
      <text:p text:style-name="P90">¿Cuál es el voltaje estándar suministrado por el riel de +12V en una fuente de alimentación ATX?</text:p>
      <text:p text:style-name="P90">a) 3V.</text:p>
      <text:p text:style-name="P90">b) 5V.</text:p>
      <text:p text:style-name="P90">c) 9V.</text:p>
      <text:p text:style-name="P79">d) 12V.</text:p>
      <text:p text:style-name="P91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91"/>
      <text:p text:style-name="P90">¿Cuál es la función del conector de alimentación de la CPU en una fuente de alimentación ATX?</text:p>
      <text:p text:style-name="P90">a) Suministrar energía a la tarjeta madre.</text:p>
      <text:p text:style-name="P90">b) Proporcionar energía a la tarjeta de video.</text:p>
      <text:p text:style-name="P79">c) Alimentar directamente la CPU.</text:p>
      <text:p text:style-name="P90">d) Gestionar la conexión a dispositivos de almacenamiento.</text:p>
      <text:p text:style-name="P90"/>
      <text:p text:style-name="P90">¿Cuál es la utilidad de los cables modulares en una fuente de alimentación ATX?</text:p>
      <text:p text:style-name="P90">a) Proporcionar refrigeración adicional al sistema.</text:p>
      <text:p text:style-name="P79">b) Facilitar la gestión del cableado y permitir una apariencia más limpia.</text:p>
      <text:p text:style-name="P90">c) Mejorar la eficiencia de la fuente de alimentación.</text:p>
      <text:p text:style-name="P90">d) Conectar periféricos externos al sistema.</text:p>
      <text:p text:style-name="P90"/>
      <text:p text:style-name="P90">¿Cuántos pines tiene típicamente el conector principal de alimentación de la tarjeta madre en una fuente de alimentación ATX?</text:p>
      <text:p text:style-name="P90">a) 16.</text:p>
      <text:p text:style-name="P90">b) 20.</text:p>
      <text:p text:style-name="P79">c) 24.</text:p>
      <text:p text:style-name="P90">d) 30.</text:p>
      <text:p text:style-name="P90"/>
      <text:p text:style-name="P90">¿Cuál es la función de los rieles de voltaje en una fuente de alimentación ATX?</text:p>
      <text:p text:style-name="P90">a) Gestionar la potencia total suministrada por la fuente.</text:p>
      <text:p text:style-name="P90">b) Controlar la velocidad del ventilador de la fuente de alimentación.</text:p>
      <text:p text:style-name="P79">c) Proporcionar voltajes específicos a diferentes componentes del sistema.</text:p>
      <text:p text:style-name="P90">d) Regular la eficiencia energética de la fuente.</text:p>
      <text:p text:style-name="P90"><text:a xlink:type="simple" xlink:href="https://hardzone.es/tutoriales/mantenimiento/voltajes-componentes-pc-fuente-alimentacion/" text:style-name="Internet_20_link" text:visited-style-name="Visited_20_Internet_20_Link">https://hardzone.es/tutoriales/mantenimiento/voltajes-componentes-pc-fuente-alimentacion/</text:a></text:p>
      <text:p text:style-name="P90"/>
      <text:p text:style-name="P90">¿Cuál de los siguientes colores es comúnmente asociado con el riel de +5V en los cables de una fuente de alimentación ATX?</text:p>
      <text:p text:style-name="P79">a) Rojo.</text:p>
      <text:p text:style-name="P90">b) Amarillo.</text:p>
      <text:p text:style-name="P90">c) Azul.</text:p>
      <text:p text:style-name="P90">d) Verde.</text:p>
      <text:p text:style-name="P90"><text:a xlink:type="simple" xlink:href="https://hardzone.es/tutoriales/componentes/conectores-fuente-alimentacion/" text:style-name="Internet_20_link" text:visited-style-name="Visited_20_Internet_20_Link">https://hardzone.es/tutoriales/componentes/conectores-fuente-alimentacion/</text:a></text:p>
      <text:p text:style-name="P90"><text:soft-page-break/></text:p>
      <text:p text:style-name="P90">¿Cuál es el propósito de la certificación de eficiencia energética en una fuente de alimentación ATX?</text:p>
      <text:p text:style-name="P90">a) Determinar la cantidad máxima de energía que puede suministrar.</text:p>
      <text:p text:style-name="P90">b) Indicar la calidad de los materiales utilizados en la fuente.</text:p>
      <text:p text:style-name="P79">c) Evaluar qué tan bien convierte la energía de la red eléctrica en energía utilizable.</text:p>
      <text:p text:style-name="P90">d) Controlar la velocidad del ventilador de la fuente de alimentación.</text:p>
      <text:p text:style-name="P90"><text:a xlink:type="simple" xlink:href="https://www.geeknetic.es/Guia/2176/80-PLUS-La-eficiencia-de-las-fuentes-de-alimentacion-a-prueba.html" text:style-name="Internet_20_link" text:visited-style-name="Visited_20_Internet_20_Link">https://www.geeknetic.es/Guia/2176/80-PLUS-La-eficiencia-de-las-fuentes-de-alimentacion-a-prueba.html</text:a></text:p>
      <text:p text:style-name="P90"/>
      <text:p text:style-name="P90">¿Cuál es la función del ventilador en una fuente de alimentación ATX?</text:p>
      <text:p text:style-name="P90">a) Enfriar la CPU.</text:p>
      <text:p text:style-name="P90">b) Regular la temperatura del sistema.</text:p>
      <text:p text:style-name="P90">c) Evitar cortocircuitos en la tarjeta madre.</text:p>
      <text:p text:style-name="P79">d) Mantener la fuente de alimentación a una temperatura segura.</text:p>
      <text:p text:style-name="P90"/>
      <text:p text:style-name="P90">¿Qué significa la sigla "ATX" en el contexto de las fuentes de alimentación?</text:p>
      <text:p text:style-name="P79">a) Advanced Technology eXtended.</text:p>
      <text:p text:style-name="P90">b) Automatic Thermal eXchange.</text:p>
      <text:p text:style-name="P90">c) All-in-One eXperience.</text:p>
      <text:p text:style-name="P90">d) Advanced Thermal eXhaust.</text:p>
      <text:p text:style-name="P90"><text:a xlink:type="simple" xlink:href="https://es.wikipedia.org/wiki/ATX" text:style-name="Internet_20_link" text:visited-style-name="Visited_20_Internet_20_Link">https://es.wikipedia.org/wiki/ATX</text:a></text:p>
      <text:p text:style-name="P90"/>
      <text:p text:style-name="P90">¿Cuál es la función del riel de +3.3V en una fuente de alimentación ATX?</text:p>
      <text:p text:style-name="P90">a) Suministrar energía a la CPU.</text:p>
      <text:p text:style-name="P79">b) Proporcionar voltaje a la memoria RAM y otros componentes.</text:p>
      <text:p text:style-name="P90">c) Alimentar la tarjeta de video.</text:p>
      <text:p text:style-name="P90">d) Controlar la velocidad del ventilador.</text:p>
      <text:p text:style-name="P90"><text:a xlink:type="simple" xlink:href="https://hardzone.es/tutoriales/mantenimiento/voltajes-componentes-pc-fuente-alimentacion/" text:style-name="Internet_20_link" text:visited-style-name="Visited_20_Internet_20_Link">https://hardzone.es/tutoriales/mantenimiento/voltajes-componentes-pc-fuente-alimentacion/</text:a></text:p>
      <text:p text:style-name="P90"/>
      <text:p text:style-name="P90">¿Cuál de las siguientes afirmaciones es verdadera sobre la eficiencia energética de una fuente de alimentación certificada?</text:p>
      <text:p text:style-name="P90">a) Cuanto mayor sea la eficiencia, más energía se pierde en forma de calor.</text:p>
      <text:p text:style-name="P90">b) La certificación de eficiencia no afecta la cantidad de energía que la fuente de alimentación puede suministrar.</text:p>
      <text:p text:style-name="P79">c) Una fuente de alimentación con mayor eficiencia convierte más eficazmente la energía de la red eléctrica en energía utilizable.</text:p>
      <text:p text:style-name="P90">d) Las fuentes de alimentación no pueden ser certificadas en eficiencia.</text:p>
      <text:p text:style-name="P90"><text:a xlink:type="simple" xlink:href="https://www.profesionalreview.com/2017/11/06/certificacion-80-plus-que-es-como-funciona/" text:style-name="Internet_20_link" text:visited-style-name="Visited_20_Internet_20_Link">https://www.profesionalreview.com/2017/11/06/certificacion-80-plus-que-es-como-funciona/</text:a></text:p>
      <text:p text:style-name="P90"/>
      <text:p text:style-name="P90">¿Cuál de los siguientes colores es comúnmente asociado con el riel de +12V en los cables de una fuente de alimentación ATX?</text:p>
      <text:p text:style-name="P90">a) Rojo.</text:p>
      <text:p text:style-name="P79">b) Amarillo.</text:p>
      <text:p text:style-name="P90"><text:soft-page-break/>c) Azul.</text:p>
      <text:p text:style-name="P90">d) Verde.</text:p>
      <text:p text:style-name="P90"><text:a xlink:type="simple" xlink:href="https://www.geeknetic.es/Guia/2251/Conectores-ATX-de-Fuentes-de-Alimentacion-Todos-los-tipos-y-versiones.html" text:style-name="Internet_20_link" text:visited-style-name="Visited_20_Internet_20_Link">https://www.geeknetic.es/Guia/2251/Conectores-ATX-de-Fuentes-de-Alimentacion-Todos-los-tipos-y-versiones.html</text:a></text:p>
      <text:p text:style-name="P90"/>
      <text:p text:style-name="P90">¿Cuál es el propósito de los conectores SATA en una fuente de alimentación ATX?</text:p>
      <text:p text:style-name="P90">a) Alimentar la CPU.</text:p>
      <text:p text:style-name="P79">b) Conectar dispositivos de almacenamiento como discos duros y unidades SSD.</text:p>
      <text:p text:style-name="P90">c) Suministrar energía a la tarjeta madre.</text:p>
      <text:p text:style-name="P90">d) Proporcionar voltaje a la tarjeta de video.</text:p>
      <text:p text:style-name="P90"/>
      <text:p text:style-name="P90">¿Qué significa la sigla "ATX" en el contexto de las fuentes de alimentación?</text:p>
      <text:p text:style-name="P79">a) Advanced Technology eXtended.</text:p>
      <text:p text:style-name="P90">b) Automatic Thermal eXchange.</text:p>
      <text:p text:style-name="P90">c) All-in-One eXperience.</text:p>
      <text:p text:style-name="P90">d) Advanced Thermal eXhaust.</text:p>
      <text:p text:style-name="P90"/>
      <text:p text:style-name="P90">¿Cuál es la función del conector EPS (ATX12V) en una fuente de alimentación ATX?</text:p>
      <text:p text:style-name="P90">a) Alimentar la tarjeta madre.</text:p>
      <text:p text:style-name="P90">b) Proporcionar energía a la unidad de procesamiento gráfico (GPU).</text:p>
      <text:p text:style-name="P90">c) Suministrar voltaje a la unidad de disco óptico.</text:p>
      <text:p text:style-name="P79">d) Alimentar la CPU, especialmente en sistemas de alto rendimiento.</text:p>
      <text:p text:style-name="P90"><text:a xlink:type="simple" xlink:href="https://hardzone.es/tutoriales/componentes/conectores-fuente-atx-eps-placa-base/" text:style-name="Internet_20_link" text:visited-style-name="Visited_20_Internet_20_Link">https://hardzone.es/tutoriales/componentes/conectores-fuente-atx-eps-placa-base/</text:a></text:p>
      <text:p text:style-name="P90"/>
      <text:p text:style-name="P90">¿Cuántos pines tiene típicamente el conector principal de alimentación de la tarjeta madre en una fuente de alimentación ATX?</text:p>
      <text:p text:style-name="P90">a) 16.</text:p>
      <text:p text:style-name="P90">b) 20.</text:p>
      <text:p text:style-name="P79">c) 24.</text:p>
      <text:p text:style-name="P90">d) 30.</text:p>
      <text:p text:style-name="P90"><text:a xlink:type="simple" xlink:href="https://hardzone.es/tutoriales/componentes/conectores-fuente-atx-eps-placa-base/" text:style-name="Internet_20_link" text:visited-style-name="Visited_20_Internet_20_Link">https://hardzone.es/tutoriales/componentes/conectores-fuente-atx-eps-placa-base/</text:a></text:p>
      <text:p text:style-name="P90"/>
      <text:p text:style-name="P90">¿Cuál es la función de los rieles de voltaje en una fuente de alimentación ATX?</text:p>
      <text:p text:style-name="P90">a) Gestionar la potencia total suministrada por la fuente.</text:p>
      <text:p text:style-name="P90">b) Controlar la velocidad del ventilador de la fuente de alimentación.</text:p>
      <text:p text:style-name="P79">c) Proporcionar voltajes específicos a diferentes componentes del sistema.</text:p>
      <text:p text:style-name="P90">d) Regular la eficiencia energética de la fuente.</text:p>
      <text:p text:style-name="P90"><text:a xlink:type="simple" xlink:href="https://hardzone.es/tutoriales/componentes/conectores-fuente-atx-eps-placa-base/" text:style-name="Internet_20_link" text:visited-style-name="Visited_20_Internet_20_Link">https://hardzone.es/tutoriales/componentes/conectores-fuente-atx-eps-placa-base/</text:a></text:p>
      <text:p text:style-name="P90"/>
      <text:p text:style-name="P9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erif CJK SC" svg:font-family="'Noto Serif CJK SC'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/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List_20_Paragraph" style:display-name="List Paragraph" style:family="paragraph" style:parent-style-name="Normal">
      <style:paragraph-properties fo:margin-left="1.27cm" fo:margin-top="0cm" fo:margin-bottom="0cm" style:contextual-spacing="true"/>
    </style:style>
    <style:style style:name="No_20_Spacing" style:display-name="No Spacing" style:family="paragraph">
      <style:paragraph-properties fo:margin-top="0cm" fo:margin-bottom="0cm" style:contextual-spacing="false" fo:line-height="100%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Subtitle" style:family="paragraph" style:parent-style-name="Normal" style:class="chapter">
      <style:paragraph-properties fo:margin-top="0.353cm" fo:margin-bottom="0.353cm" style:contextual-spacing="false"/>
      <style:text-properties fo:font-size="12pt"/>
    </style:style>
    <style:style style:name="Quote" style:family="paragraph" style:parent-style-name="Normal">
      <style:paragraph-properties fo:margin-left="1.27cm" fo:margin-right="1.27cm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margin-top="0cm" fo:margin-bottom="0cm" style:contextual-spacing="true" fo:background-color="#f2f2f2" fo:padding="0cm" fo:border="0.51pt solid #ffffff"/>
      <style:text-properties fo:font-style="italic"/>
    </style:style>
    <style:style style:name="footnote_20_text" style:display-name="footnote text" style:family="paragraph" style:parent-style-name="Normal">
      <style:paragraph-properties fo:margin-top="0cm" fo:margin-bottom="0.071cm" style:contextual-spacing="false" fo:line-height="100%"/>
      <style:text-properties fo:font-size="9pt"/>
    </style:style>
    <style:style style:name="endnote_20_text" style:display-name="endnote text" style:family="paragraph" style:parent-style-name="Normal">
      <style:paragraph-properties fo:margin-top="0cm" fo:margin-bottom="0cm" style:contextual-spacing="false" fo:line-height="100%"/>
      <style:text-properties fo:font-size="10pt"/>
    </style:style>
    <style:style style:name="toc_20_1" style:display-name="toc 1" style:family="paragraph" style:parent-style-name="Normal">
      <style:paragraph-properties fo:margin-left="0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Heading" style:display-name="TOC Heading" style:family="paragraph"/>
    <style:style style:name="table_20_of_20_figures" style:display-name="table of figures" style:family="paragraph" style:parent-style-name="Normal">
      <style:paragraph-properties fo:margin-top="0cm" fo:margin-bottom="0cm" style:contextual-spacing="false"/>
    </style:style>
    <style:style style:name="DStyle_5f_paragraph" style:display-name="DStyle_paragraph" style:family="paragraph">
      <style:text-properties fo:color="#000000" loext:opacity="100%" style:font-name="Liberation Serif" fo:font-family="'Liberation Serif'" fo:font-size="12pt" fo:language="es" fo:country="ES" style:font-name-asian="Noto Serif CJK SC" style:font-family-asian="'Noto Serif CJK SC'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Heading_20_1_20_Char" style:display-name="Heading 1 Char" style:family="tex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>
      <style:text-properties fo:font-size="24pt"/>
    </style:style>
    <style:style style:name="Subtitle_20_Char" style:display-name="Subtitle Char" style:family="tex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/>
    </style:style>
    <style:style style:name="footnote_20_reference" style:display-name="footnote reference" style:family="text">
      <style:text-properties style:text-position="super 58%"/>
    </style:style>
    <style:style style:name="Endnote_20_Text_20_Char" style:display-name="Endnote Text Char" style:family="text">
      <style:text-properties fo:font-size="10pt"/>
    </style:style>
    <style:style style:name="endnote_20_reference" style:display-name="endnote reference" style:family="text">
      <style:text-properties style:text-position="super 58%"/>
    </style:style>
    <style:style style:name="Default_20_Paragraph_20_Font" style:display-name="Default Paragraph Font" style:family="text"/>
    <style:style style:name="T1" style:family="text"/>
    <style:style style:name="T2" style:family="text"/>
    <style:style style:name="T3" style:family="text"/>
    <style:style style:name="T4" style:family="text"/>
    <style:style style:name="T5" style:family="text"/>
    <style:style style:name="T6" style:family="text"/>
    <style:style style:name="T7" style:family="text"/>
    <style:style style:name="T8" style:family="text"/>
    <style:style style:name="T9" style:family="text"/>
    <style:style style:name="DStyle_5f_text" style:display-name="DStyle_text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fo:background-color="transparent" draw:fill="none"/>
    </style:style>
    <style:style style:name="Graphics" style:family="graphic">
      <style:graphic-properties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T1" loext:num-list-format="%1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2" text:style-name="T2" loext:num-list-format="%2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T3" loext:num-list-format="%3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T4" loext:num-list-format="%4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T5" loext:num-list-format="%5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T6" loext:num-list-format="%6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T7" loext:num-list-format="%7%" text:bullet-char="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T8" loext:num-list-format="%8%" text:bullet-char="o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T9" loext:num-list-format="%9%" text:bullet-char="§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style style:name="MP2" style:family="paragraph" style:parent-style-name="Footer">
      <style:paragraph-properties fo:text-align="start" style:justify-single-word="false">
        <style:tab-stops>
          <style:tab-stop style:position="8.498cm" style:type="center"/>
          <style:tab-stop style:position="17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0cm"/>
      </style:header-style>
      <style:footer-style>
        <style:header-footer-properties fo:min-height="2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2" draw:style-name="Mdp1">
      <style:header>
        <text:p text:style-name="Header">Mantenimiento y reparación de ordenadores -UFO - 861</text:p>
        <text:p text:style-name="Header"/>
      </style:header>
      <style:header-left>
        <text:p text:style-name="Header">Mantenimiento y reparación de ordenadores -UFO - 861</text:p>
        <text:p text:style-name="Header"/>
      </style:header-left>
      <style:footer>
        <text:p text:style-name="MP1"><text:bookmark-start text:name="PageNumWizard_FOOTER_Estilo de página predeterminado3"/><text:page-number text:select-page="current">77</text:page-number><text:s/>/ <text:page-count>79</text:page-count><text:bookmark-end text:name="PageNumWizard_FOOTER_Estilo de página predeterminado3"/></text:p>
      </style:footer>
      <style:footer-left>
        <text:p text:style-name="MP2"><text:bookmark-start text:name="PageNumWizard_FOOTER_Estilo de página predeterminado2"/><text:page-number text:select-page="current">76</text:page-number><text:s/>/ <text:page-count>79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2T16:51:45.388187515</meta:creation-date>
    <meta:editing-duration>PT1H50M35S</meta:editing-duration>
    <meta:editing-cycles>7</meta:editing-cycles>
    <meta:generator>LibreOffice/7.6.2.1$Linux_X86_64 LibreOffice_project/56f7684011345957bbf33a7ee678afaf4d2ba333</meta:generator>
    <dc:date>2024-01-12T18:42:11.409992023</dc:date>
    <meta:document-statistic meta:table-count="0" meta:image-count="0" meta:object-count="0" meta:page-count="79" meta:paragraph-count="2226" meta:word-count="15215" meta:character-count="112366" meta:non-whitespace-character-count="99192"/>
  </office:meta>
</office:document-meta>
</file>